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pitch="variable" style:font-charset="x-symbol"/>
    <style:font-face style:name="Tahoma2" svg:font-family="Tahoma"/>
    <style:font-face style:name="assyrian dictionary" svg:font-family="'assyrian dictionary', Geneva" style:font-family-generic="roman"/>
    <style:font-face style:name="AssyrianDictionary" svg:font-family="AssyrianDictionary" style:font-pitch="variable"/>
    <style:font-face style:name="Courier CE" svg:font-family="'Courier CE'" style:font-pitch="variable"/>
    <style:font-face style:name="Courier New" svg:font-family="'Courier New'" style:font-pitch="variable"/>
    <style:font-face style:name="Georgia" svg:font-family="Georgia"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paragraph-properties fo:line-height="150%">
        <style:tab-stops>
          <style:tab-stop style:position="0.3335in"/>
        </style:tab-stops>
      </style:paragraph-properties>
    </style:style>
    <style:style style:name="P3" style:family="paragraph" style:parent-style-name="Standard">
      <style:paragraph-properties fo:orphans="0" fo:widows="0" style:text-autospace="none"/>
    </style:style>
    <style:style style:name="P4" style:family="paragraph" style:parent-style-name="Standard">
      <style:paragraph-properties fo:line-height="150%"/>
      <style:text-properties style:font-name="AssyrianDictionary"/>
    </style:style>
    <style:style style:name="P5" style:family="paragraph" style:parent-style-name="Standard">
      <style:paragraph-properties fo:line-height="150%">
        <style:tab-stops>
          <style:tab-stop style:position="0.3335in"/>
        </style:tab-stops>
      </style:paragraph-properties>
      <style:text-properties style:font-name="AssyrianDictionary"/>
    </style:style>
    <style:style style:name="P6" style:family="paragraph" style:parent-style-name="Standard">
      <style:paragraph-properties fo:line-height="150%"/>
      <style:text-properties style:font-name="AssyrianDictionary" fo:font-weight="bold" style:font-weight-asian="bold"/>
    </style:style>
    <style:style style:name="P7" style:family="paragraph" style:parent-style-name="Standard">
      <style:paragraph-properties fo:line-height="150%"/>
      <style:text-properties style:font-name="AssyrianDictionary" fo:letter-spacing="0.0138in" style:font-name-complex="Courier New"/>
    </style:style>
    <style:style style:name="P8" style:family="paragraph" style:parent-style-name="Standard">
      <style:paragraph-properties fo:margin-left="0in" fo:margin-right="0in" fo:line-height="150%" fo:text-indent="0.25in" style:auto-text-indent="false"/>
    </style:style>
    <style:style style:name="P9" style:family="paragraph" style:parent-style-name="Standard">
      <style:paragraph-properties fo:margin-left="0in" fo:margin-right="0in" fo:line-height="150%" fo:text-indent="0.25in" style:auto-text-indent="false"/>
      <style:text-properties style:font-name="AssyrianDictionary"/>
    </style:style>
    <style:style style:name="P10" style:family="paragraph" style:parent-style-name="Standard">
      <style:paragraph-properties fo:margin-left="0.3752in" fo:margin-right="0in" fo:line-height="150%" fo:text-indent="0in" style:auto-text-indent="false"/>
    </style:style>
    <style:style style:name="P11" style:family="paragraph" style:parent-style-name="Standard">
      <style:paragraph-properties fo:margin-left="0.3752in" fo:margin-right="0in" fo:line-height="150%" fo:text-indent="0in" style:auto-text-indent="false"/>
      <style:text-properties style:font-name="AssyrianDictionary"/>
    </style:style>
    <style:style style:name="P12" style:family="paragraph" style:parent-style-name="Standard">
      <style:paragraph-properties fo:margin-left="0.5in" fo:margin-right="0in" fo:line-height="150%" fo:text-indent="0in" style:auto-text-indent="false"/>
    </style:style>
    <style:style style:name="P13" style:family="paragraph" style:parent-style-name="Standard">
      <style:paragraph-properties fo:margin-left="0.5in" fo:margin-right="0in" fo:line-height="150%" fo:text-indent="0in" style:auto-text-indent="false"/>
      <style:text-properties style:font-name="AssyrianDictionary" style:font-name-complex="Courier New" style:font-size-complex="11pt"/>
    </style:style>
    <style:style style:name="P14" style:family="paragraph" style:parent-style-name="Standard">
      <style:paragraph-properties fo:margin-left="0.5in" fo:margin-right="0in" fo:line-height="150%" fo:text-indent="0in" style:auto-text-indent="false"/>
      <style:text-properties style:font-name="AssyrianDictionary" fo:letter-spacing="0.0138in" style:font-name-complex="Courier New" style:font-size-complex="11pt"/>
    </style:style>
    <style:style style:name="P15" style:family="paragraph" style:parent-style-name="Standard">
      <style:paragraph-properties fo:margin-left="0.5in" fo:margin-right="0in" fo:line-height="150%" fo:text-indent="0in" style:auto-text-indent="false"/>
      <style:text-properties style:font-name="AssyrianDictionary"/>
    </style:style>
    <style:style style:name="P16" style:family="paragraph" style:parent-style-name="Plain_20_Text">
      <style:paragraph-properties fo:line-height="150%"/>
    </style:style>
    <style:style style:name="P17" style:family="paragraph" style:parent-style-name="Plain_20_Text">
      <style:paragraph-properties fo:line-height="150%">
        <style:tab-stops>
          <style:tab-stop style:position="0.5in"/>
        </style:tab-stops>
      </style:paragraph-properties>
    </style:style>
    <style:style style:name="P18" style:family="paragraph" style:parent-style-name="Plain_20_Text">
      <style:paragraph-properties fo:line-height="150%">
        <style:tab-stops>
          <style:tab-stop style:position="6.5in" style:type="right"/>
        </style:tab-stops>
      </style:paragraph-properties>
    </style:style>
    <style:style style:name="P19" style:family="paragraph" style:parent-style-name="Plain_20_Text">
      <style:paragraph-properties fo:line-height="150%"/>
      <style:text-properties fo:font-size="12pt" fo:language="pl" fo:country="PL" style:font-size-asian="12pt"/>
    </style:style>
    <style:style style:name="P20" style:family="paragraph" style:parent-style-name="Plain_20_Text">
      <style:paragraph-properties fo:line-height="150%"/>
      <style:text-properties fo:font-size="12pt" fo:language="pl" fo:country="PL" style:font-size-asian="12pt" style:font-name-complex="Courier New"/>
    </style:style>
    <style:style style:name="P21" style:family="paragraph" style:parent-style-name="Plain_20_Text">
      <style:paragraph-properties fo:line-height="150%"/>
      <style:text-properties fo:font-size="12pt" style:font-size-asian="12pt"/>
    </style:style>
    <style:style style:name="P22" style:family="paragraph" style:parent-style-name="Plain_20_Text">
      <style:paragraph-properties fo:line-height="150%"/>
      <style:text-properties fo:font-size="12pt" style:font-size-asian="12pt" style:font-name-complex="Courier New"/>
    </style:style>
    <style:style style:name="P23" style:family="paragraph" style:parent-style-name="Plain_20_Text">
      <style:paragraph-properties fo:line-height="150%"/>
      <style:text-properties style:font-name="AssyrianDictionary" fo:font-size="12pt" fo:font-weight="bold" style:font-size-asian="12pt" style:font-weight-asian="bold"/>
    </style:style>
    <style:style style:name="P24" style:family="paragraph" style:parent-style-name="Plain_20_Text">
      <style:paragraph-properties fo:line-height="150%"/>
      <style:text-properties style:font-name="AssyrianDictionary" fo:font-size="12pt" fo:language="pl" fo:country="PL" fo:font-weight="bold" style:font-size-asian="12pt" style:font-weight-asian="bold"/>
    </style:style>
    <style:style style:name="P25" style:family="paragraph" style:parent-style-name="Plain_20_Text">
      <style:paragraph-properties fo:line-height="150%"/>
      <style:text-properties style:font-name="AssyrianDictionary" fo:font-size="12pt" fo:language="pl" fo:country="PL" style:font-size-asian="12pt"/>
    </style:style>
    <style:style style:name="P26" style:family="paragraph" style:parent-style-name="Plain_20_Text">
      <style:paragraph-properties fo:line-height="150%">
        <style:tab-stops>
          <style:tab-stop style:position="6.5in" style:type="right"/>
        </style:tab-stops>
      </style:paragraph-properties>
      <style:text-properties style:font-name="AssyrianDictionary" fo:font-size="12pt" fo:language="pl" fo:country="PL" style:font-size-asian="12pt"/>
    </style:style>
    <style:style style:name="P27" style:family="paragraph" style:parent-style-name="Plain_20_Text">
      <style:paragraph-properties fo:line-height="150%"/>
      <style:text-properties style:font-name="AssyrianDictionary" fo:font-size="12pt" style:font-size-asian="12pt"/>
    </style:style>
    <style:style style:name="P28" style:family="paragraph" style:parent-style-name="Plain_20_Text">
      <style:paragraph-properties fo:line-height="150%">
        <style:tab-stops>
          <style:tab-stop style:position="6.5in" style:type="right"/>
        </style:tab-stops>
      </style:paragraph-properties>
      <style:text-properties style:font-name="AssyrianDictionary" fo:font-size="12pt" style:font-size-asian="12pt"/>
    </style:style>
    <style:style style:name="P29" style:family="paragraph" style:parent-style-name="Plain_20_Text">
      <style:paragraph-properties fo:line-height="150%"/>
      <style:text-properties style:font-name="AssyrianDictionary" fo:font-size="12pt" style:font-size-asian="12pt" style:font-name-complex="Courier New"/>
    </style:style>
    <style:style style:name="P30" style:family="paragraph" style:parent-style-name="Plain_20_Text">
      <style:paragraph-properties fo:line-height="150%"/>
      <style:text-properties style:font-name="AssyrianDictionary" fo:font-size="12pt" fo:letter-spacing="0.0138in" style:font-size-asian="12pt"/>
    </style:style>
    <style:style style:name="P31" style:family="paragraph" style:parent-style-name="Plain_20_Text">
      <style:paragraph-properties fo:line-height="150%"/>
      <style:text-properties style:font-name="AssyrianDictionary" fo:font-size="12pt" fo:letter-spacing="0.0138in" style:font-size-asian="12pt" style:font-name-complex="Courier New"/>
    </style:style>
    <style:style style:name="P32" style:family="paragraph" style:parent-style-name="Plain_20_Text">
      <style:paragraph-properties fo:line-height="150%"/>
      <style:text-properties style:font-name="AssyrianDictionary" fo:font-size="12pt" fo:letter-spacing="0.0138in" fo:language="pl" fo:country="PL" style:font-size-asian="12pt"/>
    </style:style>
    <style:style style:name="P33" style:family="paragraph" style:parent-style-name="Plain_20_Text">
      <style:paragraph-properties fo:line-height="150%"/>
      <style:text-properties style:font-name="AssyrianDictionary" fo:font-size="12pt" fo:letter-spacing="0.0138in" fo:language="pl" fo:country="PL" style:font-size-asian="12pt" style:font-name-complex="Courier New"/>
    </style:style>
    <style:style style:name="P34" style:family="paragraph" style:parent-style-name="Plain_20_Text">
      <style:paragraph-properties fo:line-height="150%"/>
      <style:text-properties fo:language="pl" fo:country="PL"/>
    </style:style>
    <style:style style:name="P35" style:family="paragraph" style:parent-style-name="Plain_20_Text">
      <style:paragraph-properties fo:line-height="150%"/>
      <style:text-properties fo:font-variant="small-caps" style:font-name="AssyrianDictionary" fo:font-size="12pt" fo:font-weight="bold" style:font-size-asian="12pt" style:font-weight-asian="bold"/>
    </style:style>
    <style:style style:name="P36" style:family="paragraph" style:parent-style-name="Plain_20_Text">
      <style:paragraph-properties fo:line-height="150%"/>
      <style:text-properties fo:font-variant="small-caps" style:font-name="AssyrianDictionary" fo:font-size="12pt" fo:language="pl" fo:country="PL" style:font-size-asian="12pt"/>
    </style:style>
    <style:style style:name="P37" style:family="paragraph" style:parent-style-name="Plain_20_Text">
      <style:paragraph-properties fo:line-height="150%"/>
      <style:text-properties style:text-position="super 58%" style:font-name="AssyrianDictionary" fo:font-size="12pt" style:font-size-asian="12pt"/>
    </style:style>
    <style:style style:name="P38" style:family="paragraph" style:parent-style-name="Plain_20_Text">
      <style:paragraph-properties fo:margin-left="0in" fo:margin-right="0in" fo:line-height="150%" fo:text-indent="0.25in" style:auto-text-indent="false"/>
    </style:style>
    <style:style style:name="P39" style:family="paragraph" style:parent-style-name="Plain_20_Text">
      <style:paragraph-properties fo:line-height="150%" fo:break-before="page"/>
    </style:style>
    <style:style style:name="P40" style:family="paragraph" style:parent-style-name="Plain_20_Text">
      <style:paragraph-properties fo:line-height="150%" fo:break-before="page"/>
      <style:text-properties fo:font-size="12pt" fo:language="pl" fo:country="PL" style:font-size-asian="12pt"/>
    </style:style>
    <style:style style:name="P41" style:family="paragraph" style:parent-style-name="Plain_20_Text">
      <style:paragraph-properties fo:line-height="150%" fo:break-before="page"/>
      <style:text-properties fo:font-size="12pt" fo:language="pl" fo:country="PL" style:font-size-asian="12pt" style:font-name-complex="Courier New"/>
    </style:style>
    <style:style style:name="P42" style:family="paragraph" style:parent-style-name="Plain_20_Text" style:master-page-name="Standard">
      <style:paragraph-properties fo:line-height="150%" fo:text-align="center" style:justify-single-word="false" style:page-number="auto"/>
    </style:style>
    <style:style style:name="P43" style:family="paragraph" style:parent-style-name="Plain_20_Text" style:master-page-name="Convert_20_1">
      <style:paragraph-properties fo:line-height="150%" style:page-number="auto" fo:break-before="page"/>
      <style:text-properties fo:font-size="12pt" fo:language="pl" fo:country="PL" style:font-size-asian="12pt"/>
    </style:style>
    <style:style style:name="P44" style:family="paragraph" style:parent-style-name="Header">
      <style:paragraph-properties fo:line-height="150%">
        <style:tab-stops/>
      </style:paragraph-properties>
      <style:text-properties style:font-name="AssyrianDictionary"/>
    </style:style>
    <style:style style:name="P45" style:family="paragraph" style:parent-style-name="Header">
      <style:paragraph-properties fo:margin-left="0in" fo:margin-right="0.25in" fo:text-indent="0in" style:auto-text-indent="false"/>
    </style:style>
    <style:style style:name="P46" style:family="paragraph" style:parent-style-name="Date">
      <style:paragraph-properties fo:line-height="150%"/>
      <style:text-properties style:font-name="AssyrianDictionary"/>
    </style:style>
    <style:style style:name="P47" style:family="paragraph" style:parent-style-name="WW-Default">
      <style:paragraph-properties fo:line-height="150%"/>
    </style:style>
    <style:style style:name="P48" style:family="paragraph" style:parent-style-name="WW-Default">
      <style:paragraph-properties fo:line-height="150%"/>
      <style:text-properties style:font-name="AssyrianDictionary"/>
    </style:style>
    <style:style style:name="P49" style:family="paragraph" style:parent-style-name="WW-Default">
      <style:paragraph-properties fo:margin-left="0.3752in" fo:margin-right="0in" fo:line-height="150%" fo:text-indent="0in" style:auto-text-indent="false"/>
      <style:text-properties style:font-name="AssyrianDictionary"/>
    </style:style>
    <style:style style:name="P50" style:family="paragraph" style:parent-style-name="WW-Default">
      <style:paragraph-properties fo:margin-left="0in" fo:margin-right="0.252in" fo:line-height="150%" fo:text-indent="0in" style:auto-text-indent="false"/>
    </style:style>
    <style:style style:name="P51" style:family="paragraph" style:parent-style-name="WW-Default">
      <style:paragraph-properties fo:margin-left="0in" fo:margin-right="0.0661in" fo:line-height="150%" fo:text-indent="0.25in" style:auto-text-indent="false"/>
    </style:style>
    <style:style style:name="P52" style:family="paragraph" style:parent-style-name="CM1">
      <style:paragraph-properties fo:margin-left="0.3752in" fo:margin-right="0in" fo:margin-top="0in" fo:margin-bottom="0in" fo:line-height="150%" fo:text-indent="0in" style:auto-text-indent="false"/>
    </style:style>
    <style:style style:name="P53" style:family="paragraph" style:parent-style-name="CM1">
      <style:paragraph-properties fo:margin-left="0.6252in" fo:margin-right="0in" fo:margin-top="0in" fo:margin-bottom="0in" fo:line-height="150%" fo:text-indent="-0.25in" style:auto-text-indent="false">
        <style:tab-stops>
          <style:tab-stop style:position="0.6252in"/>
        </style:tab-stops>
      </style:paragraph-properties>
    </style:style>
    <style:style style:name="P54" style:family="paragraph" style:parent-style-name="CM1">
      <style:paragraph-properties fo:margin-left="0.6252in" fo:margin-right="0in" fo:margin-top="0in" fo:margin-bottom="0in" fo:line-height="150%" fo:text-indent="-0.25in" style:auto-text-indent="false">
        <style:tab-stops>
          <style:tab-stop style:position="0.6252in"/>
        </style:tab-stops>
      </style:paragraph-properties>
      <style:text-properties style:font-name="AssyrianDictionary"/>
    </style:style>
    <style:style style:name="T1" style:family="text">
      <style:text-properties fo:font-size="12pt" style:font-size-asian="12pt"/>
    </style:style>
    <style:style style:name="T2" style:family="text">
      <style:text-properties fo:font-size="12pt" style:font-size-asian="12pt" style:font-name-complex="Courier New"/>
    </style:style>
    <style:style style:name="T3" style:family="text">
      <style:text-properties fo:font-size="12pt" fo:language="pl" fo:country="PL" style:font-size-asian="12pt"/>
    </style:style>
    <style:style style:name="T4" style:family="text">
      <style:text-properties fo:font-size="12pt" fo:language="pl" fo:country="PL" style:font-size-asian="12pt" style:font-name-complex="Courier New"/>
    </style:style>
    <style:style style:name="T5" style:family="text">
      <style:text-properties fo:font-size="12pt" fo:language="pl" fo:country="PL" style:font-size-asian="12pt" style:font-name-complex="Courier New" style:font-size-complex="12pt"/>
    </style:style>
    <style:style style:name="T6" style:family="text">
      <style:text-properties style:font-name="AssyrianDictionary"/>
    </style:style>
    <style:style style:name="T7" style:family="text">
      <style:text-properties style:font-name="AssyrianDictionary" fo:font-size="12pt" fo:font-weight="bold" style:font-size-asian="12pt" style:font-weight-asian="bold"/>
    </style:style>
    <style:style style:name="T8" style:family="text">
      <style:text-properties style:font-name="AssyrianDictionary" fo:font-size="12pt" fo:font-weight="bold" style:font-size-asian="12pt" style:font-weight-asian="bold" style:font-weight-complex="bold"/>
    </style:style>
    <style:style style:name="T9" style:family="text">
      <style:text-properties style:font-name="AssyrianDictionary" fo:font-size="12pt" fo:language="pl" fo:country="PL" fo:font-weight="bold" style:font-size-asian="12pt" style:font-weight-asian="bold"/>
    </style:style>
    <style:style style:name="T10" style:family="text">
      <style:text-properties style:font-name="AssyrianDictionary" fo:font-size="12pt" fo:language="pl" fo:country="PL" style:font-size-asian="12pt"/>
    </style:style>
    <style:style style:name="T11" style:family="text">
      <style:text-properties style:font-name="AssyrianDictionary" fo:font-size="12pt" fo:language="pl" fo:country="PL" style:font-size-asian="12pt" style:font-name-complex="Courier New"/>
    </style:style>
    <style:style style:name="T12" style:family="text">
      <style:text-properties style:font-name="AssyrianDictionary" fo:font-size="12pt" fo:language="pl" fo:country="PL" style:font-size-asian="12pt" style:font-name-complex="Courier New" style:font-size-complex="12pt"/>
    </style:style>
    <style:style style:name="T13" style:family="text">
      <style:text-properties style:font-name="AssyrianDictionary" fo:font-size="12pt" fo:language="pl" fo:country="PL" fo:font-style="italic" style:font-size-asian="12pt" style:font-style-asian="italic"/>
    </style:style>
    <style:style style:name="T14" style:family="text">
      <style:text-properties style:font-name="AssyrianDictionary" fo:font-size="12pt" fo:language="pl" fo:country="PL" fo:font-style="italic" style:font-size-asian="12pt" style:font-style-asian="italic" style:font-style-complex="italic"/>
    </style:style>
    <style:style style:name="T15" style:family="text">
      <style:text-properties style:font-name="AssyrianDictionary" fo:font-size="12pt" style:font-size-asian="12pt"/>
    </style:style>
    <style:style style:name="T16" style:family="text">
      <style:text-properties style:font-name="AssyrianDictionary" fo:font-size="12pt" style:font-size-asian="12pt" style:font-weight-complex="bold"/>
    </style:style>
    <style:style style:name="T17" style:family="text">
      <style:text-properties style:font-name="AssyrianDictionary" fo:font-size="12pt" style:font-size-asian="12pt" style:font-style-complex="italic"/>
    </style:style>
    <style:style style:name="T18" style:family="text">
      <style:text-properties style:font-name="AssyrianDictionary" fo:font-size="12pt" style:font-size-asian="12pt" style:font-name-complex="Arial" style:font-size-complex="11pt"/>
    </style:style>
    <style:style style:name="T19" style:family="text">
      <style:text-properties style:font-name="AssyrianDictionary" fo:font-size="12pt" style:font-size-asian="12pt" style:font-name-complex="Arial" style:font-size-complex="11pt" style:font-style-complex="italic"/>
    </style:style>
    <style:style style:name="T20" style:family="text">
      <style:text-properties style:font-name="AssyrianDictionary" fo:font-size="12pt" style:font-size-asian="12pt" style:font-name-complex="Courier New" style:font-size-complex="11pt"/>
    </style:style>
    <style:style style:name="T21" style:family="text">
      <style:text-properties style:font-name="AssyrianDictionary" fo:font-size="12pt" style:font-size-asian="12pt" style:font-size-complex="12pt"/>
    </style:style>
    <style:style style:name="T22" style:family="text">
      <style:text-properties style:font-name="AssyrianDictionary" fo:font-size="12pt" fo:font-style="italic" style:font-size-asian="12pt" style:font-style-asian="italic"/>
    </style:style>
    <style:style style:name="T23" style:family="text">
      <style:text-properties style:font-name="AssyrianDictionary" fo:font-size="12pt" fo:font-style="italic" style:font-size-asian="12pt" style:font-style-asian="italic" style:font-style-complex="italic"/>
    </style:style>
    <style:style style:name="T24" style:family="text">
      <style:text-properties style:font-name="AssyrianDictionary" fo:font-size="12pt" fo:font-style="italic" style:font-size-asian="12pt" style:font-style-asian="italic" style:font-style-complex="italic" style:font-weight-complex="bold"/>
    </style:style>
    <style:style style:name="T25" style:family="text">
      <style:text-properties style:font-name="AssyrianDictionary" fo:font-size="12pt" fo:font-style="italic" style:font-size-asian="12pt" style:font-style-asian="italic" style:font-weight-complex="bold"/>
    </style:style>
    <style:style style:name="T26" style:family="text">
      <style:text-properties style:font-name="AssyrianDictionary" fo:font-size="12pt" fo:font-style="italic" style:font-size-asian="12pt" style:font-style-asian="italic" style:font-size-complex="12pt"/>
    </style:style>
    <style:style style:name="T27" style:family="text">
      <style:text-properties style:font-name="AssyrianDictionary" fo:font-size="12pt" fo:font-style="italic" style:font-size-asian="12pt" style:font-style-asian="italic" style:font-size-complex="12pt" style:font-style-complex="italic"/>
    </style:style>
    <style:style style:name="T28" style:family="text">
      <style:text-properties style:font-name="AssyrianDictionary" fo:font-size="12pt" fo:letter-spacing="0.0138in" style:font-size-asian="12pt"/>
    </style:style>
    <style:style style:name="T29" style:family="text">
      <style:text-properties style:font-name="AssyrianDictionary" fo:font-size="12pt" fo:letter-spacing="0.0138in" style:font-size-asian="12pt" style:font-name-complex="Courier New"/>
    </style:style>
    <style:style style:name="T30" style:family="text">
      <style:text-properties style:font-name="AssyrianDictionary" fo:font-size="12pt" fo:letter-spacing="0.0138in" style:font-size-asian="12pt" style:font-name-complex="Courier New" style:font-size-complex="11pt"/>
    </style:style>
    <style:style style:name="T31" style:family="text">
      <style:text-properties style:font-name="AssyrianDictionary" fo:font-size="12pt" fo:letter-spacing="0.0138in" style:font-size-asian="12pt" style:font-name-complex="Courier New" style:font-size-complex="11pt" style:font-weight-complex="bold"/>
    </style:style>
    <style:style style:name="T32" style:family="text">
      <style:text-properties style:font-name="AssyrianDictionary" fo:font-size="12pt" fo:letter-spacing="0.0138in" style:font-size-asian="12pt" style:font-name-complex="Courier New" style:font-size-complex="11pt" style:font-style-complex="italic"/>
    </style:style>
    <style:style style:name="T33" style:family="text">
      <style:text-properties style:font-name="AssyrianDictionary" fo:font-size="12pt" fo:letter-spacing="0.0138in" style:font-size-asian="12pt" style:font-size-complex="11pt" style:font-weight-complex="bold"/>
    </style:style>
    <style:style style:name="T34" style:family="text">
      <style:text-properties style:font-name="AssyrianDictionary" fo:font-size="12pt" fo:letter-spacing="0.0138in" fo:language="pl" fo:country="PL" style:font-size-asian="12pt"/>
    </style:style>
    <style:style style:name="T35" style:family="text">
      <style:text-properties style:font-name="AssyrianDictionary" fo:font-size="12pt" fo:letter-spacing="0.0138in" fo:language="pl" fo:country="PL" style:font-size-asian="12pt" style:font-name-complex="Courier New"/>
    </style:style>
    <style:style style:name="T36" style:family="text">
      <style:text-properties style:font-name="AssyrianDictionary" fo:font-size="12pt" fo:letter-spacing="0.0138in" fo:language="pl" fo:country="PL" style:font-size-asian="12pt" style:font-name-complex="Courier New" style:font-size-complex="12pt"/>
    </style:style>
    <style:style style:name="T37" style:family="text">
      <style:text-properties style:font-name="AssyrianDictionary" fo:font-weight="bold" style:font-weight-asian="bold"/>
    </style:style>
    <style:style style:name="T38" style:family="text">
      <style:text-properties style:font-name="AssyrianDictionary" fo:font-weight="bold" style:font-weight-asian="bold" style:font-weight-complex="bold"/>
    </style:style>
    <style:style style:name="T39" style:family="text">
      <style:text-properties style:font-name="AssyrianDictionary" fo:letter-spacing="0.0138in"/>
    </style:style>
    <style:style style:name="T40" style:family="text">
      <style:text-properties style:font-name="AssyrianDictionary" fo:letter-spacing="0.0138in" style:font-name-complex="Courier New"/>
    </style:style>
    <style:style style:name="T41" style:family="text">
      <style:text-properties style:font-name="AssyrianDictionary" fo:letter-spacing="0.0138in" style:font-name-complex="Courier New" style:font-size-complex="11pt"/>
    </style:style>
    <style:style style:name="T42" style:family="text">
      <style:text-properties style:font-name="AssyrianDictionary" fo:letter-spacing="0.0138in" style:font-name-complex="Courier New" style:font-size-complex="11pt" style:font-weight-complex="bold"/>
    </style:style>
    <style:style style:name="T43" style:family="text">
      <style:text-properties style:font-name="AssyrianDictionary" fo:letter-spacing="0.0138in" style:font-name-complex="Courier New" style:font-size-complex="9pt"/>
    </style:style>
    <style:style style:name="T44" style:family="text">
      <style:text-properties style:font-name="AssyrianDictionary" fo:letter-spacing="0.0138in" style:font-size-complex="11pt"/>
    </style:style>
    <style:style style:name="T45" style:family="text">
      <style:text-properties style:font-name="AssyrianDictionary" fo:letter-spacing="0.0138in" style:font-name-complex="Arial" style:font-size-complex="11pt"/>
    </style:style>
    <style:style style:name="T46" style:family="text">
      <style:text-properties style:font-name="AssyrianDictionary" fo:letter-spacing="0.0138in" fo:language="pl" fo:country="PL"/>
    </style:style>
    <style:style style:name="T47" style:family="text">
      <style:text-properties style:font-name="AssyrianDictionary" fo:letter-spacing="0.0138in" fo:language="pl" fo:country="PL" style:font-name-complex="Courier New"/>
    </style:style>
    <style:style style:name="T48" style:family="text">
      <style:text-properties style:font-name="AssyrianDictionary" fo:letter-spacing="0.0138in" fo:language="pl" fo:country="PL" style:font-name-complex="Courier New" style:font-size-complex="11pt"/>
    </style:style>
    <style:style style:name="T49" style:family="text">
      <style:text-properties style:font-name="AssyrianDictionary" fo:letter-spacing="0.0138in" fo:language="pl" fo:country="PL" style:font-name-complex="Courier New" style:font-size-complex="12pt"/>
    </style:style>
    <style:style style:name="T50" style:family="text">
      <style:text-properties style:font-name="AssyrianDictionary" fo:letter-spacing="0.0138in" fo:language="pl" fo:country="PL" style:font-size-complex="11pt"/>
    </style:style>
    <style:style style:name="T51" style:family="text">
      <style:text-properties style:font-name="AssyrianDictionary" fo:letter-spacing="0.0138in" style:font-size-complex="9pt"/>
    </style:style>
    <style:style style:name="T52" style:family="text">
      <style:text-properties style:font-name="AssyrianDictionary" style:font-name-complex="Courier New"/>
    </style:style>
    <style:style style:name="T53" style:family="text">
      <style:text-properties style:font-name="AssyrianDictionary" style:font-name-complex="Courier New" style:font-size-complex="11pt"/>
    </style:style>
    <style:style style:name="T54" style:family="text">
      <style:text-properties style:font-name="AssyrianDictionary" fo:font-style="italic" style:font-style-asian="italic"/>
    </style:style>
    <style:style style:name="T55" style:family="text">
      <style:text-properties style:font-name="AssyrianDictionary" fo:font-style="italic" style:font-style-asian="italic" style:font-name-complex="Georgia" style:font-size-complex="14pt"/>
    </style:style>
    <style:style style:name="T56" style:family="text">
      <style:text-properties style:font-name="AssyrianDictionary" fo:font-style="italic" style:font-style-asian="italic" style:font-name-complex="assyrian dictionary"/>
    </style:style>
    <style:style style:name="T57" style:family="text">
      <style:text-properties style:font-name="AssyrianDictionary" fo:font-style="italic" style:font-style-asian="italic" style:font-style-complex="italic"/>
    </style:style>
    <style:style style:name="T58" style:family="text">
      <style:text-properties style:font-name="AssyrianDictionary" fo:font-style="italic" style:font-style-asian="italic" style:font-weight-complex="bold"/>
    </style:style>
    <style:style style:name="T59" style:family="text">
      <style:text-properties style:font-name="AssyrianDictionary" style:font-name-complex="Georgia" style:font-size-complex="14pt"/>
    </style:style>
    <style:style style:name="T60" style:family="text">
      <style:text-properties style:font-name="AssyrianDictionary" fo:font-size="10pt" style:font-size-asian="10pt"/>
    </style:style>
    <style:style style:name="T61" style:family="text">
      <style:text-properties style:font-name="AssyrianDictionary" fo:font-size="10pt" style:font-size-asian="10pt" style:font-size-complex="6.5pt"/>
    </style:style>
    <style:style style:name="T62" style:family="text">
      <style:text-properties style:font-name="AssyrianDictionary" style:font-size-complex="11pt"/>
    </style:style>
    <style:style style:name="T63" style:family="text">
      <style:text-properties style:font-name="AssyrianDictionary" style:font-name-complex="assyrian dictionary"/>
    </style:style>
    <style:style style:name="T64" style:family="text">
      <style:text-properties style:font-name="AssyrianDictionary" fo:language="pl" fo:country="PL"/>
    </style:style>
    <style:style style:name="T65" style:family="text">
      <style:text-properties style:font-name="AssyrianDictionary" fo:language="pl" fo:country="PL" fo:font-style="italic" style:font-style-asian="italic"/>
    </style:style>
    <style:style style:name="T66" style:family="text">
      <style:text-properties style:font-name="AssyrianDictionary" fo:language="pl" fo:country="PL" fo:font-style="italic" style:font-style-asian="italic" style:font-style-complex="italic"/>
    </style:style>
    <style:style style:name="T67" style:family="text">
      <style:text-properties style:font-name="AssyrianDictionary" fo:language="pl" fo:country="PL" style:font-name-complex="Courier New"/>
    </style:style>
    <style:style style:name="T68" style:family="text">
      <style:text-properties style:font-name="AssyrianDictionary" fo:language="pl" fo:country="PL" style:font-name-complex="Courier New" style:font-size-complex="11pt"/>
    </style:style>
    <style:style style:name="T69" style:family="text">
      <style:text-properties style:font-name="AssyrianDictionary" fo:language="pl" fo:country="PL" style:font-name-complex="Courier New" style:font-size-complex="12pt"/>
    </style:style>
    <style:style style:name="T70" style:family="text">
      <style:text-properties style:font-name="AssyrianDictionary" style:font-weight-complex="bold"/>
    </style:style>
    <style:style style:name="T71" style:family="text">
      <style:text-properties style:font-name="AssyrianDictionary" style:font-name-complex="Arial" style:font-size-complex="11pt"/>
    </style:style>
    <style:style style:name="T72" style:family="text">
      <style:text-properties style:font-name="AssyrianDictionary" style:font-style-complex="italic"/>
    </style:style>
    <style:style style:name="T73" style:family="text">
      <style:text-properties style:font-name="AssyrianDictionary" style:font-size-complex="12pt"/>
    </style:style>
    <style:style style:name="T74" style:family="text">
      <style:text-properties fo:language="pl" fo:country="PL"/>
    </style:style>
    <style:style style:name="T75" style:family="text">
      <style:text-properties fo:language="pl" fo:country="PL" fo:font-style="italic" style:font-style-asian="italic"/>
    </style:style>
    <style:style style:name="T76" style:family="text">
      <style:text-properties fo:language="pl" fo:country="PL" style:font-name-complex="Courier New"/>
    </style:style>
    <style:style style:name="T77" style:family="text">
      <style:text-properties style:text-position="sub 58%" fo:font-size="12pt" style:font-size-asian="12pt"/>
    </style:style>
    <style:style style:name="T78" style:family="text">
      <style:text-properties style:text-position="sub 58%" fo:font-size="12pt" fo:language="pl" fo:country="PL" style:font-size-asian="12pt"/>
    </style:style>
    <style:style style:name="T79" style:family="text">
      <style:text-properties style:text-position="sub 58%" fo:font-size="12pt" fo:language="pl" fo:country="PL" style:font-size-asian="12pt" style:font-name-complex="Courier New"/>
    </style:style>
    <style:style style:name="T80" style:family="text">
      <style:text-properties style:text-position="sub 58%" fo:font-size="12pt" fo:language="pl" fo:country="PL" style:font-size-asian="12pt" style:font-name-complex="Courier New" style:font-size-complex="12pt"/>
    </style:style>
    <style:style style:name="T81" style:family="text">
      <style:text-properties style:text-position="sub 58%" style:font-name="AssyrianDictionary"/>
    </style:style>
    <style:style style:name="T82" style:family="text">
      <style:text-properties style:text-position="sub 58%" style:font-name="AssyrianDictionary" fo:font-size="12pt" style:font-size-asian="12pt"/>
    </style:style>
    <style:style style:name="T83" style:family="text">
      <style:text-properties style:text-position="sub 58%" style:font-name="AssyrianDictionary" fo:font-size="12pt" fo:language="pl" fo:country="PL" style:font-size-asian="12pt"/>
    </style:style>
    <style:style style:name="T84" style:family="text">
      <style:text-properties style:text-position="sub 58%" style:font-name="AssyrianDictionary" fo:font-size="12pt" fo:letter-spacing="0.0138in" style:font-size-asian="12pt" style:font-name-complex="Courier New" style:font-size-complex="11pt"/>
    </style:style>
    <style:style style:name="T85" style:family="text">
      <style:text-properties style:text-position="sub 58%" style:font-name="AssyrianDictionary" fo:font-size="12pt" fo:letter-spacing="0.0138in" style:font-size-asian="12pt" style:font-name-complex="Courier New" style:font-size-complex="11pt" style:font-weight-complex="bold"/>
    </style:style>
    <style:style style:name="T86" style:family="text">
      <style:text-properties style:text-position="sub 58%" style:font-name="AssyrianDictionary" fo:font-size="12pt" fo:letter-spacing="0.0138in" fo:language="pl" fo:country="PL" style:font-size-asian="12pt"/>
    </style:style>
    <style:style style:name="T87" style:family="text">
      <style:text-properties style:text-position="sub 58%" style:font-name="AssyrianDictionary" fo:font-size="12pt" fo:letter-spacing="0.0138in" fo:language="pl" fo:country="PL" style:font-size-asian="12pt" style:font-name-complex="Courier New"/>
    </style:style>
    <style:style style:name="T88" style:family="text">
      <style:text-properties style:text-position="sub 58%" style:font-name="AssyrianDictionary" fo:font-size="12pt" fo:letter-spacing="0.0138in" fo:language="pl" fo:country="PL" style:font-size-asian="12pt" style:font-name-complex="Courier New" style:font-size-complex="12pt"/>
    </style:style>
    <style:style style:name="T89" style:family="text">
      <style:text-properties style:text-position="sub 58%" style:font-name="AssyrianDictionary" fo:letter-spacing="0.0138in" style:font-name-complex="Courier New"/>
    </style:style>
    <style:style style:name="T90" style:family="text">
      <style:text-properties style:text-position="sub 58%" style:font-name="AssyrianDictionary" fo:letter-spacing="0.0138in" style:font-name-complex="Courier New" style:font-size-complex="11pt"/>
    </style:style>
    <style:style style:name="T91" style:family="text">
      <style:text-properties style:text-position="sub 58%" style:font-name="AssyrianDictionary" fo:letter-spacing="0.0138in" fo:language="pl" fo:country="PL" style:font-name-complex="Courier New"/>
    </style:style>
    <style:style style:name="T92" style:family="text">
      <style:text-properties style:text-position="sub 58%" style:font-name="AssyrianDictionary" fo:letter-spacing="0.0138in" fo:language="pl" fo:country="PL" style:font-name-complex="Courier New" style:font-size-complex="11pt"/>
    </style:style>
    <style:style style:name="T93" style:family="text">
      <style:text-properties style:text-position="sub 58%" style:font-name="AssyrianDictionary" fo:letter-spacing="0.0138in" fo:language="pl" fo:country="PL" style:font-name-complex="Courier New" style:font-size-complex="12pt"/>
    </style:style>
    <style:style style:name="T94" style:family="text">
      <style:text-properties style:text-position="sub 58%" style:font-name="AssyrianDictionary" style:font-name-complex="Courier New" style:font-size-complex="11pt"/>
    </style:style>
    <style:style style:name="T95" style:family="text">
      <style:text-properties style:text-position="sub 58%" style:font-name="AssyrianDictionary" fo:language="pl" fo:country="PL"/>
    </style:style>
    <style:style style:name="T96" style:family="text">
      <style:text-properties style:text-position="sub 58%" style:font-name="AssyrianDictionary" fo:language="pl" fo:country="PL" style:font-name-complex="Courier New" style:font-size-complex="11pt"/>
    </style:style>
    <style:style style:name="T97" style:family="text">
      <style:text-properties style:text-position="sub 58%" style:font-name="AssyrianDictionary" style:font-size-complex="11pt"/>
    </style:style>
    <style:style style:name="T98" style:family="text">
      <style:text-properties style:text-position="sub 58%" fo:language="pl" fo:country="PL"/>
    </style:style>
    <style:style style:name="T99" style:family="text">
      <style:text-properties style:text-position="super 58%"/>
    </style:style>
    <style:style style:name="T100" style:family="text">
      <style:text-properties style:text-position="super 58%" fo:font-size="12pt" style:font-size-asian="12pt"/>
    </style:style>
    <style:style style:name="T101" style:family="text">
      <style:text-properties style:text-position="super 58%" fo:font-size="12pt" style:font-size-asian="12pt" style:font-name-complex="Courier New"/>
    </style:style>
    <style:style style:name="T102" style:family="text">
      <style:text-properties style:text-position="super 58%" fo:font-size="12pt" fo:language="pl" fo:country="PL" style:font-size-asian="12pt"/>
    </style:style>
    <style:style style:name="T103" style:family="text">
      <style:text-properties style:text-position="super 58%" fo:font-size="12pt" fo:language="pl" fo:country="PL" style:font-size-asian="12pt" style:font-name-complex="Courier New"/>
    </style:style>
    <style:style style:name="T104" style:family="text">
      <style:text-properties style:text-position="super 58%" style:font-name="AssyrianDictionary"/>
    </style:style>
    <style:style style:name="T105" style:family="text">
      <style:text-properties style:text-position="super 58%" style:font-name="AssyrianDictionary" fo:font-size="12pt" style:font-size-asian="12pt"/>
    </style:style>
    <style:style style:name="T106" style:family="text">
      <style:text-properties style:text-position="super 58%" style:font-name="AssyrianDictionary" fo:font-size="12pt" fo:language="pl" fo:country="PL" style:font-size-asian="12pt"/>
    </style:style>
    <style:style style:name="T107" style:family="text">
      <style:text-properties style:text-position="super 58%" style:font-name="AssyrianDictionary" fo:font-size="12pt" fo:letter-spacing="0.0138in" style:font-size-asian="12pt"/>
    </style:style>
    <style:style style:name="T108" style:family="text">
      <style:text-properties style:text-position="super 58%" style:font-name="AssyrianDictionary" fo:font-size="12pt" fo:letter-spacing="0.0138in" style:font-size-asian="12pt" style:font-name-complex="Courier New" style:font-size-complex="11pt" style:font-weight-complex="bold"/>
    </style:style>
    <style:style style:name="T109" style:family="text">
      <style:text-properties style:text-position="super 58%" style:font-name="AssyrianDictionary" fo:font-size="12pt" fo:letter-spacing="0.0138in" fo:language="pl" fo:country="PL" style:font-size-asian="12pt"/>
    </style:style>
    <style:style style:name="T110" style:family="text">
      <style:text-properties style:text-position="super 58%" style:font-name="AssyrianDictionary" fo:font-size="12pt" fo:letter-spacing="0.0138in" fo:language="pl" fo:country="PL" style:font-size-asian="12pt" style:font-name-complex="Courier New"/>
    </style:style>
    <style:style style:name="T111" style:family="text">
      <style:text-properties style:text-position="super 58%" style:font-name="AssyrianDictionary" fo:font-size="10pt" style:font-size-asian="10pt" style:font-size-complex="6.5pt"/>
    </style:style>
    <style:style style:name="T112" style:family="text">
      <style:text-properties style:text-position="super 58%" style:font-name="AssyrianDictionary" fo:letter-spacing="0.0138in"/>
    </style:style>
    <style:style style:name="T113" style:family="text">
      <style:text-properties style:text-position="super 58%" style:font-name="AssyrianDictionary" fo:letter-spacing="0.0138in" style:font-name-complex="Courier New"/>
    </style:style>
    <style:style style:name="T114" style:family="text">
      <style:text-properties style:text-position="super 58%" style:font-name="AssyrianDictionary" fo:letter-spacing="0.0138in" style:font-name-complex="Courier New" style:font-size-complex="11pt"/>
    </style:style>
    <style:style style:name="T115" style:family="text">
      <style:text-properties style:text-position="super 58%" style:font-name="AssyrianDictionary" fo:letter-spacing="0.0138in" style:font-size-complex="11pt"/>
    </style:style>
    <style:style style:name="T116" style:family="text">
      <style:text-properties style:text-position="super 58%" style:font-name="AssyrianDictionary" fo:letter-spacing="0.0138in" fo:language="pl" fo:country="PL" style:font-name-complex="Courier New"/>
    </style:style>
    <style:style style:name="T117" style:family="text">
      <style:text-properties style:text-position="super 58%" style:font-name="AssyrianDictionary" style:font-name-complex="Courier New"/>
    </style:style>
    <style:style style:name="T118" style:family="text">
      <style:text-properties style:text-position="super 58%" style:font-name="AssyrianDictionary" style:font-name-complex="Courier New" style:font-size-complex="11pt"/>
    </style:style>
    <style:style style:name="T119" style:family="text">
      <style:text-properties style:text-position="super 58%" fo:language="pl" fo:country="PL"/>
    </style:style>
    <style:style style:name="T120" style:family="text">
      <style:text-properties style:font-name="Times New Roman" fo:font-size="12pt" style:font-size-asian="12pt"/>
    </style:style>
    <style:style style:name="T121" style:family="text">
      <style:text-properties style:font-name="Times New Roman" fo:font-size="12pt" style:font-size-asian="12pt" style:font-weight-complex="bold"/>
    </style:style>
    <style:style style:name="T122" style:family="text">
      <style:text-properties style:font-name="Times New Roman" fo:font-size="12pt" fo:language="pl" fo:country="PL" style:font-size-asian="12pt"/>
    </style:style>
    <style:style style:name="T123" style:family="text">
      <style:text-properties style:font-name="Times New Roman" fo:font-size="12pt" fo:font-style="italic" style:font-size-asian="12pt" style:font-style-asian="italic"/>
    </style:style>
    <style:style style:name="T124" style:family="text">
      <style:text-properties style:font-name="Times New Roman" fo:font-size="12pt" fo:font-style="italic" style:font-size-asian="12pt" style:font-style-asian="italic" style:font-style-complex="italic"/>
    </style:style>
    <style:style style:name="T125" style:family="text">
      <style:text-properties fo:font-style="italic" style:font-style-asian="italic"/>
    </style:style>
    <style:style style:name="T126" style:family="text">
      <style:text-properties fo:font-style="italic" style:font-style-asian="italic" style:font-style-complex="italic"/>
    </style:style>
    <style:style style:name="T127" style:family="text">
      <style:text-properties fo:font-size="10pt" style:font-size-asian="10pt"/>
    </style:style>
    <style:style style:name="T128" style:family="text">
      <style:text-properties fo:color="#000000" style:text-position="super 58%" style:font-name="AssyrianDictionary" style:font-name-complex="Courier New" style:font-size-complex="11pt"/>
    </style:style>
    <style:style style:name="T129" style:family="text">
      <style:text-properties fo:color="#000000" style:text-position="super 58%" style:font-name="AssyrianDictionary" fo:letter-spacing="0.0138in" style:font-name-complex="Courier New" style:font-size-complex="11pt"/>
    </style:style>
    <style:style style:name="T130" style:family="text">
      <style:text-properties fo:color="#ff0000" style:font-name="AssyrianDictionary"/>
    </style:style>
    <style:style style:name="T131" style:family="text">
      <style:text-properties fo:color="#ff0000" style:font-name="AssyrianDictionary" style:font-name-complex="Courier New" style:font-size-complex="11pt"/>
    </style:style>
    <style:style style:name="T132" style:family="text">
      <style:text-properties fo:color="#ff0000" style:font-name="AssyrianDictionary" fo:language="pl" fo:country="PL"/>
    </style:style>
    <style:style style:name="T133" style:family="text">
      <style:text-properties fo:color="#ff0000" style:font-size-complex="11pt"/>
    </style:style>
    <style:style style:name="T134" style:family="text">
      <style:text-properties fo:color="#ff0000" fo:font-size="12pt" style:font-size-asian="12pt"/>
    </style:style>
    <style:style style:name="T135" style:family="text">
      <style:text-properties fo:color="#ff0000" fo:font-size="12pt" fo:language="pl" fo:country="PL" style:font-size-asian="12pt" style:font-name-complex="Courier CE"/>
    </style:style>
    <style:style style:name="T136" style:family="text">
      <style:text-properties fo:color="#ff0000" style:font-name="Courier CE" fo:font-size="12pt" fo:language="pl" fo:country="PL" style:font-size-asian="12pt" style:font-name-complex="Courier CE"/>
    </style:style>
    <style:style style:name="T137" style:family="text">
      <style:text-properties fo:color="#ff0000" style:font-name="Courier CE" fo:font-size="12pt" fo:language="pl" fo:country="PL" style:font-size-asian="12pt" style:font-name-complex="Courier CE" style:font-size-complex="12pt"/>
    </style:style>
    <style:style style:name="T138" style:family="text">
      <style:text-properties fo:color="#ff0000" style:font-name="Courier CE" fo:language="pl" fo:country="PL" style:font-name-complex="Courier CE"/>
    </style:style>
    <style:style style:name="T139" style:family="text">
      <style:text-properties fo:color="#ff0000" style:text-position="super 58%" style:font-name="Courier CE" fo:font-size="12pt" fo:language="pl" fo:country="PL" style:font-size-asian="12pt" style:font-name-complex="Courier CE"/>
    </style:style>
    <style:style style:name="T140" style:family="text">
      <style:text-properties fo:color="#ff0000" style:text-position="super 58%" style:font-name="Courier CE" fo:language="pl" fo:country="PL" style:font-name-complex="Courier CE"/>
    </style:style>
    <style:style style:name="T141" style:family="text">
      <style:text-properties fo:color="#ff0000" style:font-name="Times New Roman" fo:font-size="12pt" style:font-size-asian="12pt"/>
    </style:style>
    <style:style style:name="T142" style:family="text">
      <style:text-properties fo:font-variant="small-caps" style:font-name="AssyrianDictionary" style:font-name-complex="Courier New" style:font-size-complex="11pt"/>
    </style:style>
    <style:style style:name="T143" style:family="text">
      <style:text-properties style:font-name="Courier New" fo:letter-spacing="0.0138in" style:font-name-complex="Courier New" style:font-size-complex="11pt"/>
    </style:style>
    <style:style style:name="T144" style:family="text">
      <style:text-properties style:font-name="Courier New" fo:letter-spacing="0.0138in" style:font-name-complex="Courier New" style:font-size-complex="9pt"/>
    </style:style>
    <style:style style:name="T145" style:family="text">
      <style:text-properties style:text-position="16% 100%" style:font-name="AssyrianDictionary" fo:font-size="6pt" fo:letter-spacing="0.0138in" style:font-size-asian="6pt" style:font-name-complex="Courier New" style:font-size-complex="11pt"/>
    </style:style>
    <style:style style:name="T146" style:family="text">
      <style:text-properties style:text-position="14% 100%" style:font-name="AssyrianDictionary" fo:font-size="7pt" fo:letter-spacing="0.0138in" style:font-size-asian="7pt" style:font-name-complex="Courier New" style:font-size-complex="11pt"/>
    </style:style>
    <style:style style:name="T147"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Sect1" style:family="section">
      <style:section-properties style:writing-mode="lr-tb" style:editable="false">
        <style:columns fo:column-count="1" fo:column-gap="0in"/>
      </style:section-properties>
    </style:style>
    <style:style style:name="Sect2" style:family="section">
      <style:section-properties style:writing-mode="lr-tb" style:editable="false">
        <style:columns fo:column-count="2" fo:column-gap="0.4917in">
          <style:column style:rel-width="32767*" fo:start-indent="0in" fo:end-indent="0.2457in"/>
          <style:column style:rel-width="32767*" fo:start-indent="0.2457in" fo:end-indent="0in"/>
        </style:columns>
      </style:section-properties>
    </style:style>
    <style:style style:name="Sect3" style:family="section">
      <style:section-properties text:dont-balance-text-columns="true" style:writing-mode="lr-tb"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text:span text:style-name="T9">1. Aradmu to </text:span><text:span text:style-name="T7">Å</text:span><text:span text:style-name="T9">ulgi 1 (ArÅ1, 3.1.1, A1, RCU 1)</text:span></text:p>
      <text:p text:style-name="P24"/>
      <text:p text:style-name="P24">Composite Text</text:p>
      <text:p text:style-name="P25"/>
      <text:p text:style-name="P17"><text:span text:style-name="T10">1. <text:tab/>lugal-Ñu</text:span><text:span text:style-name="T83">10</text:span><text:span text:style-name="T10">-ra </text:span><text:span text:style-name="T15">ù</text:span><text:span text:style-name="T10">-na-a-dug</text:span><text:span text:style-name="T83">4</text:span></text:p>
      <text:p text:style-name="P17"><text:span text:style-name="T10">2.<text:tab/></text:span><text:span text:style-name="T106">I</text:span><text:span text:style-name="T15">á</text:span><text:span text:style-name="T10">rad-mu </text:span><text:span text:style-name="T15">á</text:span><text:span text:style-name="T10">rad-zu na-ab-b</text:span><text:span text:style-name="T15">é</text:span><text:span text:style-name="T10">-a</text:span></text:p>
      <text:p text:style-name="P17"><text:span text:style-name="T15">3.<text:tab/>kur su-bir</text:span><text:span text:style-name="T82">4</text:span><text:span text:style-name="T105">ki</text:span><text:span text:style-name="T15">-</text:span><text:span text:style-name="T120">š</text:span><text:span text:style-name="T15">è har-ra-an kaskal si sá-sá-e-ra</text:span></text:p>
      <text:p text:style-name="P17"><text:span text:style-name="T10">4</text:span><text:span text:style-name="T10">.<text:tab/>gun ma-da-zu ge-en-ge-n</text:span><text:span text:style-name="T15">é</text:span><text:span text:style-name="T10">-dè</text:span></text:p>
      <text:p text:style-name="P17"><text:span text:style-name="T10">5.<text:tab/>a-r</text:span><text:span text:style-name="T15">á</text:span><text:span text:style-name="T10"> ma-da zu-zu-d</text:span><text:span text:style-name="T15">è</text:span></text:p>
      <text:p text:style-name="P17"><text:span text:style-name="T10">6.<text:tab/>ugu a-pi-il-la-</text:span><text:span text:style-name="T15">å</text:span><text:span text:style-name="T10">a gal-zu unken-na-ka</text:span></text:p>
      <text:p text:style-name="P17"><text:span text:style-name="T10">7.<text:tab/>ad gi</text:span><text:span text:style-name="T83">4</text:span><text:span text:style-name="T10">-gi</text:span><text:span text:style-name="T83">4</text:span><text:span text:style-name="T10">-da g</text:span><text:span text:style-name="T15">ù</text:span><text:span text:style-name="T10">-t</text:span><text:span text:style-name="T15">éå</text:span><text:span text:style-name="T10">-a s</text:span><text:span text:style-name="T15">i</text:span><text:span text:style-name="T10">-ke-dè</text:span></text:p>
      <text:p text:style-name="P17"><text:span text:style-name="T10">8.<text:tab/>inim u</text:span><text:span text:style-name="T83">4</text:span><text:span text:style-name="T10">-da ka-ne-ne-a h</text:span><text:span text:style-name="T15">é</text:span><text:span text:style-name="T10">-en-t</text:span><text:span text:style-name="T15">ù</text:span><text:span text:style-name="T10">m </text:span><text:span text:style-name="T15">á</text:span><text:span text:style-name="T10">-</text:span><text:span text:style-name="T15">å</text:span><text:span text:style-name="T10">e mu-e-da-a-a-</text:span><text:span text:style-name="T15">á</text:span><text:span text:style-name="T10">Ñ</text:span></text:p>
      <text:p text:style-name="P17"><text:span text:style-name="T10">9.<text:tab/>k</text:span><text:span text:style-name="T15">á</text:span><text:span text:style-name="T10"> </text:span><text:span text:style-name="T15">é</text:span><text:span text:style-name="T10">-gal-la-</text:span><text:span text:style-name="T15">åè</text:span><text:span text:style-name="T10"> gub-a-Ñu</text:span><text:span text:style-name="T83">10</text:span><text:span text:style-name="T10">-ne</text:span></text:p>
      <text:p text:style-name="P17"><text:span text:style-name="T10">10.<text:tab/>silim-ma lugal-Ñ</text:span><text:span text:style-name="T15">á</text:span><text:span text:style-name="T10">-ke</text:span><text:span text:style-name="T83">4</text:span><text:span text:style-name="T10"> </text:span><text:span text:style-name="T15">è</text:span><text:span text:style-name="T10">n li-b</text:span><text:span text:style-name="T15">í</text:span><text:span text:style-name="T10">-in-tar</text:span></text:p>
      <text:p text:style-name="P17"><text:span text:style-name="T10">11.<text:tab/>dúr na-ma-ta-an-zi ki-a nu-ub-za</text:span></text:p>
      <text:p text:style-name="P17"><text:span text:style-name="T10">12.<text:tab/>ba-an-da-mud-en</text:span></text:p>
      <text:p text:style-name="P17"><text:span text:style-name="T10">13.<text:tab/>te-Ñ</text:span><text:span text:style-name="T15">á</text:span><text:span text:style-name="T10">-e-da-Ñu</text:span><text:span text:style-name="T83">10</text:span><text:span text:style-name="T10">-ne</text:span></text:p>
      <text:p text:style-name="P17"><text:span text:style-name="T10">14.<text:tab/></text:span><text:span text:style-name="T15">é</text:span><text:span text:style-name="T10"> kaskal-la ku</text:span><text:span text:style-name="T122">š</text:span><text:span text:style-name="T10"> ga-r</text:span><text:span text:style-name="T15">í</text:span><text:span text:style-name="T10">Ñ-ak </text:span><text:span text:style-name="T122">š</text:span><text:span text:style-name="T10">ukur k</text:span><text:span text:style-name="T15">ù</text:span><text:span text:style-name="T10">-sig</text:span><text:span text:style-name="T83">17</text:span><text:span text:style-name="T10"> k</text:span><text:span text:style-name="T15">ù</text:span><text:span text:style-name="T10">-babbar </text:span></text:p>
      <text:p text:style-name="P17"><text:span text:style-name="T10">15.<text:tab/></text:span><text:span text:style-name="T106">na4</text:span><text:span text:style-name="T10">gug </text:span><text:span text:style-name="T106">na4</text:span><text:span text:style-name="T10">za-g</text:span><text:span text:style-name="T15">ì</text:span><text:span text:style-name="T10">n Ñar-ra-ta</text:span></text:p>
      <text:p text:style-name="P17"><text:span text:style-name="T10">16.<text:tab/>a-ab-d</text:span><text:span text:style-name="T15">ù</text:span><text:span text:style-name="T10">-d</text:span><text:span text:style-name="T15">ù</text:span><text:span text:style-name="T10">-a ù</text:span><text:span text:style-name="T122">š</text:span><text:span text:style-name="T10">u sar-</text:span><text:span text:style-name="T15">à</text:span><text:span text:style-name="T10">m i-</text:span><text:span text:style-name="T15">í</text:span><text:span text:style-name="T10">b-tu</text:span><text:span text:style-name="T15">å</text:span><text:span text:style-name="T10"> </text:span></text:p>
      <text:p text:style-name="P17"><text:span text:style-name="T10">17.<text:tab/>k</text:span><text:span text:style-name="T15">ù</text:span><text:span text:style-name="T10">-sig</text:span><text:span text:style-name="T83">17</text:span><text:span text:style-name="T10"> </text:span><text:span text:style-name="T106">na4</text:span><text:span text:style-name="T10">za-g</text:span><text:span text:style-name="T15">ì</text:span><text:span text:style-name="T10">n-na m</text:span><text:span text:style-name="T15">í</text:span><text:span text:style-name="T10"> zi-d</text:span><text:span text:style-name="T15">è</text:span><text:span text:style-name="T10">-e</text:span><text:span text:style-name="T15">å</text:span><text:span text:style-name="T10"> im-me </text:span></text:p>
      <text:p text:style-name="P17"><text:span text:style-name="T10">18.<text:tab/></text:span><text:span text:style-name="T106">Ñi</text:span><text:span text:style-name="T105">å</text:span><text:span text:style-name="T10">gu-za barag</text:span><text:span text:style-name="T106"> túg</text:span><text:span text:style-name="T15">å</text:span><text:span text:style-name="T10">utur-e ri-a i-</text:span><text:span text:style-name="T15">í</text:span><text:span text:style-name="T10">b-tu</text:span><text:span text:style-name="T15">å</text:span></text:p>
      <text:p text:style-name="P17"><text:span text:style-name="T10">19.<text:tab/></text:span><text:span text:style-name="T106">Ñi</text:span><text:span text:style-name="T105">å</text:span><text:span text:style-name="T10">gìri-gub k</text:span><text:span text:style-name="T15">ù</text:span><text:span text:style-name="T10">-sig</text:span><text:span text:style-name="T83">17</text:span><text:span text:style-name="T10">-ka Ñ</text:span><text:span text:style-name="T15">ì</text:span><text:span text:style-name="T10">ri-ni i-</text:span><text:span text:style-name="T15">í</text:span><text:span text:style-name="T10">b-Ñar</text:span></text:p>
      <text:p text:style-name="P17"><text:span text:style-name="T10">20.<text:tab/>Ñ</text:span><text:span text:style-name="T15">ì</text:span><text:span text:style-name="T10">ri-ni na-ma-ta-an-k</text:span><text:span text:style-name="T15">ú</text:span><text:span text:style-name="T10">r</text:span></text:p>
      <text:p text:style-name="P17"><text:span text:style-name="T10">21.<text:tab/></text:span><text:span text:style-name="T15">à</text:span><text:span text:style-name="T10">ga-ús saÑ-Ñ</text:span><text:span text:style-name="T15">á</text:span><text:span text:style-name="T10">-na iá li-mu-um-ta-</text:span><text:span text:style-name="T15">à</text:span><text:span text:style-name="T10">m zi-da g</text:span><text:span text:style-name="T15">ù</text:span><text:span text:style-name="T10">b-bu-na </text:span><text:span text:style-name="T15">í</text:span><text:span text:style-name="T10">b-ta-an-gub-bu-u</text:span><text:span text:style-name="T15">å</text:span></text:p>
      <text:p text:style-name="P17"><text:span text:style-name="T10">22.<text:tab/>à</text:span><text:span text:style-name="T122">š</text:span><text:span text:style-name="T10"> gud niga Ñé</text:span><text:span text:style-name="T122">š</text:span><text:span text:style-name="T10"> udu niga n</text:span><text:span text:style-name="T15">í</text:span><text:span text:style-name="T10">g-z</text:span><text:span text:style-name="T15">ú</text:span><text:span text:style-name="T10">-gub-</text:span><text:span text:style-name="T15">åè</text:span><text:span text:style-name="T10"> in-gar</text:span></text:p>
      <text:p text:style-name="P17"><text:span text:style-name="T15">23.<text:tab/>åu-luh lugal-Ñá-ke</text:span><text:span text:style-name="T82">4</text:span><text:span text:style-name="T15"> sá bí-in-dug</text:span><text:span text:style-name="T82">4</text:span></text:p>
      <text:p text:style-name="P17"><text:soft-page-break/><text:span text:style-name="T10">24</text:span><text:span text:style-name="T10">.<text:tab/>k</text:span><text:span text:style-name="T15">á</text:span><text:span text:style-name="T10">-na </text:span><text:span text:style-name="T15">è</text:span><text:span text:style-name="T10">n nu-tar-ra-bi l</text:span><text:span text:style-name="T15">ú</text:span><text:span text:style-name="T10"> na-ma-</text:span><text:span text:style-name="T15">å</text:span><text:span text:style-name="T10">i-in-ku</text:span><text:span text:style-name="T83">4</text:span><text:span text:style-name="T10">-re-en</text:span></text:p>
      <text:p text:style-name="P17"><text:span text:style-name="T10">25.<text:tab/>ku</text:span><text:span text:style-name="T83">4</text:span><text:span text:style-name="T10">-ku</text:span><text:span text:style-name="T83">4</text:span><text:span text:style-name="T10">-da-Ñu</text:span><text:span text:style-name="T83">10</text:span><text:span text:style-name="T10">-ne</text:span></text:p>
      <text:p text:style-name="P17"><text:span text:style-name="T10">26.<text:tab/></text:span><text:span text:style-name="T106">Ñi</text:span><text:span text:style-name="T105">å</text:span><text:span text:style-name="T10">gu-za g</text:span><text:span text:style-name="T15">à</text:span><text:span text:style-name="T10">r-ba k</text:span><text:span text:style-name="T15">ù</text:span><text:span text:style-name="T10">-sig</text:span><text:span text:style-name="T83">17</text:span><text:span text:style-name="T10"> hu</text:span><text:span text:style-name="T15">å</text:span><text:span text:style-name="T10">-a Ñar-ra l</text:span><text:span text:style-name="T15">ú</text:span><text:span text:style-name="T10"> ma-an-de</text:span><text:span text:style-name="T83">6</text:span><text:span text:style-name="T86"> </text:span><text:span text:style-name="T10">tu</text:span><text:span text:style-name="T15">å</text:span><text:span text:style-name="T10">-a ma-an-dug</text:span><text:span text:style-name="T83">4</text:span></text:p>
      <text:p text:style-name="P17"><text:span text:style-name="T10">27.<text:tab/></text:span><text:span text:style-name="T15">á</text:span><text:span text:style-name="T10">­-</text:span><text:span text:style-name="T15">á</text:span><text:span text:style-name="T10">Ñ-Ñ</text:span><text:span text:style-name="T15">á</text:span><text:span text:style-name="T10"> lugal-Ñ</text:span><text:span text:style-name="T15">á</text:span><text:span text:style-name="T10">-ke</text:span><text:span text:style-name="T83">4</text:span><text:span text:style-name="T10"> </text:span><text:span text:style-name="T15">ì</text:span><text:span text:style-name="T10">-gub-b</text:span><text:span text:style-name="T15">é</text:span><text:span text:style-name="T10">-en nu-tu</text:span><text:span text:style-name="T15">å</text:span><text:span text:style-name="T10">-</text:span><text:span text:style-name="T15">ù</text:span><text:span text:style-name="T10">-d</text:span><text:span text:style-name="T15">è</text:span><text:span text:style-name="T10">-en b</text:span><text:span text:style-name="T15">í</text:span><text:span text:style-name="T10">-dug</text:span><text:span text:style-name="T83">4</text:span></text:p>
      <text:p text:style-name="P17"><text:span text:style-name="T10">28.<text:tab/>min gud niga ni</text:span><text:span text:style-name="T122">š</text:span><text:span text:style-name="T10"> udu niga </text:span><text:span text:style-name="T106">gi</text:span><text:span text:style-name="T105">å</text:span><text:span text:style-name="T10">ban</text:span><text:span text:style-name="T15">å</text:span><text:span text:style-name="T10">ur-Ñu</text:span><text:span text:style-name="T83">10</text:span><text:span text:style-name="T10"> l</text:span><text:span text:style-name="T15">ú</text:span><text:span text:style-name="T10"> ma-an-gar</text:span></text:p>
      <text:p text:style-name="P17"><text:span text:style-name="T15">29.<text:tab/>nu-kár-kár-dè àga-ús lugal-Ñá-ke</text:span><text:span text:style-name="T82">4</text:span><text:span text:style-name="T15"> </text:span><text:span text:style-name="T105">giå</text:span><text:span text:style-name="T15">banåur-</text:span><text:span text:style-name="T10">Ñu</text:span><text:span text:style-name="T83">10</text:span><text:span text:style-name="T15"> íb-bal-a-a</text:span><text:span text:style-name="T120">š</text:span></text:p>
      <text:p text:style-name="P17"><text:span text:style-name="T10">30</text:span><text:span text:style-name="T10">.<text:tab/>n</text:span><text:span text:style-name="T15">í</text:span><text:span text:style-name="T10"> ba-da-te su ba-da-zi </text:span></text:p>
      <text:p text:style-name="P17"><text:span text:style-name="T10">31.<text:tab/>iti ezen-</text:span><text:span text:style-name="T106">d</text:span><text:span text:style-name="T10">nin-a-zu u</text:span><text:span text:style-name="T83">4</text:span><text:span text:style-name="T10"> iá-</text:span><text:span text:style-name="T15">à</text:span><text:span text:style-name="T10">m zal-la-</text:span><text:span text:style-name="T15">à</text:span><text:span text:style-name="T10">m</text:span></text:p>
      <text:p text:style-name="P17"><text:span text:style-name="T10">32.<text:tab/>lugal-Ñu</text:span><text:span text:style-name="T83">10</text:span><text:span text:style-name="T10"> </text:span><text:span text:style-name="T15">á</text:span><text:span text:style-name="T122">­</text:span><text:span text:style-name="T15">å</text:span><text:span text:style-name="T10">e mu-e-da-a-a-</text:span><text:span text:style-name="T15">á</text:span><text:span text:style-name="T10">Ñ</text:span></text:p>
      <text:p text:style-name="P17"><text:span text:style-name="T10">33.<text:tab/>iti u</text:span><text:span text:style-name="T83">5</text:span><text:span text:style-name="T10">-b</text:span><text:span text:style-name="T15">í</text:span><text:span text:style-name="T106">mu</text:span><text:span text:style-name="T105">å</text:span><text:span text:style-name="T106">en</text:span><text:span text:style-name="T10">-gu</text:span><text:span text:style-name="T83">7</text:span><text:span text:style-name="T10"> u</text:span><text:span text:style-name="T83">4</text:span><text:span text:style-name="T10"> di</text:span><text:span text:style-name="T122">š</text:span><text:span text:style-name="T10">-</text:span><text:span text:style-name="T15">à</text:span><text:span text:style-name="T10">m zal-la-</text:span><text:span text:style-name="T15">à</text:span><text:span text:style-name="T10">m</text:span></text:p>
      <text:p text:style-name="P17"><text:span text:style-name="T10">34.<text:tab/>l</text:span><text:span text:style-name="T15">ú</text:span><text:span text:style-name="T10"> ka</text:span><text:span text:style-name="T15">å</text:span><text:span text:style-name="T83">4</text:span><text:span text:style-name="T10">-e mu-e-</text:span><text:span text:style-name="T15">å</text:span><text:span text:style-name="T10">i-gi</text:span><text:span text:style-name="T83">4</text:span></text:p>
      <text:p text:style-name="P17"><text:span text:style-name="T10">35.<text:tab/>u</text:span><text:span text:style-name="T83">4 </text:span><text:span text:style-name="T10">sa</text:span><text:span text:style-name="T83">9</text:span><text:span text:style-name="T10">-</text:span><text:span text:style-name="T15">à</text:span><text:span text:style-name="T10">m </text:span><text:span text:style-name="T15">å</text:span><text:span text:style-name="T10">en-e ba-te</text:span></text:p>
      <text:p text:style-name="P17"><text:span text:style-name="T10">36.<text:tab/></text:span><text:span text:style-name="T15">lugal-Ñu</text:span><text:span text:style-name="T82">10</text:span><text:span text:style-name="T15"> hé-en-zu</text:span></text:p>
      <text:p text:style-name="P27"/>
      <text:p text:style-name="P38"><text:span text:style-name="T105">1 </text:span><text:span text:style-name="T15">Speak to my king, </text:span><text:span text:style-name="T105">2 </text:span><text:span text:style-name="T15">saying (the words) of Aradmu, your servant: </text:span></text:p>
      <text:p text:style-name="P38"><text:span text:style-name="T105">8 </text:span><text:span text:style-name="T15">You commanded me, </text:span><text:span text:style-name="T105">3 </text:span><text:span text:style-name="T15">while I was on an expedition to Subir, </text:span><text:span text:style-name="T105">4 </text:span><text:span text:style-name="T15">to firmly secure the taxes on the frontier territory, </text:span><text:span text:style-name="T105">5 </text:span><text:span text:style-name="T15">to thoroughly investigate the state of (this) frontier, </text:span><text:span text:style-name="T105">6–7 </text:span><text:span text:style-name="T15">to confer (with the elites of Subir) about Apilaåa, the high commissioner, and have them come to agreement, </text:span><text:span text:style-name="T105">8 </text:span><text:span text:style-name="T23">so that he could bring to them (i.e., the Subir elites) up-to-date instructions</text:span><text:span text:style-name="T15">.</text:span><text:span text:style-name="Footnote_20_Symbol"><text:span text:style-name="T15"><text:note text:id="ftn1" text:note-class="footnote"><text:note-citation>1</text:note-citation><text:note-body><text:p text:style-name="Footnote"><text:span text:style-name="T6"><text:s/>Alternative translation: so that as part of the daily instructions he could bring them (the people of Subir) good news.</text:span></text:p></text:note-body></text:note></text:span></text:span></text:p>
      <text:p text:style-name="P38"><text:span text:style-name="T105">9 </text:span><text:span text:style-name="T15">When I stood at the gate of the (local) palace, </text:span><text:span text:style-name="T105">10 </text:span><text:span text:style-name="T15">no one inquired about my king’s well-being, </text:span><text:span text:style-name="T105">11 </text:span><text:span text:style-name="T15">no one rose from (his) seat for me, nor did anyone prostrate himself (before me); </text:span><text:span text:style-name="T105">12 </text:span><text:span text:style-name="T15">this (all) made me very worried.</text:span></text:p>
      <text:p text:style-name="P38"><text:span text:style-name="T105">13 </text:span><text:span text:style-name="T15">But when I drew nearer, </text:span><text:span text:style-name="T105">14–16 </text:span><text:span text:style-name="T15">(I discovered that Apila</text:span><text:span text:style-name="T120">š</text:span><text:span text:style-name="T15">a) was dwelling in a </text:span><text:span text:style-name="T22">portable structure </text:span><text:span text:style-name="T15">constructed by means of finely combed fleece (panels stretched between) </text:span><text:soft-page-break/><text:span text:style-name="T15">staked poles inlaid with gold, silver, carnelian, and lapis-lazuli covering an area of thirty </text:span><text:span text:style-name="T30">sar</text:span><text:span text:style-name="T15"> (ca. 1080 sq. m.). </text:span><text:span text:style-name="T105">17 </text:span><text:span text:style-name="T15">He was all decked out in precious stones and metals. </text:span><text:span text:style-name="T105">18 </text:span><text:span text:style-name="T15">He sat on a throne on a dais placed over a fine carpet,</text:span><text:span text:style-name="Footnote_20_Symbol"><text:span text:style-name="T15"><text:note text:id="ftn2" text:note-class="footnote"><text:note-citation>2</text:note-citation><text:note-body><text:p text:style-name="Footnote"><text:span text:style-name="T6"><text:s/>Alternative translation: under an awning.</text:span></text:p></text:note-body></text:note></text:span></text:span><text:span text:style-name="T15"> </text:span><text:span text:style-name="T105">19 </text:span><text:span text:style-name="T15">and had set his feet on a golden footstool. </text:span><text:span text:style-name="T105">20 </text:span><text:span text:style-name="T15">He would not remove his feet in my presence! </text:span><text:span text:style-name="T105">21 </text:span><text:span text:style-name="T15">He had stationed no less than five thousand of his </text:span><text:span text:style-name="T22">choice</text:span><text:span text:style-name="T15"> guards to his right and left. </text:span><text:span text:style-name="T105">22 </text:span><text:span text:style-name="T15">(He ordered) six grass-fed oxen and sixty fattened sheep placed (on tables) for a meal; </text:span><text:span text:style-name="T105">23 </text:span><text:span text:style-name="T15">and he took over the performance of my king’s cleansing rites. </text:span><text:span text:style-name="T105">24 </text:span><text:span text:style-name="T15">No one bothered to bring me in through the very gate at which no-one had inquired about your (well-being). </text:span></text:p>
      <text:p text:style-name="P38"><text:span text:style-name="T105">25 </text:span><text:span text:style-name="T15">As I entered (anyway), </text:span><text:span text:style-name="T105">26 </text:span><text:span text:style-name="T15">someone brought me a chair with red gold encrusted knobs and told me: “Sit!” </text:span><text:span text:style-name="T105">27 </text:span><text:span text:style-name="T15">I answered him: “When I am on my king’s orders I stand—I do not sit!” </text:span><text:span text:style-name="T105">28 </text:span><text:span text:style-name="T15">Someone placed</text:span><text:span text:style-name="Footnote_20_Symbol"><text:span text:style-name="T15"><text:note text:id="ftn3" text:note-class="footnote"><text:note-citation>3</text:note-citation><text:note-body><text:p text:style-name="Footnote"><text:span text:style-name="T6"><text:s/>Var.: heaped up.</text:span></text:p></text:note-body></text:note></text:span></text:span><text:span text:style-name="T15"> two grass-fed oxen and twenty grass-fed sheep onto my table, </text:span><text:span text:style-name="T105">29 </text:span><text:span text:style-name="T15">but even though I had given no offense, my king’s (own) guardsmen overturned my table. </text:span><text:span text:style-name="T105">30 </text:span><text:span text:style-name="T15">I was so frightened that my skin crawled!</text:span></text:p>
      <text:p text:style-name="P38"><text:span text:style-name="T105">31–32 </text:span><text:span text:style-name="T15">My king, you gave me orders the evening of the fifth day of the Ninazu Festival Month;</text:span></text:p>
      <text:p text:style-name="P16"><text:span text:style-name="T105">33–34 </text:span><text:span text:style-name="T15">I am sending you a courier the evening of the first day of the Swan-Eating Month. </text:span><text:span text:style-name="T105">35 </text:span><text:span text:style-name="T15">It is midday, and war is brewing! </text:span><text:span text:style-name="T105">36 </text:span><text:span text:style-name="T15">Now my king is informed (about all of this)!</text:span></text:p>
      <text:p text:style-name="P27"/>
      <text:p text:style-name="P35">Commentary</text:p>
      <text:p text:style-name="P27"/>
      <text:p text:style-name="P27">Although this was the most commonly studied letter in the OB schools, it is full of lexical and syntactic difficulties. For this reason, but also because this translation differs from all previous ones, including a number of my own, a detailed commentary is required. </text:p>
      <text:p text:style-name="P27"/>
      <text:p text:style-name="P1"><text:soft-page-break/><text:span text:style-name="T37">1</text:span><text:span text:style-name="T6">. A constant problem that has come up in working with the CKU has been the rendition of </text:span><text:span text:style-name="T41">lugal.Ñu</text:span><text:span text:style-name="T6"> (</text:span><text:span text:style-name="T41">lugal-</text:span><text:span text:style-name="T53">Ñ</text:span><text:span text:style-name="T41">u</text:span><text:span text:style-name="T90">10</text:span><text:span text:style-name="T6">), literally, “my lord,” or “my king.” This occurs most frequently in the address phrase of letter addressed to kings: </text:span><text:span text:style-name="T41">lugal-</text:span><text:span text:style-name="T53">Ñ</text:span><text:span text:style-name="T41">u</text:span><text:span text:style-name="T90">10</text:span><text:span text:style-name="T41">-ra ù-na-(a)-dug</text:span><text:span text:style-name="T90">4</text:span><text:span text:style-name="T6">. For Akkadian speaking scribes this corresponded, almost morpheme for morpheme, to the corresponding letter formula </text:span><text:span text:style-name="T54">ana b</text:span><text:span text:style-name="T125">ē</text:span><text:span text:style-name="T54">liia qib</text:span><text:span text:style-name="T125">ī</text:span><text:span text:style-name="T54">ma</text:span><text:span text:style-name="T6">, as discussed above. It is quite possible that the Sumerian phrase is actually a calque from Akkadian; nevertheless, </text:span><text:span text:style-name="T41">lugal.Ñu</text:span><text:span text:style-name="T6"> means more than “my king” in Ur III Sumerian. In administrative texts from Drehem the name of the living king is almost never invoked, except to refer to statues. Rather, the term that is used is </text:span><text:span text:style-name="T40">lugal.</text:span><text:span text:style-name="T52">Ñ</text:span><text:span text:style-name="T40">u</text:span><text:span text:style-name="T6">, even in third-person reference; correspondingly, often finds </text:span><text:span text:style-name="T41">ereå.</text:span><text:span text:style-name="T53">Ñ</text:span><text:span text:style-name="T41">a</text:span><text:span text:style-name="T6"> (</text:span><text:span text:style-name="T41">ereå-</text:span><text:span text:style-name="T53">Ñ</text:span><text:span text:style-name="T41">á</text:span><text:span text:style-name="T6">), literally “my queen/mistress,” when the queen is mentioned (P. Michalowski, </text:span><text:span text:style-name="T55">Syro-Mesopotamian Studies</text:span><text:span text:style-name="T59"> 2/3 (1978)</text:span><text:span text:style-name="T6"> <text:s/>88–89); it is important to remember that in the political language of the Ur III state, with a few exceptions that need not concern us here, there was only one real </text:span><text:span text:style-name="T41">lugal</text:span><text:span text:style-name="T6"> in the mundane world, and that was the sovereign of Ur; all other rulers were described as </text:span><text:span text:style-name="T41">énsi</text:span><text:span text:style-name="T6">, as were the provincial and city governors of the state itself. At the same time, the word </text:span><text:span text:style-name="T41">lugal</text:span><text:span text:style-name="T6"> can be used, more simply, to mean “master,” much like Akkadian </text:span><text:span text:style-name="T54">b</text:span><text:span text:style-name="T125">ē</text:span><text:span text:style-name="T54">lu</text:span><text:span text:style-name="T6">, for the master of a slave, for example. From this one may infer that the phrase is an important formal manner of address, and I have struggled with the translations, going back and forth between “my liege,” “his majesty,” “Milord,” and simply “my king.” For subjective aesthetic reasons I have settled on the latter, although stylistically, and even perhaps ideologically, this is perhaps not the best solution. </text:span></text:p>
      <text:p text:style-name="P27"/>
      <text:p text:style-name="P16"><text:span text:style-name="T8">3</text:span><text:span text:style-name="T15">. The use of the verb </text:span><text:span text:style-name="T30">si…sá</text:span><text:span text:style-name="T15">, “to make straight,” with </text:span><text:span text:style-name="T30">kaskal</text:span><text:span text:style-name="T15">, “road, expedition,” corresponds here to the Akkadian idiomatic use of </text:span><text:span text:style-name="T124">š</text:span><text:span text:style-name="T23">ut</text:span><text:span text:style-name="T124">ēš</text:span><text:span text:style-name="T23">uru</text:span><text:span text:style-name="T15"> in the meaning, “to proceed, march on.” The rare ending </text:span><text:span text:style-name="T30">–ra/e</text:span><text:span text:style-name="T15"> found on nominalized verbal forms has been discussed by J. Krecher, </text:span><text:span text:style-name="T23">ZA</text:span><text:span text:style-name="T15"> 57 (1965) 27, and a host of others, most recently by Christopher Woods. <text:s/>Both suggest that it serves to topicalize or stress the end of subordinate clauses and also </text:span><text:soft-page-break/><text:span text:style-name="T15">has a secondary temporal or spatial meaning, hence the translation “while I was….”</text:span><text:span text:style-name="Footnote_20_Symbol"><text:span text:style-name="T15"><text:note text:id="ftn4" text:note-class="footnote"><text:note-citation>4</text:note-citation><text:note-body><text:p text:style-name="P3"><text:span text:style-name="T60"><text:s/>Christopher Woods, “The Element -re and the Organization of Erim-æuå,” paper read at the 213</text:span><text:span text:style-name="T111">th</text:span><text:span text:style-name="T61"> annual meeting of the American Oriental Society, A</text:span><text:span text:style-name="T60">pril 4</text:span><text:span text:style-name="T61">th</text:span><text:span text:style-name="T60">,</text:span><text:span text:style-name="T127"> 2003.</text:span></text:p></text:note-body></text:note></text:span></text:span><text:span text:style-name="T15"> <text:s/>Woods argues that this is still another function of the demonstrative –re.</text:span></text:p>
      <text:p text:style-name="P16"><text:span text:style-name="T15"><text:tab/>On the synonymic word pair </text:span><text:span text:style-name="T28">kaskal har-ra-an-na</text:span><text:span text:style-name="T15"> and on the poetic structure of the opening lines see above p. <text:s/>000. </text:span></text:p>
      <text:p text:style-name="P27"/>
      <text:p text:style-name="P47"><text:span text:style-name="T37">5</text:span><text:span text:style-name="T6">. The expression </text:span><text:span text:style-name="T41">a-­rá</text:span><text:span text:style-name="T62"> </text:span><text:span text:style-name="T41">zu</text:span><text:span text:style-name="T62"> </text:span><text:span text:style-name="T6">requires comment. In Sumerian the noun </text:span><text:span text:style-name="T41">a-­rá</text:span><text:span text:style-name="T62"> means</text:span><text:span text:style-name="T6"> “times (mathematical)” as well as “customary way, manner of behavior.” Its Akkadian equivalent, </text:span><text:span text:style-name="T54">alaktu</text:span><text:span text:style-name="T6">, has a broader meaning, semantically parallel to English “way,” as already in Old Assyrian and Old Babylonian it can also refer to “road, way, passage, etc.” Students would have known the expression </text:span><text:span text:style-name="T41">a-­rá</text:span><text:span text:style-name="T62"> </text:span><text:span text:style-name="T41">zu</text:span><text:span text:style-name="T62"> </text:span><text:span text:style-name="T6">from </text:span><text:span text:style-name="T54">Lipit-E</text:span><text:span text:style-name="T125">š</text:span><text:span text:style-name="T54">tar Hymn A</text:span><text:span text:style-name="T6"> 39: </text:span><text:span text:style-name="T41">dub­-sar</text:span><text:span text:style-name="T62"> </text:span><text:span text:style-name="T41">a-­rá</text:span><text:span text:style-name="T62"> </text:span><text:span text:style-name="T41">zu</text:span><text:span text:style-name="T62"> </text:span><text:span text:style-name="T114">d</text:span><text:span text:style-name="T41">nidaba­-ka-­me-­en</text:span><text:span text:style-name="T62">, </text:span><text:span text:style-name="T6">“I am a scribe who knows the ways of Nidaba.” Closer to the general semantic context of the letter is the use found in the </text:span><text:span text:style-name="T54">Death of Ur-Namma</text:span><text:span text:style-name="T6"> B 10–­11: </text:span></text:p>
      <text:p text:style-name="P48"/>
      <text:p text:style-name="P52"><text:span text:style-name="T128">Ñ</text:span><text:span text:style-name="T129">iå</text:span><text:span text:style-name="T41">tir ha­-åu-­úr ≠ba-­da</text:span><text:span text:style-name="T44"></text:span><text:span text:style-name="T41">-­an-­sìg</text:span><text:span text:style-name="T6"> </text:span><text:span text:style-name="T41">a-­rá</text:span><text:span text:style-name="T62"> </text:span><text:span text:style-name="T41">≠kalam­-ma</text:span><text:span text:style-name="T44"></text:span><text:span text:style-name="T41"> ba­-e­-sùh</text:span></text:p>
      <text:p text:style-name="P52"><text:span text:style-name="T117">Ñ</text:span><text:span text:style-name="T113">iå</text:span><text:span text:style-name="T40">erin kalam­-ma­</text:span><text:span text:style-name="T63">-</text:span><text:span text:style-name="T41">≠</text:span><text:span text:style-name="T40">ke</text:span><text:span text:style-name="T89">4</text:span><text:span text:style-name="T44"></text:span><text:span text:style-name="T41"> </text:span><text:span text:style-name="T40">ba-</text:span><text:span text:style-name="T41">da-­bal</text:span><text:span text:style-name="T6"> </text:span><text:span text:style-name="T41">a-­≠rá</text:span><text:span text:style-name="T62"> </text:span><text:span text:style-name="T41">kalam</text:span><text:span text:style-name="T44"></text:span><text:span text:style-name="T41">-­ma</text:span><text:span text:style-name="T6"> </text:span><text:span text:style-name="T41">ba­-e-­kúr</text:span></text:p>
      <text:p text:style-name="P49"/>
      <text:p text:style-name="P54">(Ur­-Namma,) the stand of cypress trees was struck down; the mood of the homeland was confused, </text:p>
      <text:p text:style-name="P53"><text:span text:style-name="T6">The juniper tree of the homeland was overturned; the mood of the homeland was altered.</text:span></text:p>
      <text:p text:style-name="P48"/>
      <text:p text:style-name="P50"><text:span text:style-name="T6">Here, as in our passage, the expression appears to be a synonym of </text:span><text:span text:style-name="T41">dím-ma ma-­da</text:span><text:span text:style-name="T62"> = </text:span><text:span text:style-name="T56">ø</text:span><text:span text:style-name="T125">ē</text:span><text:span text:style-name="T54">m m</text:span><text:span text:style-name="T66"></text:span><text:span text:style-name="T54">ti</text:span><text:span text:style-name="T6">, on which see p. </text:span><text:span text:style-name="T130">000</text:span><text:span text:style-name="T6"> below. </text:span></text:p>
      <text:p text:style-name="P51"><text:span text:style-name="T6">There is only one other example of the Sumerian expression with duplication of the verbal root: Waradsin 29 59 [E4.2.13.21] </text:span><text:span text:style-name="T41">a-­rá</text:span><text:span text:style-name="T62"> </text:span><text:span text:style-name="T41">nam­-lugal­-la­-</text:span><text:span text:style-name="T53">Ñ</text:span><text:span text:style-name="T41">á ù</text:span><text:span text:style-name="T53">Ñ</text:span><text:span text:style-name="T41">-­</text:span><text:span text:style-name="T53">Ñ</text:span><text:span text:style-name="T41">á</text:span><text:span text:style-name="T62"> </text:span><text:span text:style-name="T41">zu-­zu-­dè</text:span><text:span text:style-name="T62">, </text:span><text:span text:style-name="T6">“to </text:span><text:soft-page-break/><text:span text:style-name="T6">inform my</text:span><text:span text:style-name="T104">?</text:span><text:span text:style-name="T6"> people of the conditions of my kingship.” This usage is what one would expect: </text:span><text:span text:style-name="T41">zu</text:span><text:span text:style-name="T62"> </text:span><text:span text:style-name="T6">“to know, learn” and </text:span><text:span text:style-name="T41">zu­-zu</text:span><text:span text:style-name="T62"> </text:span><text:span text:style-name="T6">“to teach,” but that can hardly apply here, and therefore it is most probable that the duplication is intensive: “to thoroughly investigate.” However, in view of the high level of underlying Akkadian syntax and semantics in some of the CKU letters, it is also highly probable that the present line was also understood, by some at least, as “to investigate the roads through the frontier;” in fact, a double meaning may very well be intentional. Indeed, it is possible that </text:span><text:span text:style-name="T39">a-rá zu</text:span><text:span text:style-name="T6"> may be a calque from Akkadian </text:span><text:span text:style-name="T54">alakta lam</text:span><text:span text:style-name="T66"></text:span><text:span text:style-name="T54">du</text:span><text:span text:style-name="T6">, which has been thoroughly analyzed by Tzvi Abusch, </text:span><text:span text:style-name="T54">HTR</text:span><text:span text:style-name="T6"> 80 (1987) 15–42.</text:span></text:p>
      <text:p text:style-name="P38"><text:span text:style-name="T15">Text X1 has additional material which may perhaps be restored as: </text:span><text:span text:style-name="T30">[suhuå ma-d]a gi-ne-dè</text:span><text:span text:style-name="T15">, “to secure the foundations of the land.”</text:span></text:p>
      <text:p text:style-name="P27"/>
      <text:p text:style-name="P16"><text:span text:style-name="T7">8</text:span><text:span text:style-name="T15">. This line is unique; it has caused problems for all who have worked on this text, and remains open to different interpretations. The verb is probably </text:span><text:span text:style-name="T30">ka…de</text:span><text:span text:style-name="T84">6</text:span><text:span text:style-name="T15">, “to bring news,” discussed by M. Civil, </text:span><text:span text:style-name="T23">AOAT</text:span><text:span text:style-name="T15"> 25 92. Since this is a calque of </text:span><text:span text:style-name="T23">pû</text:span><text:span text:style-name="T15">+suffix+</text:span><text:span text:style-name="T23">ab</text:span><text:span text:style-name="T14"></text:span><text:span text:style-name="T23">lum,</text:span><text:span text:style-name="T15"> the syntax of the phrase has to be understood as Akkadian. The noun is qualified by </text:span><text:span text:style-name="T30">u</text:span><text:span text:style-name="T84">4</text:span><text:span text:style-name="T30">-da</text:span><text:span text:style-name="T15">. One could understand this in an adverbial manner, as in </text:span><text:span text:style-name="T30">á u</text:span><text:span text:style-name="T84">4</text:span><text:span text:style-name="T30">-da</text:span><text:span text:style-name="T15">, “daily expenses/wages/work,” for which see R. de Maaijer and B. Jagersma, </text:span><text:span text:style-name="T22">AfO</text:span><text:span text:style-name="T15"> 44/5 (1997–1998) 286, or as “today, present” as in </text:span><text:span text:style-name="T30">munus u</text:span><text:span text:style-name="T84">4</text:span><text:span text:style-name="T30">-da-e-ne</text:span><text:span text:style-name="T15"> in Ukg 6 iii 20’ and 23’, for which see D. O. Edzard, </text:span><text:span text:style-name="T22">Sumerian Grammar</text:span><text:span text:style-name="T15">, 19, who notes that this is an adjectival compound. The plural form here is what drives the translation of lines 6–7; the force of </text:span><text:span text:style-name="T28">ugu</text:span><text:span text:style-name="T15"> in line 6 is difficult to gauge and were it not for this plural form, one would consider the rendition “to council (with) Apila</text:span><text:span text:style-name="T120">š</text:span><text:span text:style-name="T15">a and come to mutual agreement.”</text:span></text:p>
      <text:p text:style-name="P38"><text:span text:style-name="T15">The final verb is </text:span><text:span text:style-name="T30">á…ág</text:span><text:span text:style-name="T15">, “to send news, command, instruct.” In CKU it is almost always construed with /</text:span><text:span text:style-name="T30">-åe</text:span><text:span text:style-name="T15">/ on the first element. To my knowledge, this idiosyncratic usage is not attested elsewhere; for the most part OB Sumerian utilizes </text:span><text:span text:style-name="T29">-</text:span><text:span text:style-name="T30">bi</text:span><text:span text:style-name="T15"> rather than </text:span><text:span text:style-name="T30">–åe</text:span><text:span text:style-name="T84">1/3</text:span><text:span text:style-name="T15">. This element must be the deictic particle /</text:span><text:span text:style-name="T30">-åe</text:span><text:span text:style-name="T15">/, and the use of it here probably reflects </text:span><text:soft-page-break/><text:span text:style-name="T15">confusion with </text:span><text:span text:style-name="T30">á-åe</text:span><text:span text:style-name="T15"> = </text:span><text:span text:style-name="T23">anumma</text:span><text:span text:style-name="T15">, “now, here.” Students in OB schools would have been familiar with the rhetorical use of the verb governing purpose clauses from the elementary exercise </text:span><text:span text:style-name="T22">Iddin-Dagan Hymn B</text:span><text:span text:style-name="T15"> (part of the “tetrad”). The first person ergative agreement marker, usually 0 in classical Sumerian, is here expressed by </text:span><text:span text:style-name="T30">a(-a)</text:span><text:span text:style-name="T15">; see P. Attinger, </text:span><text:span text:style-name="T22">Eléments,</text:span><text:span text:style-name="T15"> 207 and F. Huber, </text:span><text:span text:style-name="T22">ZA</text:span><text:span text:style-name="T15"> 91 (2001) 175.</text:span></text:p>
      <text:p text:style-name="P23"/>
      <text:p text:style-name="P16"><text:span text:style-name="T7">9. </text:span><text:span text:style-name="T16">Note the intentionally ambiguous use of the term </text:span><text:span text:style-name="T31">é-gal</text:span><text:span text:style-name="T16"> to designate Apila</text:span><text:span text:style-name="T121">š</text:span><text:span text:style-name="T16">a’s residence. On one level Aradmu is implying the usurpation of royal power, anticipating the lines that follow; rhetorically, the line really means “when I had arrived at his residence that was a veritable royal palace.” On a more prosaic level, the word </text:span><text:span text:style-name="T31">é-gal</text:span><text:span text:style-name="T16"> can be used to designate roadside establishments as well as royal palaces; apprentice scribes would know this from their study of the ubiquitous hymn </text:span><text:span text:style-name="T25">Åulgi A</text:span><text:span text:style-name="T16">, in which the king boasts that he built roadside establishments, or caravan serai (</text:span><text:span text:style-name="T31">é-gal</text:span><text:span text:style-name="T16">), for travelers along the roads of Sumer (line 29). Similar ambiguous rhetoric is probably found in the final part of </text:span><text:span text:style-name="T24">Inana and Åukaletuda</text:span><text:span text:style-name="T16">; the goddess predicts that after his death Åukaletuda will be remembered in songs performed in royal palaces (line 298: </text:span><text:span text:style-name="T31">é-gal lugal</text:span><text:span text:style-name="T16">) but that he will dwell in the caravanserai of the open desert (line 301: </text:span><text:span text:style-name="T31">é-≠gal</text:span><text:span text:style-name="T108">?</text:span><text:span text:style-name="T33"></text:span><text:span text:style-name="T31"> eden-na é-zu hé-a</text:span><text:span text:style-name="T16">). Note that there were at least seven placed designated as </text:span><text:span text:style-name="T31">é-gal</text:span><text:span text:style-name="T16"> in the Umma province alone in Ur III times (P. Steinkeller, </text:span><text:span text:style-name="T25">FS</text:span><text:span text:style-name="T16"> </text:span><text:span text:style-name="T25">Adams </text:span><text:span text:style-name="T16">193). There is one Ur III document from Nippur that mentions an </text:span><text:span text:style-name="T31">é-gal</text:span><text:span text:style-name="T16"> </text:span><text:span text:style-name="T31">énsi-ka</text:span><text:span text:style-name="T16"> located in nearby Tumal (</text:span><text:span text:style-name="T25">TMH</text:span><text:span text:style-name="T16"> </text:span><text:span text:style-name="T25">NF</text:span><text:span text:style-name="T16"> 1–2 174: 7–8). Since Tumal did not have its own governor, this must refer to the temporary residence of the man who ran Nippur; see also, possibly the Girsu document </text:span><text:span text:style-name="T25">TÉL</text:span><text:span text:style-name="T16"> 271: 4 (</text:span><text:span text:style-name="T31">é-gal énsi ba-an-ku</text:span><text:span text:style-name="T85">4</text:span><text:span text:style-name="T16">).</text:span></text:p>
      <text:p text:style-name="P23"/>
      <text:p text:style-name="P1"><text:span text:style-name="T37">10. </text:span><text:span text:style-name="T70">This expression has a very specific technical meaning in this context. </text:span><text:span text:style-name="T42">silim-ma</text:span><text:span text:style-name="T70"> is not “hail,” or “bon santé,” but a very specific obligation to inquire about the king’s well-being and safety. It seems to allude to a blessing that was used in the time of Åulgi that might be idiomatically rendered as “Long Live the King.” The wording of this blessing is explicitly </text:span><text:soft-page-break/><text:span text:style-name="T70">provided in ArÅ4: </text:span><text:span text:style-name="T6">6–7 (letter 8):</text:span><text:span text:style-name="T71"> </text:span><text:span text:style-name="T41">silim-ma lugal-</text:span><text:span text:style-name="T53">Ñ</text:span><text:span text:style-name="T41">á-ke</text:span><text:span text:style-name="T90">4</text:span><text:span text:style-name="T41"> èn mu-tar-re-eå lugal-me u</text:span><text:span text:style-name="T90">4</text:span><text:span text:style-name="T41"> da-rí-åè hé-ti gù bí-in-≠dé</text:span><text:span text:style-name="T44"></text:span><text:span text:style-name="T41">-eå</text:span><text:span text:style-name="T6">, “they inquired about my king’s well-being and shouted out ‘Long Live the King!’” Almost the same wording is found in a subscript written at the end of the Ur III version of the</text:span><text:span text:style-name="T57"> Sumerian King List</text:span><text:span text:style-name="T72"> (which ends with the reign of Ur-Namma)</text:span><text:span text:style-name="T6">:</text:span><text:span text:style-name="T71"> </text:span><text:span text:style-name="T114">≠d</text:span><text:span text:style-name="T115"></text:span><text:span text:style-name="T41">åul-gi lugal-</text:span><text:span text:style-name="T53">Ñ</text:span><text:span text:style-name="T41">u</text:span><text:span text:style-name="T90">10</text:span><text:span text:style-name="T41"> u</text:span><text:span text:style-name="T90">4</text:span><text:span text:style-name="T41"> sud-åè ≠ha</text:span><text:span text:style-name="T44"></text:span><text:span text:style-name="T41">-ti-il</text:span><text:span text:style-name="T6">, “May Åulgi, my king, live a life of long days!” (P. Steinkeller, </text:span><text:span text:style-name="T57">Fs. Wilcke</text:span><text:span text:style-name="T6"> 274). This official blessing is also encoded in OB personal names such as Hamatil, U</text:span>š<text:span text:style-name="T6">are</text:span>š<text:span text:style-name="T6">-hetil (Mari and E</text:span>š<text:span text:style-name="T6">nunna), and Til-ani-hesud (Akk. Balassu-lirik; see, most recently, D. Charpin, </text:span><text:span text:style-name="T57">OBO</text:span><text:span text:style-name="T6"> 160/4 262, idem., </text:span><text:span text:style-name="T57">Hammurapi </text:span><text:span text:style-name="T6">142–43). In Ur III we commonly find </text:span><text:span text:style-name="T41">RN/lugal/nin/PN-ha-ma-ti</text:span><text:span text:style-name="T6">, and once </text:span><text:span text:style-name="T114">d</text:span><text:span text:style-name="T41">Åu-</text:span><text:span text:style-name="T114">d</text:span><text:span text:style-name="T41">Sin-hé-ti</text:span><text:span text:style-name="T6"> (</text:span><text:span text:style-name="T57">CUAS</text:span><text:span text:style-name="T6"> 88:3). This was obviously a common element of royal protocol, as evidenced by a passage in a letter from Iamum to Zimri-Lim in Mari: “the entire army cried out ‘Long Live Our King’ (</text:span><text:span text:style-name="T57">bur bêl</text:span><text:span text:style-name="T126">ī</text:span><text:span text:style-name="T6">)!” (</text:span><text:span text:style-name="T57">ARM</text:span><text:span text:style-name="T6"> 26/2 327 2’–3’); the same cry was addressed to Hammurabi, according to </text:span><text:span text:style-name="T57">ARM</text:span><text:span text:style-name="T6"> 26/2 363 5–10; see also J. M. Durand, </text:span><text:span text:style-name="T54">LAPO</text:span><text:span text:style-name="T6"> 17 9d. </text:span></text:p>
      <text:p text:style-name="P8"><text:span text:style-name="T6">This use of the term is also attested in an Ur III document from the Drehem “treasury”; in </text:span><text:span text:style-name="T54">JCS</text:span><text:span text:style-name="T6"> 10 (1956) 30 10 a messenger receives silver rings (lines 3–4): </text:span><text:span text:style-name="T41">mu silim-ma a-bí-sí-im-ti, ≠unug</text:span><text:span text:style-name="T44"></text:span><text:span text:style-name="T114">ki</text:span><text:span text:style-name="T41">-ta mu-de</text:span><text:span text:style-name="T90">6</text:span><text:span text:style-name="T41">-a-åè</text:span><text:span text:style-name="T6">, “because he brought the salutations of (Queen) Abi-simti from Uruk.” </text:span></text:p>
      <text:p text:style-name="P4"><text:tab/></text:p>
      <text:p text:style-name="P1"><text:span text:style-name="T38">11</text:span><text:span text:style-name="T6">. To my knowledge, the idiom, or compound verb, </text:span><text:span text:style-name="T41">dúr(…)zi</text:span><text:span text:style-name="T6"> is otherwise unattested. Compare the commonly attested</text:span><text:span text:style-name="T71"> </text:span><text:span text:style-name="T41">dúr…gar</text:span><text:span text:style-name="T6">, “to sit, dwell.”</text:span></text:p>
      <text:p text:style-name="P23"/>
      <text:p text:style-name="P16"><text:span text:style-name="T7">12</text:span><text:span text:style-name="T15">. The reading of this line is not clear, and it appears that it already offered problems to the ancients so that some Nippur students solved the problem by omitting it altogether. Every text has a different version of this line. With reservations I base my interpretation on </text:span><text:span text:style-name="T30">mud</text:span><text:span text:style-name="T15"> = </text:span><text:span text:style-name="T22">gal</text:span><text:span text:style-name="T14"></text:span><text:span text:style-name="T22">tu</text:span><text:span text:style-name="T15">, “to be or become restless or nervous,” or </text:span><text:span text:style-name="T23">par</text:span><text:span text:style-name="T14"></text:span><text:span text:style-name="T23">du</text:span><text:span text:style-name="T17">, “to be scared, terrified,” assuming that </text:span><text:span text:style-name="T32">túm </text:span><text:span text:style-name="T17">in N9 and X3 reflect aural misinterpretations. The use of </text:span><text:span text:style-name="T19">mud</text:span><text:span text:style-name="T17"> as </text:span><text:span text:style-name="T23">qulu</text:span><text:span text:style-name="T17">, “silence, torpor,” for which see now M. Jaques, </text:span><text:span text:style-name="T23">Le vocabulaire des sentiments</text:span><text:span text:style-name="T17"> </text:span><text:soft-page-break/><text:span text:style-name="T17">217, is clearly related. One assumes a rhetorical progress; here Aradmu is very worried but after the rest of the story he is absolutely terrified (line 30).</text:span></text:p>
      <text:p text:style-name="P27"/>
      <text:p text:style-name="P16"><text:span text:style-name="T7">14</text:span><text:span text:style-name="T15">. It is difficult to ascertain the exact meaning of the rare</text:span><text:span text:style-name="T18"> </text:span><text:span text:style-name="T30">é kaskal-(la)</text:span><text:span text:style-name="T15">. The word is documented as </text:span><text:span text:style-name="T30">é kaskal</text:span><text:span text:style-name="T15"> in two Sargonic period texts (</text:span><text:span text:style-name="T23">OIP </text:span><text:span text:style-name="T15">14 43:1, </text:span><text:span text:style-name="T23">Nik. </text:span><text:span text:style-name="T15">2 53:5 </text:span><text:span text:style-name="T30">[ereå é kaskal-åè gin-né]</text:span><text:span text:style-name="T29">)</text:span><text:span text:style-name="T15">, and only twice in Ur III. The first is an incomplete Umma text (</text:span><text:span text:style-name="T23">CUAS</text:span><text:span text:style-name="T15"> 93:2); the second is an account from Urusagrig that includes provisions for a royal messenger, </text:span><text:span text:style-name="T30">u</text:span><text:span text:style-name="T84">4</text:span><text:span text:style-name="T30"> é kaskal lugal sa gi</text:span><text:span text:style-name="T84">4</text:span><text:span text:style-name="T30">-gi</text:span><text:span text:style-name="T84">4</text:span><text:span text:style-name="T30">-dè im-gin-na-a</text:span><text:span text:style-name="T15">, “when he traveled to prepare the royal</text:span><text:span text:style-name="T22"> travel tent</text:span><text:span text:style-name="T15">” (LH 5458 8–9, courtesy D. I. Owen). Note that the scribe of N1 was thinking of the more common </text:span><text:span text:style-name="T30">é dána</text:span><text:span text:style-name="T15">, rather than </text:span><text:span text:style-name="T30">é kaskal-la</text:span><text:span text:style-name="T15"> but thought better of it and complemented the term with </text:span><text:span text:style-name="T30">-la</text:span><text:span text:style-name="T15">. </text:span></text:p>
      <text:p text:style-name="P8"><text:span text:style-name="T142">IGI.KAK</text:span><text:span text:style-name="T6"> with the reading </text:span><text:span text:style-name="T41">åukur</text:span><text:span text:style-name="T6"> = </text:span><text:span text:style-name="T57">åukurru</text:span><text:span text:style-name="T6"> stands for a lance or spear for war and hunting but which can also have other uses, more specifically as a pole or stake to create fencing, in our case to hold the fleece panels. This is clearly the case in </text:span><text:span text:style-name="T54">the Lamentation over the Destruction of Sumer and Ur</text:span><text:span text:style-name="T6"> 45: </text:span><text:span text:style-name="T41">sipa-dè </text:span><text:span text:style-name="T114">gi</text:span><text:span text:style-name="T41">åukur-ra ama</text:span><text:span text:style-name="T143">š</text:span><text:span text:style-name="T41"> kù-ga åu nu-nigin-dè</text:span><text:span text:style-name="T6">, “that the shepherd(s) not enclose the sacred sheep fold with a fence.” The image of a fence made up of fleece panels held up by metal poles is what lies behind the otherwise impenetrable passage in </text:span><text:span text:style-name="T54">Åulgi Hymn B</text:span><text:span text:style-name="T6"> 339–341:</text:span></text:p>
      <text:p text:style-name="P9"/>
      <text:p text:style-name="P10"><text:span text:style-name="T41">piri</text:span><text:span text:style-name="T53">Ñ</text:span><text:span text:style-name="T41"> igi </text:span><text:span text:style-name="T114">urudu</text:span><text:span text:style-name="T41">åukur-ra ga-raå</text:span><text:span text:style-name="T114">sar</text:span><text:span text:style-name="T41">-gin</text:span><text:span text:style-name="T90">7</text:span><text:span text:style-name="T41"> åab-åab-e</text:span></text:p>
      <text:p text:style-name="P10"><text:span text:style-name="T41">nemur(</text:span><text:span text:style-name="T53">PIRI</text:span><text:span text:style-name="T133">Ğ</text:span><text:span text:style-name="T53">.TUR</text:span><text:span text:style-name="T41">) åu zi-ga igi </text:span><text:span text:style-name="T118">Ñ</text:span><text:span text:style-name="T114">iå</text:span><text:span text:style-name="T41">ga-rí</text:span><text:span text:style-name="T53">Ñ</text:span><text:span text:style-name="T41">-ak gi-gin</text:span><text:span text:style-name="T90">7</text:span><text:span text:style-name="T41"> åa</text:span><text:span text:style-name="T90">5</text:span><text:span text:style-name="T41">-åa</text:span><text:span text:style-name="T90">5</text:span><text:span text:style-name="T41">-dam</text:span></text:p>
      <text:p text:style-name="P10"><text:span text:style-name="T41">zi-bi ur-gir</text:span><text:span text:style-name="T90">17</text:span><text:span text:style-name="T41">-gin</text:span><text:span text:style-name="T90">7</text:span><text:span text:style-name="T41"> </text:span><text:span text:style-name="T114">urudu</text:span><text:span text:style-name="T41">dur</text:span><text:span text:style-name="T90">10</text:span><text:span text:style-name="T41"> </text:span><text:span text:style-name="T53">UÅ.NE.NE</text:span><text:span text:style-name="T41">-ga</text:span></text:p>
      <text:p text:style-name="P4"/>
      <text:p text:style-name="P11">Lions (trapped) by copper stakes are cut off like leeks,</text:p>
      <text:p text:style-name="P10"><text:span text:style-name="T6">Furious </text:span><text:span text:style-name="T54">leopards</text:span><text:span text:style-name="T6"> (trapped) by fleece panels are broken like reeds,</text:span></text:p>
      <text:p text:style-name="P10"><text:span text:style-name="T6">Their life is … like dogs by an axe.</text:span></text:p>
      <text:p text:style-name="P11"/>
      <text:p text:style-name="P2"><text:soft-page-break/><text:span text:style-name="T6">This is the meaning also implied by Diri Nippur 145 (</text:span><text:span text:style-name="T57">MSL</text:span><text:span text:style-name="T6"> 15 18), which provides the equivalence with </text:span><text:span text:style-name="T57">æa-al-wu/mu-ú-um. </text:span><text:span text:style-name="T6">This must be the same word as </text:span><text:span text:style-name="T57">æalwu</text:span><text:span text:style-name="T6">, “border wall,” listed in </text:span><text:span text:style-name="T57">CAD</text:span><text:span text:style-name="T6"> H 57 as a Hurrian loan with distribution limited to Nuzi. </text:span></text:p>
      <text:p text:style-name="P5"/>
      <text:p text:style-name="P2"><text:span text:style-name="T38">17</text:span><text:span text:style-name="T6">. The compound verb </text:span><text:span text:style-name="T41">mí…dug</text:span><text:span text:style-name="T90">4</text:span><text:span text:style-name="T6"> has many nuances; see P. Attinger, </text:span><text:span text:style-name="T57">Eléments</text:span><text:span text:style-name="T6"> 603–19. On p. 612 he reads the line as </text:span><text:span text:style-name="T41">[na</text:span><text:span text:style-name="T90">4</text:span><text:span text:style-name="T41"> (?)] ≠za</text:span><text:span text:style-name="T114">?</text:span><text:span text:style-name="T44"></text:span><text:span text:style-name="T41">-gin</text:span><text:span text:style-name="T90">3</text:span><text:span text:style-name="T114">?</text:span><text:span text:style-name="T41"> ku</text:span><text:span text:style-name="T90">3</text:span><text:span text:style-name="T41">-sig</text:span><text:span text:style-name="T90">17</text:span><text:span text:style-name="T41"> ku</text:span><text:span text:style-name="T90">3</text:span><text:span text:style-name="T41">-babbar ≠</text:span><text:span text:style-name="T114">na</text:span><text:span text:style-name="T145">4</text:span><text:span text:style-name="T41">gug</text:span><text:span text:style-name="T44"></text:span><text:span text:style-name="T41"> mi</text:span><text:span text:style-name="T90">2</text:span><text:span text:style-name="T41"> zi-de-eå</text:span><text:span text:style-name="T90">3</text:span><text:span text:style-name="T41"> im-me</text:span><text:span text:style-name="T73">,</text:span><text:span text:style-name="T6"> and proposes a translation: “Il (Apilla</text:span>š<text:span text:style-name="T6">a) ne (prend soin comme il se droit=) s’intéresse vraiment qu’au lapis, à l’or, à l’argent et à la cornaline.” We differ in the reading of the line but I would not completely rule out his interpretation. The verb is </text:span><text:span text:style-name="T41">mí zi-dè-eå…dug</text:span><text:span text:style-name="T90">4</text:span><text:span text:style-name="T81"> </text:span><text:span text:style-name="T6">and corresponds to Akk. </text:span><text:span text:style-name="T57">k</text:span><text:span text:style-name="T126">ī</text:span><text:span text:style-name="T57">ni</text:span><text:span text:style-name="T126">š</text:span><text:span text:style-name="T57"> kunnu</text:span><text:span text:style-name="T6">, “to honor.” The translation of the syntactic connections in lines 16–19 reflects the use of the non-perfect (17) followed by perfect (18 and 19).</text:span></text:p>
      <text:p text:style-name="P23"/>
      <text:p text:style-name="P1"><text:span text:style-name="T37">18</text:span><text:span text:style-name="T6">. The complex </text:span><text:span text:style-name="T53">TÚG.MAH</text:span><text:span text:style-name="T6"> can be read</text:span><text:span text:style-name="T41"> </text:span><text:span text:style-name="T114">túg</text:span><text:span text:style-name="T41">åutur</text:span><text:span text:style-name="T6"> or </text:span><text:span text:style-name="T41">túg-mah</text:span><text:span text:style-name="T6">, all with the meaning “finest quality cloth/garment;” see M. Green, </text:span><text:span text:style-name="T54">JCS </text:span><text:span text:style-name="T6">30 (1978) 150. The reading </text:span><text:span text:style-name="T41">åutur</text:span><text:span text:style-name="T71"> </text:span><text:span text:style-name="T6">is adopted here in view of the complement </text:span><text:span text:style-name="T41">–ré</text:span><text:span text:style-name="T40"> </text:span><text:span text:style-name="T6">in U1. This does not mean that all the other students who studied this text understood it in the same manner. It is also possible that some scribes understood this to be a royal robe, as in </text:span><text:span text:style-name="T57">Winter</text:span><text:span text:style-name="T6"> </text:span><text:span text:style-name="T54">and Summer</text:span><text:span text:style-name="T6"> 230: </text:span><text:span text:style-name="T114">d</text:span><text:span text:style-name="T41">i-bí-</text:span><text:span text:style-name="T114">d</text:span><text:span text:style-name="T41">suen </text:span><text:span text:style-name="T114">túg</text:span><text:span text:style-name="T41">åutur </text:span><text:span text:style-name="T114">túg</text:span><text:span text:style-name="T41">hur-sa</text:span><text:span text:style-name="T53">Ñ</text:span><text:span text:style-name="T41"> ù-mu-ni-in-mu</text:span><text:span text:style-name="T90">4</text:span><text:span text:style-name="T73">,</text:span><text:span text:style-name="T89"> </text:span><text:span text:style-name="T6">“after (King) Ibbi-Sin had donned the special robe, the ‘mountain range’ robe …” Thus the line would mean, “sat himself on a throne, dressed in a special (royal) robe.” There is another meaning of the word, however, which is probably more pertinent to the present passage. As W. Heimpel, </text:span><text:span text:style-name="T54">N.A.B.U</text:span><text:span text:style-name="T6">. 1994 72 has argued, in certain contexts </text:span><text:span text:style-name="T53">TÚG.MAH</text:span><text:span text:style-name="T62"> designates</text:span><text:span text:style-name="T73"> a tent, or perhaps an awning. </text:span><text:span text:style-name="T6">The understanding of </text:span><text:span text:style-name="T45">barag</text:span><text:span text:style-name="T6"> follows the traditional interpretation, strengthened by Heimpel’s definition </text:span><text:span text:style-name="T53">TÚG.MAH</text:span><text:span text:style-name="T6">. However, M. Civil, “</text:span><text:span text:style-name="T72">The Unveiling of the </text:span><text:span text:style-name="T54">parakku</text:span><text:span text:style-name="T6">,” (unpublished communication read July 21, 2005 at the RAI in Chicago) has argued that </text:span><text:soft-page-break/><text:span text:style-name="T6">this was really a large ceremonial tent; in that case one would have to translate “he sat inside a (ceremonial) tent under an awning.”</text:span></text:p>
      <text:p text:style-name="P8"><text:span text:style-name="T6">For </text:span><text:span text:style-name="T41">barag</text:span><text:span text:style-name="T6"> and </text:span><text:span text:style-name="T114">túg</text:span><text:span text:style-name="T41">åutur</text:span><text:span text:style-name="T71"> </text:span><text:span text:style-name="T6">together in an economic document, see </text:span><text:span text:style-name="T57">Tutub</text:span><text:span text:style-name="T6"> 46 iii 3–4 (Sargonic). </text:span></text:p>
      <text:p text:style-name="P44"/>
      <text:p text:style-name="P1"><text:span text:style-name="T37">19</text:span><text:span text:style-name="T6">. The noun </text:span><text:span text:style-name="T118">Ñ</text:span><text:span text:style-name="T114">iå</text:span><text:span text:style-name="T53">Ñ</text:span><text:span text:style-name="T41">ìri-gub</text:span><text:span text:style-name="T71"> </text:span><text:span text:style-name="T6">is used to designate an object that is set under foot; in connection with thrones it designates a footstool. D. Soubeyran, </text:span><text:span text:style-name="T54">ARM</text:span><text:span text:style-name="T6"> 23 333, draws attention to the representation of such footstools on cylinder seals, where they belong to deities and kings. This illustrates well the symbolic implications of Apilaåa’s actions.</text:span></text:p>
      <text:p text:style-name="P4"/>
      <text:p text:style-name="P1"><text:span text:style-name="T37">21</text:span><text:span text:style-name="T6">. The high number of guards is undoubtedly hyperbolic and should not be taken literally, although there are examples of very large number of </text:span><text:span text:style-name="T41">àga-ús </text:span><text:span text:style-name="T53">in Ur III texts (Lafont, CDLJ 2009/5); for the meaning of the term see </text:span><text:span text:style-name="T131">p. 000</text:span><text:span text:style-name="T53"> above</text:span><text:span text:style-name="T6">. The use of the Semitic loan for “one thousand” has thus far only been attested in literary royal correspondence (ArÅ7: 8 [7], Ni. 4164 [</text:span><text:span text:style-name="T54">ISET</text:span><text:span text:style-name="T6"> 12 117] “rev.” i: 2 [see </text:span><text:span text:style-name="T130">p.</text:span><text:span text:style-name="T6"> </text:span><text:span text:style-name="T130">000</text:span><text:span text:style-name="T6">], SEpM 8–10). There is an Ur III text from Nippur that mentions 6 </text:span><text:span text:style-name="T54">li-mi</text:span><text:span text:style-name="T6"> 2 </text:span><text:span text:style-name="T54">me-at</text:span><text:span text:style-name="T6"> bricks (</text:span><text:span text:style-name="T54">NRVN</text:span><text:span text:style-name="T6"> 1 318: 1) but it is possible that this was actually written in Akkadian. </text:span></text:p>
      <text:p text:style-name="P8"><text:span text:style-name="T6">The term </text:span><text:span text:style-name="T41">àga-ús sa</text:span><text:span text:style-name="T53">Ñ</text:span><text:span text:style-name="T41">-</text:span><text:span text:style-name="T53">Ñ</text:span><text:span text:style-name="T41">á</text:span><text:span text:style-name="T6"> is rare and difficult to define properly. The earliest attestation known to me is in the seal inscription of one </text:span><text:span text:style-name="T54">e-em-</text:span><text:span text:style-name="T125">š</text:span><text:span text:style-name="T54">i-um</text:span><text:span text:style-name="T6">, </text:span><text:span text:style-name="T41">ugula àga-ús sa</text:span><text:span text:style-name="T53">Ñ</text:span><text:span text:style-name="T41">-gá, árad</text:span><text:span text:style-name="T6"> </text:span><text:span text:style-name="T54">su-mu-èl</text:span><text:span text:style-name="T6"> (D. Frayne, </text:span><text:span text:style-name="T54">RIME</text:span><text:span text:style-name="T6"> 4, E4.3.7.2004). The translation is based on the lexical equation </text:span><text:span text:style-name="T41">éren sa</text:span><text:span text:style-name="T53">Ñ</text:span><text:span text:style-name="T41">-</text:span><text:span text:style-name="T53">Ñ</text:span><text:span text:style-name="T41">á </text:span><text:span text:style-name="T6">= KI.MIN (=ÉREN) </text:span><text:span text:style-name="T54">be-e-ru</text:span><text:span text:style-name="T6">, i.e., </text:span><text:span text:style-name="T54">b</text:span><text:span text:style-name="T125">ē</text:span><text:span text:style-name="T54">ru</text:span><text:span text:style-name="T6"> (Lu II iii I’ 7’ [</text:span><text:span text:style-name="T54">MSL</text:span><text:span text:style-name="T6"> 12 119; see </text:span><text:span text:style-name="T54">CAD</text:span><text:span text:style-name="T6"> B 21, “elite troops”).</text:span></text:p>
      <text:p text:style-name="P8"><text:span text:style-name="T6">The translation “no less than” seeks to render the force of the copula; I have assume that the verbal form is transitive but it is possible, in view of the reinterpretations of the use of Sumerian shifters that are characteristic of many forms in the literary letters, that it is intransitive and means simply “stood (pl.).”</text:span></text:p>
      <text:p text:style-name="P27"/>
      <text:p text:style-name="P16"><text:soft-page-break/><text:span text:style-name="T8">23</text:span><text:span text:style-name="T15">. It is difficult to understand the use of </text:span><text:span text:style-name="T30">sá…dug</text:span><text:span text:style-name="T84">4</text:span><text:span text:style-name="T15"> in this context. In view of the change of tone in the following line, it is possible that Apila</text:span><text:span text:style-name="T120">š</text:span><text:span text:style-name="T15">a performs the ritual on behalf of the welfare of the king. More probable is that in this series of implied usurpations of royal power, Apila</text:span><text:span text:style-name="T120">š</text:span><text:span text:style-name="T15">a is accused of performing rituals that properly belong to the king, as in </text:span><text:span text:style-name="T23">Åulgi Hymn C</text:span><text:span text:style-name="T15"> (Seg A) 28: </text:span><text:span text:style-name="T30">sa</text:span><text:span text:style-name="T20">Ñ</text:span><text:span text:style-name="T30"> mu-tag åu-luh nam-lugal-lá-ka åu gal mu-ni-du</text:span><text:span text:style-name="T84">7</text:span><text:span text:style-name="T16">, “I tou</text:span><text:span text:style-name="T15">ched (the Etemenniguru) and magnificently perfected it with royal </text:span><text:span text:style-name="T120">š</text:span><text:span text:style-name="T15">. purification rites,” and many similar passages where these purification rites are the prerogative of deities and kings. P. Attinger, </text:span><text:span text:style-name="T23">Eléments</text:span><text:span text:style-name="T15"> 96, is clearly thinking in this direction when he renders this line as: “</text:span><text:span text:style-name="T22">il (Apilla</text:span><text:span text:style-name="T123">š</text:span><text:span text:style-name="T22">a) s’est arrogé les rites de purification de mon roi</text:span><text:span text:style-name="T15">.” </text:span></text:p>
      <text:p text:style-name="P8"><text:span text:style-name="T6">The nature of </text:span><text:span text:style-name="T41">åu-luh</text:span><text:span text:style-name="T6"> purification needs a fuller study. These are clearly major rites and seem linked with dining. This is well illustrated by the passage in </text:span><text:span text:style-name="T57">Gudea Cyl. A</text:span><text:span text:style-name="T6"> x: 7–14, in which Ningirsu proclaims:</text:span></text:p>
      <text:p text:style-name="P9"/>
      <text:p text:style-name="P12"><text:span text:style-name="T118">Ñiå</text:span><text:span text:style-name="T53">banåur mu-íl</text:span></text:p>
      <text:p text:style-name="P13">åu-luh si bí-sá </text:p>
      <text:p text:style-name="P12"><text:span text:style-name="T68">åu si sá-a-Ñu</text:span><text:span text:style-name="T96">10</text:span><text:span text:style-name="T95"> </text:span><text:span text:style-name="T68">u </text:span><text:span text:style-name="proper"><text:span text:style-name="T68">an</text:span></text:span><text:span text:style-name="T68"> kù-ge ù-a ba-zi-ge </text:span></text:p>
      <text:p text:style-name="P12"><text:span text:style-name="T68">níg åu-gá du</text:span><text:span text:style-name="T96">10</text:span><text:span text:style-name="T68">-ga-àm </text:span></text:p>
      <text:p text:style-name="P12"><text:span text:style-name="T68">a ugu</text:span><text:span text:style-name="T96">4</text:span><text:span text:style-name="T68">-Ñu</text:span><text:span text:style-name="T96">10</text:span><text:span text:style-name="T68"> </text:span></text:p>
      <text:p text:style-name="P12"><text:span text:style-name="T68">dùg-ga-bi mu-gu</text:span><text:span text:style-name="T96">7</text:span></text:p>
      <text:p text:style-name="P12"><text:span text:style-name="proper"><text:span text:style-name="T53">an</text:span></text:span><text:span text:style-name="T53"> lugal dingir-re-ne-ke</text:span><text:span text:style-name="T94">4</text:span><text:span text:style-name="T53"> </text:span></text:p>
      <text:p text:style-name="P12"><text:span text:style-name="proper"><text:span text:style-name="T118">d</text:span></text:span><text:span text:style-name="proper"><text:span text:style-name="T53">nin-Ñír-su</text:span></text:span><text:span text:style-name="T53"> lugal iåib </text:span><text:span text:style-name="proper"><text:span text:style-name="T53">an-na</text:span></text:span><text:span text:style-name="T53"> </text:span></text:p>
      <text:p text:style-name="P12"><text:span text:style-name="T53">mu-åè mu-sa</text:span><text:span text:style-name="T94">4</text:span></text:p>
      <text:p text:style-name="P14"/>
      <text:p text:style-name="P15">I lifted the tray,</text:p>
      <text:p text:style-name="P15">And performed the ritual hand washing;</text:p>
      <text:p text:style-name="P15">Then my properly prepared hands woke holy An;</text:p>
      <text:p text:style-name="P15">The sweet morsels from my hands</text:p>
      <text:p text:style-name="P15"><text:soft-page-break/>My progenitor</text:p>
      <text:p text:style-name="P15">Eats with pleasure.</text:p>
      <text:p text:style-name="P12"><text:span text:style-name="proper"><text:span text:style-name="T6">An</text:span></text:span><text:span text:style-name="T6">, king of the gods, </text:span></text:p>
      <text:p text:style-name="P15">Then named me </text:p>
      <text:p text:style-name="P12"><text:span text:style-name="T6">“King </text:span><text:span text:style-name="proper"><text:span text:style-name="T6">NinÑirsu</text:span></text:span><text:span text:style-name="T6">, </text:span><text:span text:style-name="proper"><text:span text:style-name="T6">An’s purification priest.”</text:span></text:span></text:p>
      <text:p text:style-name="P1"><text:span text:style-name="proper"><text:span text:style-name="T6"/></text:span></text:p>
      <text:p text:style-name="P1"><text:span text:style-name="proper"><text:span text:style-name="T6">The association between </text:span></text:span><text:span text:style-name="proper"><text:span text:style-name="T41">iåib an-na</text:span></text:span><text:span text:style-name="proper"><text:span text:style-name="T6"> and royalty is attested for </text:span></text:span><text:span text:style-name="proper"><text:span text:style-name="T54">Lipit-E</text:span></text:span><text:span text:style-name="proper"><text:span text:style-name="T125">š</text:span></text:span><text:span text:style-name="proper"><text:span text:style-name="T54">tar</text:span></text:span><text:span text:style-name="proper"><text:span text:style-name="T6"> </text:span></text:span><text:span text:style-name="proper"><text:span text:style-name="T54">Hymn A</text:span></text:span><text:span text:style-name="proper"><text:span text:style-name="T6">: 23, and, more to the point here, for </text:span></text:span><text:span text:style-name="proper"><text:span text:style-name="T54">Rim-Sin</text:span></text:span><text:span text:style-name="proper"><text:span text:style-name="T6"> </text:span></text:span><text:span text:style-name="proper"><text:span text:style-name="T54">Hymn E</text:span></text:span><text:span text:style-name="proper"><text:span text:style-name="T6">: 1–2: </text:span></text:span><text:span text:style-name="proper"><text:span text:style-name="T41">[</text:span></text:span><text:span text:style-name="T41">...] x x [...] åu-luh kù-ga túm-ma [</text:span><text:span text:style-name="T114">d</text:span><text:span text:style-name="T41">ri-im]-</text:span><text:span text:style-name="T114">d</text:span><text:span text:style-name="T41">sin iåib an-na sízkur sikil-la túm-ma</text:span><text:span text:style-name="T6">, “… fit for (performing) the holy </text:span>š<text:span text:style-name="T6">. rites, Rim-Sin, purification priest of An, fit for (performing) the pure </text:span><text:span text:style-name="T41">å</text:span><text:span text:style-name="T6">. rites.”</text:span></text:p>
      <text:p text:style-name="P23"/>
      <text:p text:style-name="P1"><text:span text:style-name="T37">24. </text:span><text:span text:style-name="T70">The word for “gate” ends in /-n/; I understand the opening phrase as a complex anticipatory genitive, </text:span><text:span text:style-name="T42">(a)kan.a(k) en nu.tar.bi</text:span><text:span text:style-name="T70">. On the Sumerian word for gate, probably /</text:span><text:span text:style-name="T42">(a)kan</text:span><text:span text:style-name="T70">/, and its reduplicated equivalent </text:span><text:span text:style-name="T42">/kankan</text:span><text:span text:style-name="T70">/ (found in some sources of Proto-Ea 238 [</text:span><text:span text:style-name="T58">MSL</text:span><text:span text:style-name="T70"> 14 41] and in X8), see M. Civil, </text:span><text:span text:style-name="T58">FS</text:span><text:span text:style-name="T70"> </text:span><text:span text:style-name="T58">Biggs </text:span><text:span text:style-name="T70">19.</text:span></text:p>
      <text:p text:style-name="P8"><text:span text:style-name="T70">Note the use of </text:span><text:span text:style-name="T42">lú</text:span><text:span text:style-name="T70"> here; it is not a high officer who asks him to enter but a mere nobody.</text:span></text:p>
      <text:p text:style-name="P6"/>
      <text:p text:style-name="P1"><text:span text:style-name="T37">28. </text:span><text:span text:style-name="T6">The reading and meaning of the verb is uncertain. The choice of </text:span><text:span text:style-name="T53">Ñ</text:span><text:span text:style-name="T41">ar</text:span><text:span text:style-name="T6"> is based on N2 and Ur1; but other sources have </text:span><text:span text:style-name="T41">sá/di</text:span><text:span text:style-name="T6"> but the final sign is broken in a number of manuscripts. X7 seems to have</text:span><text:span text:style-name="T71"> </text:span><text:span text:style-name="T41">s[á]</text:span><text:span text:style-name="T73">, possibly even </text:span><text:span text:style-name="T41">t[ùm]</text:span><text:span text:style-name="T6"> but the remains are ambiguous. The meaning “heap up” of </text:span><text:span text:style-name="T40">sá</text:span><text:span text:style-name="T6"> is based on the usage found in </text:span><text:span text:style-name="T57">Enki and NinhursaÑa</text:span><text:span text:style-name="T6"> 49 c–e (</text:span><text:span text:style-name="T57">UET</text:span><text:span text:style-name="T6"> 6/1 1 ii 3–5): </text:span><text:span text:style-name="T41">kur </text:span><text:span text:style-name="proper"><text:span text:style-name="T41">me-luh-ha</text:span></text:span><text:span text:style-name="proper"><text:span text:style-name="T114">ki</text:span></text:span><text:span text:style-name="T41"> </text:span><text:span text:style-name="T114">na</text:span><text:span text:style-name="T146">4</text:span><text:span text:style-name="T41">gug níg al di kal-la </text:span><text:span text:style-name="T118">Ñ</text:span><text:span text:style-name="T114">iå</text:span><text:span text:style-name="T41">mes </text:span><text:span text:style-name="proper"><text:span text:style-name="T41">åà-gan</text:span></text:span><text:span text:style-name="T41"> </text:span><text:span text:style-name="T53">Ñ</text:span><text:span text:style-name="T41">iå ab-ba sig</text:span><text:span text:style-name="T90">5</text:span><text:span text:style-name="T41">-g[a] má gal-gal hu-mu-ra-ab-s[á]</text:span><text:span text:style-name="T6">, “May the foreign land of Meluhha load precious desirable cornelian, perfect </text:span><text:span text:style-name="transux"><text:span text:style-name="T41">mes</text:span></text:span><text:span text:style-name="T6"> wood and beautiful </text:span><text:span text:style-name="transux"><text:span text:style-name="T41">aba</text:span></text:span><text:span text:style-name="T6"> wood into large ships for you,” and futher down in </text:span><text:span text:style-name="T57">Enki and NinhursaÑa</text:span><text:span text:style-name="T6"> line 49o (restored). </text:span></text:p>
      <text:p text:style-name="P6"/>
      <text:p text:style-name="P1"><text:soft-page-break/><text:span text:style-name="T37">29</text:span><text:span text:style-name="T6">. This first verb in this line has troubled previous editors. The interpretation offered here is based on </text:span><text:span text:style-name="T41">kár</text:span><text:span text:style-name="T40"> </text:span><text:span text:style-name="T6">= </text:span><text:span text:style-name="T57">ø</text:span><text:span text:style-name="akk"><text:span text:style-name="T57">ap</text:span></text:span><text:span text:style-name="T66"></text:span><text:span text:style-name="akk"><text:span text:style-name="T57">lu</text:span></text:span><text:span text:style-name="akk"><text:span text:style-name="T6">, “to slander, insult.” Note the variant </text:span></text:span><text:span text:style-name="T41">nu-kár-ak-dè</text:span><text:span text:style-name="T6"> in N6, which seems to be in harmony with the lexical entries such as</text:span><text:span text:style-name="T41"> lú-kár-ak</text:span><text:span text:style-name="T6"> = </text:span><text:span text:style-name="T57">øa-ap-lum </text:span><text:span text:style-name="T6">(OB Lu D 240 [</text:span><text:span text:style-name="T57">MSL</text:span><text:span text:style-name="T6"> 12 208]). One could also take into consideration a reading </text:span><text:span text:style-name="T41">gur(u)</text:span><text:span text:style-name="T90">6</text:span><text:span text:style-name="T6"> = </text:span><text:span text:style-name="T54">na</text:span><text:span text:style-name="T125">š</text:span><text:span text:style-name="T54">û</text:span><text:span text:style-name="T6">, and translate the line: “Before I could rise and depart, my king’s (own) guardsmen overturned my table.” A remote possibility is that </text:span><text:span text:style-name="T41">kár</text:span><text:span text:style-name="T6"> should be taken as Akkadian </text:span><text:span text:style-name="T54">nap</text:span><text:span text:style-name="T66"></text:span><text:span text:style-name="T54">æu</text:span><text:span text:style-name="T6">, in the meaning “to be bloated, full” (“although I was not yet satiated….”).</text:span></text:p>
      <text:p text:style-name="P8"><text:span text:style-name="T6">The final verbal form is problematical. The only complete form is </text:span><text:span text:style-name="T41">in-bal-a-åè</text:span><text:span text:style-name="T6"> in N1, not the most reliable source. This suggests a causative construction. The admittedly unsatisfactory composite version follows Ur1 and X1. </text:span></text:p>
      <text:p text:style-name="P46"/>
      <text:p text:style-name="P1"><text:span text:style-name="T38">30</text:span><text:span text:style-name="T6">. Students could not have ignored the instructive parallel with the ubiquitous </text:span><text:span text:style-name="T57">Åulgi Hymn A</text:span><text:span text:style-name="T6"> 70:</text:span><text:span text:style-name="T71"> </text:span><text:span text:style-name="T41">lugal-me-en ní ba-ra-ba-da-te su ba-ra-ba-da-zi</text:span><text:span text:style-name="T6">, “but because I am King, I have absolutely no fear!” Aradmu is clearly indicating his subordinate rank. The two almost synonymous verbs </text:span><text:span text:style-name="T41">ní…te</text:span><text:span text:style-name="T6"> and </text:span><text:span text:style-name="T41">su…zi</text:span><text:span text:style-name="T6"> are used in a traditional hendiadys as a rhetorical figure, hence the translation. </text:span></text:p>
      <text:p text:style-name="P4"/>
      <text:p text:style-name="P1"><text:span text:style-name="T37">31–36</text:span><text:span text:style-name="T6">. The final lines of the text are different in two manuscripts, N1 and Ur1, which are included in the matrix but also transliterated separately. It is obvious that the Old Babylonian scribes had difficulties with Ur III menology and were not sure of the writing, nor of the order of the month names; the Ur student seems to have had the most difficulties. Within the official state calendar the Swan-Eating Month (</text:span><text:span text:style-name="T41">iti</text:span><text:span text:style-name="T6"> </text:span><text:span text:style-name="T41">u</text:span><text:span text:style-name="T90">5</text:span><text:span text:style-name="T41">-bí</text:span><text:span text:style-name="T114">muåen</text:span><text:span text:style-name="T41">-gu</text:span><text:span text:style-name="T90">7</text:span><text:span text:style-name="T73">) </text:span><text:span text:style-name="T6">was month three (four after ÅS 3 and at Ur), and the Ninazu Festival Month (</text:span><text:span text:style-name="T41">iti ezen-</text:span><text:span text:style-name="T114">d</text:span><text:span text:style-name="T41">nin-a-zu</text:span><text:span text:style-name="T71">) </text:span><text:span text:style-name="T6">was month five (six after ÅS 3 and at Ur) but both names were out of use by </text:span><text:soft-page-break/><text:span text:style-name="T6">the OB period. Note that all preserved Nippur sources omit the bird determinative and at least one (N1) writes</text:span><text:span text:style-name="T40"> </text:span><text:span text:style-name="T41">gu</text:span><text:span text:style-name="T90">7</text:span><text:span text:style-name="T81"> </text:span><text:span text:style-name="T6">as </text:span><text:span text:style-name="T41">KA</text:span><text:span text:style-name="T6">.</text:span><text:span text:style-name="Footnote_20_Symbol"><text:span text:style-name="T6"><text:note text:id="ftn5" text:note-class="footnote"><text:note-citation>5</text:note-citation><text:note-body><text:p text:style-name="Footnote"><text:span text:style-name="T6"><text:s/>For the probable identification of the bird as a swan, see P. Steinkeller </text:span><text:span text:style-name="T54">apud</text:span><text:span text:style-name="T6"> N. Velduis, </text:span><text:span text:style-name="T54">Religion, Literature</text:span><text:span text:style-name="T6"> 296.</text:span></text:p></text:note-body></text:note></text:span></text:span></text:p>
      <text:p text:style-name="P8"><text:span text:style-name="T6">For a similar formulation in an OB letter from Mari, see </text:span><text:span text:style-name="T54">ARM</text:span><text:span text:style-name="T6"> 26 151: 24–27 iti </text:span><text:span text:style-name="T54">ki-is-ki-is-sí-im, </text:span><text:span text:style-name="T6">u</text:span><text:span text:style-name="T81">4</text:span><text:span text:style-name="T6"> 14-kam ba.zal-</text:span><text:span text:style-name="T54">ma</text:span><text:span text:style-name="T6">, </text:span><text:span text:style-name="T54">øup-pa-am an-né-em a-na œe-er be-lí-ia</text:span><text:span text:style-name="T6">, </text:span><text:span text:style-name="T54">ú-</text:span><text:span text:style-name="T125">š</text:span><text:span text:style-name="T54">a-bi-la-am</text:span><text:span text:style-name="T6">, “at the end of the fourteenth day of the month Kiskissum I am sending this tablet to my king.”</text:span></text:p>
      <text:p text:style-name="P4"><text:tab/> </text:p>
      <text:p text:style-name="P16"><text:span text:style-name="T7">34</text:span><text:span text:style-name="T15">. This is the only occurrence of a </text:span><text:span text:style-name="T30">lú-kaå</text:span><text:span text:style-name="T84">4</text:span><text:span text:style-name="T15"> CKU; these were simple couriers, who carried messages, as distinguished from the </text:span><text:span text:style-name="T30">lú-kí</text:span><text:span text:style-name="T20">Ñ</text:span><text:span text:style-name="T30">-gi</text:span><text:span text:style-name="T84">4</text:span><text:span text:style-name="T30">-a</text:span><text:span text:style-name="T15">, who are also brought oral instructions and possibly read the letters aloud to the recipient. This corresponds to the Old Babylonian distinction between </text:span><text:span text:style-name="T22">l</text:span><text:span text:style-name="T14"></text:span><text:span text:style-name="T22">simum</text:span><text:span text:style-name="T15"> and </text:span><text:span text:style-name="T22">m</text:span><text:span text:style-name="T14"></text:span><text:span text:style-name="T22">r </text:span><text:span text:style-name="T123">š</text:span><text:span text:style-name="T22">iprim</text:span><text:span text:style-name="T15">, as described by D. Charpin, </text:span><text:span text:style-name="T22">Lire et écrire</text:span><text:span text:style-name="T15"> 176. Note that in Ur III archival texts the former do not occur as frequently as the latter.</text:span></text:p>
      <text:p text:style-name="P38"><text:span text:style-name="T15">The verbal form must be understood as the Sumerian equivalent of the “epistolary perfect;” it refers to the performative nature of the action. For the concept, as applied to other ancient Near Eastern languages, see D. Pardee and R. M. Whiting,</text:span><text:span text:style-name="T22"> BSOAS</text:span><text:span text:style-name="T15"> 50 (1987) 1–31. </text:span></text:p>
      <text:p text:style-name="P27"/>
      <text:p text:style-name="P1"><text:span text:style-name="T38">35</text:span><text:span text:style-name="T6">. This line, which is broken in every witness, is crucial for the understanding of the final passage. There are one or two signs missing in all manuscripts, and the only clue to the missing word is found in text N6, which reads: </text:span><text:span text:style-name="T62">u</text:span><text:span text:style-name="T97">4</text:span><text:span text:style-name="T41"> sa</text:span><text:span text:style-name="T90">9</text:span><text:span text:style-name="T41">-àm åen [...]</text:span><text:span text:style-name="T6">; the traces in Ur1 are also congruent with this reading. The signs </text:span><text:span text:style-name="T41">åen</text:span><text:span text:style-name="T6"> and </text:span><text:span text:style-name="T41">alal</text:span><text:span text:style-name="T6"> have been discussed by P. Steinkeller, </text:span><text:span text:style-name="T57">OA</text:span><text:span text:style-name="T6"> 20 (1981) 243–49 but the meaning here is elusive. Lexical texts provide the Akkadian equivalent </text:span><text:span text:style-name="T57">qablu</text:span><text:span text:style-name="T6">, “battle, quarrel, strife,” but in literary and historical texts </text:span><text:soft-page-break/><text:span text:style-name="T6">this is usually rendered by the reduplicated form </text:span><text:span text:style-name="T41">åen-åen</text:span><text:span text:style-name="T6">, often in hendiadys with </text:span><text:span text:style-name="T41">mè</text:span><text:span text:style-name="T6">; see, for a rare unreduplicated example, </text:span><text:span text:style-name="T57">UET</text:span><text:span text:style-name="T6"> 6/2 350: 4 </text:span><text:span text:style-name="T41">mè åen im-ma-te</text:span><text:span text:style-name="T6">.</text:span></text:p>
      <text:p text:style-name="P8"><text:span text:style-name="T6">The Ur1 text has a unique variant for the beginning of the line, </text:span><text:span text:style-name="T48">≠u</text:span><text:span text:style-name="T92">4</text:span><text:span text:style-name="T50"></text:span><text:span text:style-name="T48"> nu-mu-≠un-da</text:span><text:span text:style-name="T50"></text:span><text:span text:style-name="T48">-sa</text:span><text:span text:style-name="T92">9</text:span><text:span text:style-name="T48">-a</text:span><text:span text:style-name="T64">; it is possible that this is related to the likewise unique, if difficult, Ur ending of </text:span><text:span text:style-name="T65">Gilgame</text:span><text:span text:style-name="T75">š</text:span><text:span text:style-name="T65">, Enkidu, and the Netherworld</text:span><text:span text:style-name="T64"> in </text:span><text:span text:style-name="T65">UET</text:span><text:span text:style-name="T64"> 6/1 60 </text:span><text:span text:style-name="T132">r.</text:span><text:span text:style-name="T64"> 10’ </text:span><text:span text:style-name="T48">u</text:span><text:span text:style-name="T92">4</text:span><text:span text:style-name="T48"> nu-mu-un-da-sá-a àm-da-diri àga-bi in-åi-tag-ne</text:span><text:span text:style-name="T64">.</text:span></text:p>
      <text:p text:style-name="P4"><text:tab/></text:p>
      <text:section text:style-name="Sect1" text:name="Section1">
        <text:p text:style-name="P35">Sources</text:p>
        <text:p text:style-name="P27"/>
        <text:p text:style-name="P18"><text:span text:style-name="T15">N1 = 3 N-T 311 (IM 58418) i (</text:span><text:span text:style-name="T23">SL</text:span><text:span text:style-name="T15"> xxii; </text:span><text:span text:style-name="T22">Sumer </text:span><text:span text:style-name="T15">26 171) <text:tab/>= 1–36</text:span></text:p>
        <text:p text:style-name="P18"><text:span text:style-name="T15">N2 = 3 N-T 900,25 (</text:span><text:span text:style-name="T22">SLF</text:span><text:span text:style-name="T15"> 21) <text:tab/>= 23–27; 32–35</text:span></text:p>
        <text:p text:style-name="P18"><text:span text:style-name="T15">N3 = 3 N-T 918,440 (</text:span><text:span text:style-name="T23">SLF</text:span><text:span text:style-name="T15"> 22) + 3 N-T 919,486 (</text:span><text:span text:style-name="T23">SL</text:span><text:span text:style-name="T15"> 41; </text:span><text:span text:style-name="T22">Sumer </text:span><text:span text:style-name="T15">26 174) <text:tab/>= 1–20</text:span></text:p>
        <text:p text:style-name="P18"><text:span text:style-name="T15">N4 = 3 N-T 927,516 (</text:span><text:span text:style-name="T23">SL</text:span><text:span text:style-name="T15"> xvi; </text:span><text:span text:style-name="T22">SLF</text:span><text:span text:style-name="T15"> 21; </text:span><text:span text:style-name="T22">Sumer </text:span><text:span text:style-name="T15">26 174) <text:tab/>= 18–26</text:span></text:p>
        <text:p text:style-name="P28">N5 = CBS 7096 <text:tab/>= 8–19 </text:p>
        <text:p text:style-name="P18"><text:span text:style-name="T15">N6 = CBS 8875 (</text:span><text:span text:style-name="T23">SL</text:span><text:span text:style-name="T15"> xxvi; </text:span><text:span text:style-name="T22">Sumer</text:span><text:span text:style-name="T15"> 26 175) + N 6672 <text:tab/>= 20–36</text:span></text:p>
        <text:p text:style-name="P18"><text:span text:style-name="T15">N7 = Ni. 4149 (</text:span><text:span text:style-name="T22">ISET</text:span><text:span text:style-name="T15"> 2 122) rev. i’ 1–9; ii’ 1–5 <text:tab/>= 1–9; 32–36</text:span></text:p>
        <text:p text:style-name="P18"><text:span text:style-name="T10">N8 = Ni</text:span><text:span text:style-name="T10">. 4490 (</text:span><text:span text:style-name="T13">ISET</text:span><text:span text:style-name="T10"> 2 122) <text:tab/>= 1–3; x</text:span></text:p>
        <text:p text:style-name="P18"><text:span text:style-name="T10">N9 = Ni. 9706 (</text:span><text:span text:style-name="T13">ISET</text:span><text:span text:style-name="T10"> 2 112) rev. ii’ 12'–30'<text:tab/>= 1–21</text:span></text:p>
        <text:p text:style-name="P18"><text:span text:style-name="T15">N10 = UM 29-15-555 (</text:span><text:span text:style-name="T23">SL</text:span><text:span text:style-name="T15"> xxxvii; </text:span><text:span text:style-name="T22">Sumer </text:span><text:span text:style-name="T15">26 177) <text:tab/>= 1–6; 16–20</text:span></text:p>
        <text:p text:style-name="P18"><text:span text:style-name="T10">Ur1 = U 16853 (</text:span><text:span text:style-name="T13">UET</text:span><text:span text:style-name="T10"> 6/2 174) + </text:span><text:span text:style-name="T14">UET</text:span><text:span text:style-name="T10"> 6/3 557 (*532)</text:span><text:span text:style-name="T34"> </text:span><text:span text:style-name="T10">ii’ 1'–13' <text:tab/>= 20–36</text:span></text:p>
        <text:p text:style-name="P18"><text:span text:style-name="T10">Uk1 = W 16743 gb (Cavigneaux, </text:span><text:span text:style-name="T13">Uruk </text:span><text:span text:style-name="T10">143) ii’ 1’–4’; iii’ 1–4 <text:tab/>= 25–32 </text:span></text:p>
        <text:p text:style-name="P26">X1 = A w/n i <text:tab/>= 1–30 </text:p>
        <text:p text:style-name="P26">X2 = BM 54327 i 1’–8’ <text:tab/>= 5–12</text:p>
        <text:p text:style-name="P18"><text:span text:style-name="T15">X3 = BM 16897+22617</text:span><text:span text:style-name="Footnote_20_Symbol"><text:span text:style-name="T10"><text:note text:id="ftn6" text:note-class="footnote"><text:note-citation>6</text:note-citation><text:note-body><text:p text:style-name="Footnote"><text:span text:style-name="T6"><text:s/>92-7-9-13 + 94-1-15-419.</text:span></text:p></text:note-body></text:note></text:span></text:span><text:span text:style-name="T15"> <text:tab/>= 1–21; 24–36</text:span></text:p>
        <text:p text:style-name="P18"><text:span text:style-name="T15">X4 = LB 2543 (</text:span><text:span text:style-name="T22">TLB</text:span><text:span text:style-name="T15"> 3 172) 6–8<text:tab/> = 18–21</text:span></text:p>
        <text:p text:style-name="P28">X5 = MS 3275 <text:tab/>= 1–25; 33–36</text:p>
        <text:p text:style-name="P18"><text:soft-page-break/><text:span text:style-name="T10">X6 = HMA 9-1815 (</text:span><text:span text:style-name="T13">JCS </text:span><text:span text:style-name="T10">28 [1976] 102 102</text:span><text:span text:style-name="Footnote_20_Symbol"><text:span text:style-name="T15"><text:note text:id="ftn7" text:note-class="footnote"><text:note-citation>7</text:note-citation><text:note-body><text:p text:style-name="Footnote"><text:span text:style-name="T6"><text:s/>Photo on line at CDLI (http://cdli.ucla.edu/dl/photo/P247912.jpg). The tablet has deteriorated somewhat since it was copied by D. Foxvog and since I collated it (formerly UCLM 9-1815).</text:span></text:p></text:note-body></text:note></text:span></text:span><text:span text:style-name="T10">) <text:tab/>= 16–29</text:span></text:p>
        <text:p text:style-name="P26">X7 = YBC 4596 obv. <text:tab/>= 1–36</text:p>
        <text:p text:style-name="P18"><text:span text:style-name="T10">X8 = Cotsen 52157 (Wilson,</text:span><text:span text:style-name="T13"> Education </text:span><text:span text:style-name="T10">158 [p. 250]) <text:tab/>= 4–36</text:span></text:p>
        <text:p text:style-name="P18"><text:span text:style-name="T10">Z</text:span><text:span text:style-name="Footnote_20_Symbol"><text:span text:style-name="T10"><text:note text:id="ftn8" text:note-class="footnote"><text:note-citation>8</text:note-citation><text:note-body><text:p text:style-name="Footnote"><text:span text:style-name="T6"><text:s/>This is not, properly speaking, a source of the letter. These are lines that were used to create a new one together with elements of the answer, and it is edited here as </text:span>Š<text:span text:style-name="T6">Ar1a. The appropriate lines are incorporated into the matrix for comparative purposes. </text:span></text:p></text:note-body></text:note></text:span></text:span><text:span text:style-name="T10"> = MS 2199/1 1–9, 16–18 <text:tab/>= 1–9, 14–15</text:span><text:span text:style-name="T106">?</text:span><text:span text:style-name="T10">, 21</text:span></text:p>
        <text:p text:style-name="P25"/>
        <text:p text:style-name="P1"><text:span text:style-name="T6">X2 possibly from Sippar, X3 and X7 possibly from Larsa. The Tutub provenience of X6 is doubtful (see p. </text:span><text:span text:style-name="T130">000</text:span><text:span text:style-name="T6"> above).</text:span></text:p>
        <text:p text:style-name="P27"/>
        <text:p text:style-name="P16"><text:span text:style-name="T15">Uk1, N1, and X4 collated on photographs (collations of X4 also by H. Waetzoldt, </text:span><text:span text:style-name="T22">OA </text:span><text:span text:style-name="T15">15 [1976] 332).</text:span></text:p>
        <text:p text:style-name="P27"/>
        <text:p text:style-name="P27">Tablet typology: compilation tablets: N1, N3, Ur1, Ur2, X1, X2. The rest are all Type III, except X7 (one column with two letters) and X4 (oval exercise tablets with excerpts of letters 1 and 2).</text:p>
        <text:p text:style-name="P27"/>
        <text:p text:style-name="P16"><text:span text:style-name="T23">Bibliography</text:span><text:span text:style-name="T15">: Editions: F. Ali, </text:span><text:span text:style-name="T22">SL</text:span><text:span text:style-name="T15"> 27–33; F. Ali, </text:span><text:span text:style-name="T22">Sumer</text:span><text:span text:style-name="T15"> 26 (1970) 146–51. Translation and transliteration: P. Michalowski, </text:span><text:span text:style-name="T22">LEM</text:span><text:span text:style-name="T15"> 63–64. Translations: S. N. Kramer, </text:span><text:span text:style-name="T22">The Sumerians</text:span><text:span text:style-name="T15">, 331–32, P. Michalowski, Royal Letters 77.</text:span></text:p>
        <text:p text:style-name="P27"/>
        <text:p text:style-name="P16"><text:span text:style-name="T15">Concordance of sigla used here (</text:span><text:span text:style-name="T23">CKU</text:span><text:span text:style-name="T15">) and by F. Ali in </text:span><text:span text:style-name="T23">SL</text:span><text:span text:style-name="T15"> and in </text:span><text:span text:style-name="T23">Sumer</text:span><text:span text:style-name="T15"> 26 with additions in </text:span><text:span text:style-name="T23">RCU:</text:span></text:p>
      </text:section>
      <text:section text:style-name="Sect2" text:name="Section2">
        <text:p text:style-name="P27"/>
        <text:p text:style-name="P27"/>
      </text:section>
      <text:section text:style-name="Sect2" text:name="Section3">
        <text:p text:style-name="P27">N1<text:tab/>A</text:p>
        <text:p text:style-name="P27">N3<text:tab/>F + 3 N-T 918,440</text:p>
        <text:p text:style-name="P27">N4<text:tab/>H</text:p>
        <text:p text:style-name="P27">N6<text:tab/>G</text:p>
        <text:p text:style-name="P27"><text:soft-page-break/>N7<text:tab/>B</text:p>
        <text:p text:style-name="P27">N8 <text:tab/>D</text:p>
        <text:p text:style-name="P27">N9<text:tab/>E</text:p>
        <text:p text:style-name="P27">N10<text:tab/>C</text:p>
        <text:p text:style-name="P27">Ur1<text:tab/>I</text:p>
        <text:p text:style-name="P27">X1<text:tab/>L</text:p>
        <text:p text:style-name="P25">X2<text:tab/>M</text:p>
        <text:p text:style-name="P25">X4<text:tab/>K</text:p>
        <text:p text:style-name="P25">X7<text:tab/>J</text:p>
        <text:p text:style-name="P25"/>
        <text:p text:style-name="P25">A<text:tab/>N1</text:p>
        <text:p text:style-name="P25">B<text:tab/>N7</text:p>
        <text:p text:style-name="P27">C<text:tab/>N10</text:p>
        <text:p text:style-name="P27">D<text:tab/>N8</text:p>
        <text:p text:style-name="P27">E<text:tab/>N9</text:p>
        <text:p text:style-name="P27">F<text:tab/>N3</text:p>
        <text:p text:style-name="P27">G<text:tab/>N6</text:p>
        <text:p text:style-name="P25">H<text:tab/>N4</text:p>
        <text:p text:style-name="P25">I<text:tab/>Ur1</text:p>
        <text:p text:style-name="P25">J<text:tab/>X7<text:tab/></text:p>
        <text:p text:style-name="P25">K<text:tab/>X4</text:p>
        <text:p text:style-name="P25">L<text:tab/>X1</text:p>
        <text:p text:style-name="P25">M<text:tab/>X2</text:p>
      </text:section>
      <text:section text:style-name="Sect3" text:name="Section4">
        <text:p text:style-name="P24"/>
        <text:p text:style-name="P36">Textual Matrix</text:p>
        <text:p text:style-name="P32"/>
        <text:p text:style-name="P16"><text:span text:style-name="T3">1. <text:s text:c="2"/>lugal-</text:span><text:span text:style-name="T135">ğ</text:span><text:span text:style-name="T3">u</text:span><text:span text:style-name="T78">10</text:span><text:span text:style-name="T3">-ra ù-na-a-dug</text:span><text:span text:style-name="T78">4</text:span></text:p>
        <text:p text:style-name="P19">N1 <text:s text:c="2"/>. <text:s text:c="4"/>. <text:s text:c="2"/>. <text:s/>+ . <text:s/>o <text:s text:c="2"/>.</text:p>
        <text:p text:style-name="P19">N3 <text:s text:c="2"/>o <text:s text:c="4"/>o <text:s text:c="2"/>o <text:s/>o . <text:s/>. <text:s text:c="2"/>.</text:p>
        <text:p text:style-name="P19">N7 <text:s text:c="2"/>+ <text:s text:c="4"/>+ <text:s text:c="2"/>+ <text:s/>+ . <text:s/>o <text:s text:c="2"/>o</text:p>
        <text:p text:style-name="P19">N8 <text:s text:c="2"/>. <text:s text:c="4"/>+ <text:s text:c="2"/>+ <text:s/>+ + <text:s/>- <text:s text:c="2"/>+</text:p>
        <text:p text:style-name="P19">N9 <text:s text:c="2"/>o <text:s text:c="4"/>. <text:s text:c="2"/>. <text:s/>+ + <text:s/>- <text:s text:c="2"/>+</text:p>
        <text:p text:style-name="P19">N10 <text:s/>+ <text:s text:c="4"/>+ <text:s text:c="2"/>+ <text:s/>o o <text:s/>o <text:s text:c="2"/>o</text:p>
        <text:p text:style-name="P19">X1 <text:s text:c="2"/>o <text:s text:c="4"/>o <text:s text:c="2"/>o <text:s/>. + <text:s/>+ <text:s text:c="2"/>.</text:p>
        <text:p text:style-name="P19">X3 <text:s text:c="2"/>. <text:s text:c="4"/>. <text:s text:c="2"/>o <text:s/>o o <text:s/>o <text:s text:c="2"/>o </text:p>
        <text:p text:style-name="P16"><text:span text:style-name="T3">X5 <text:s text:c="2"/>+ <text:s text:c="4"/>+ <text:s text:c="2"/>+ <text:s/>. o <text:s/>o <text:s text:c="2"/>o</text:span></text:p>
        <text:p text:style-name="P19">X7 <text:s text:c="2"/>+ <text:s text:c="4"/>+ <text:s text:c="2"/>+ <text:s/>+ + <text:s/>+ <text:s text:c="2"/>.</text:p>
        <text:p text:style-name="P19">Z <text:s text:c="3"/>o <text:s text:c="4"/>. <text:s text:c="2"/>. <text:s/>. . <text:s/>- <text:s text:c="2"/>+</text:p>
        <text:p text:style-name="P19"/>
        <text:p text:style-name="P16"><text:span text:style-name="T3">2. <text:s text:c="2"/></text:span><text:span text:style-name="T102">I</text:span><text:span text:style-name="T3">árad-mu árad-zu na-ab-bé-a</text:span></text:p>
        <text:p text:style-name="P19"><text:soft-page-break/>N1 <text:s text:c="2"/>.. <text:s text:c="3"/>. <text:s/>. <text:s text:c="3"/>. <text:s/>+ <text:s/>+ <text:s/>o <text:s/>.</text:p>
        <text:p text:style-name="P19">N3 <text:s text:c="2"/>oo <text:s text:c="3"/>o <text:s/>o <text:s text:c="3"/>. <text:s/>+ <text:s/>. <text:s/>+ <text:s/>+</text:p>
        <text:p text:style-name="P19">N7 <text:s text:c="2"/>++ <text:s text:c="3"/>+ <text:s/>+ <text:s text:c="3"/>+ <text:s/>+ <text:s/>. <text:s/>o <text:s/>o</text:p>
        <text:p text:style-name="P19">N8 <text:s text:c="2"/>+. <text:s text:c="3"/>+ <text:s/>+ <text:s text:c="3"/>+ <text:s/>+ <text:s/>+ <text:s/>+ <text:s/>+</text:p>
        <text:p text:style-name="P19">N9 <text:s text:c="2"/>+o <text:s text:c="3"/>o <text:s/>o <text:s text:c="3"/>o <text:s/>. <text:s/>+ <text:s/>+ <text:s/>+</text:p>
        <text:p text:style-name="P19">N10 <text:s/>+. <text:s text:c="3"/>+ <text:s/>+ <text:s text:c="3"/>+ <text:s/>o <text:s/>o <text:s/>o <text:s/>o</text:p>
        <text:p text:style-name="P19">X1 <text:s text:c="2"/>oo <text:s text:c="3"/>o <text:s/>o <text:s text:c="3"/>o <text:s/>. <text:s/>+ <text:s/>+ <text:s/>.</text:p>
        <text:p text:style-name="P19">X3 <text:s text:c="2"/>-. <text:s text:c="3"/>. <text:s/>. <text:s text:c="3"/>. <text:s/>. <text:s/>. <text:s/>o <text:s/>o</text:p>
        <text:p text:style-name="P19">X5 <text:s text:c="2"/>+. <text:s text:c="3"/>+ <text:s/>+ <text:s text:c="3"/>+ <text:s/>. <text:s/>o <text:s/>o <text:s/>o</text:p>
        <text:p text:style-name="P19">X7 <text:s text:c="2"/>-+ <text:s text:c="3"/>+ <text:s/>+ <text:s text:c="3"/>+ <text:s/>+ <text:s/>- <text:s/>+ <text:s/>+</text:p>
        <text:p text:style-name="P19">Z <text:s text:c="3"/>oo <text:s text:c="3"/>o <text:s/>. <text:s text:c="3"/>o <text:s/>. <text:s/>. <text:s/>+ <text:s/>+</text:p>
        <text:p text:style-name="P19"/>
        <text:p text:style-name="P16"><text:span text:style-name="T3">3. <text:s/>kur su-bir</text:span><text:span text:style-name="T78">4</text:span><text:span text:style-name="T102">ki</text:span><text:span text:style-name="T3">-šè har-ra-an kaskal-la si sá-sá-e-ra</text:span></text:p>
        <text:p text:style-name="P19">N1 <text:s/>. <text:s text:c="2"/>. <text:s/>. <text:s text:c="2"/>. . <text:s/>. <text:s text:c="2"/>. <text:s/>. <text:s/>. <text:s text:c="5"/>+ <text:s/>. <text:s/>. <text:s/>o <text:s/>o <text:s/>.</text:p>
        <text:p text:style-name="P19">N3 <text:s/>o <text:s text:c="2"/>o <text:s/>o <text:s text:c="2"/>o o <text:s/>o <text:s text:c="2"/>o <text:s/>. <text:s/>. <text:s text:c="5"/>+ <text:s/>o <text:s/>o <text:s/>o <text:s/>. <text:s/>+</text:p>
        <text:p text:style-name="P19">N7 <text:s/>+ <text:s text:c="2"/>+ <text:s/>+ <text:s text:c="2"/>+ + <text:s/>+ <text:s text:c="2"/>+ <text:s/>+ <text:s/>+ <text:s text:c="5"/>+ <text:s/>+ <text:s/>+ <text:s/>. <text:s/>o <text:s/>o</text:p>
        <text:p text:style-name="P19">N8 <text:s/>. <text:s text:c="2"/>o <text:s/>o <text:s text:c="2"/>. + <text:s/>+ <text:s text:c="2"/>+ <text:s/>+ <text:s/>+ <text:s text:c="4"/>ra <text:s/>o <text:s/>o <text:s/>. <text:s/>. <text:s/>.</text:p>
        <text:p text:style-name="P19">N9 <text:s/>. <text:s text:c="2"/>o <text:s/>o <text:s text:c="2"/>o o <text:s/>o <text:s text:c="2"/>o <text:s/>o <text:s/>o <text:s text:c="5"/>o <text:s/>o <text:s/>. <text:s/>+ <text:s/>+ <text:s/>.</text:p>
        <text:p text:style-name="P19">N10 + <text:s text:c="2"/>+ <text:s/>. <text:s text:c="2"/>. + <text:s/>+ <text:s text:c="2"/>. <text:s/>o <text:s/>o <text:s text:c="5"/>o <text:s/>+ <text:s/>. <text:s/>+ <text:s/>. <text:s/>o</text:p>
        <text:p text:style-name="P19">X1 <text:s/>o <text:s text:c="2"/>o <text:s/>o <text:s text:c="2"/>o o <text:s/>o <text:s text:c="2"/>o <text:s/>o <text:s/>o <text:s text:c="5"/>. <text:s/>. <text:s/>+ <text:s/>+ <text:s/>+ <text:s/>+</text:p>
        <text:p text:style-name="P19">X3 <text:s/>. <text:s text:c="2"/>. <text:s/>. <text:s text:c="2"/>. . <text:s/>. <text:s text:c="2"/>. <text:s/>. <text:s/>o <text:s text:c="5"/>o <text:s/>o <text:s/>o <text:s/>o <text:s/>o <text:s/>o</text:p>
        <text:p text:style-name="P19">X5 <text:s/>+ <text:s text:c="2"/>. <text:s/>+ <text:s text:c="2"/>+ + <text:s/>+ <text:s text:c="2"/>+ <text:s/>+ <text:s/>+ <text:s text:c="5"/>- <text:s/>. <text:s/>+ <text:s/>+ <text:s/>. <text:s/>o</text:p>
        <text:p text:style-name="P19">X7 <text:s/>+ <text:s text:c="2"/>+ <text:s/>+ <text:s text:c="2"/>+ + <text:s/>+ <text:s text:c="2"/>+ <text:s/>+ <text:s/>+ <text:s text:c="5"/>- <text:s/>+ <text:s/>+ <text:s/>+ <text:s/>+ dè</text:p>
        <text:p text:style-name="P19">Z <text:s text:c="2"/>. <text:s text:c="2"/>o <text:s/>. <text:s text:c="2"/>. . <text:s/>. <text:s text:c="2"/>. <text:s/>. <text:s/>+ <text:s text:c="5"/>- <text:s/>+ <text:s/>+ <text:s/>+ <text:s/>- dè</text:p>
        <text:p text:style-name="P43"/>
        <text:p text:style-name="P16"><text:span text:style-name="T3">4. <text:s text:c="2"/>gun <text:s text:c="4"/>ma-da-zu ge-en-ge-né-dè</text:span></text:p>
        <text:p text:style-name="P19">N1 <text:s text:c="2"/>. <text:s text:c="6"/>. <text:s/>. <text:s/>+ <text:s/>+ <text:s/>+ <text:s/>+en+ <text:s text:c="2"/>.</text:p>
        <text:p text:style-name="P19">N3 <text:s text:c="2"/>o <text:s text:c="6"/>o <text:s/>o <text:s/>o <text:s/>o <text:s/>. <text:s/>+ <text:s/>+ <text:s text:c="2"/>+</text:p>
        <text:p text:style-name="P19">N7 <text:s text:c="2"/>+ <text:s text:c="6"/>+ <text:s/>+ <text:s/>. <text:s/>+ <text:s/>+ <text:s/>+ <text:s/>o <text:s text:c="2"/>o</text:p>
        <text:p text:style-name="P19">N9 <text:s text:c="2"/>+ <text:s text:c="6"/>o <text:s/>o <text:s/>o <text:s/>o <text:s/>o <text:s/>o <text:s/>o <text:s text:c="2"/>.</text:p>
        <text:p text:style-name="P19">N10 <text:s/>+ <text:s text:c="6"/>. <text:s/>+ <text:s/>+ <text:s/>+ <text:s/>. <text:s/>o <text:s/>o <text:s text:c="2"/>o</text:p>
        <text:p text:style-name="P19">X1 <text:s text:c="2"/>. <text:s text:c="6"/>. <text:s/>. <text:s/>. <text:s/>. <text:s/>+ <text:s/>. <text:s/>+ <text:s text:c="2"/>+</text:p>
        <text:p text:style-name="P16"><text:span text:style-name="T3">X3 <text:s text:c="2"/>+ <text:s text:c="6"/>+ <text:s/>+ </text:span><text:span text:style-name="T10">≠</text:span><text:span text:style-name="T3">za</text:span><text:span text:style-name="T10"></text:span><text:span text:style-name="T3"> . <text:s/>o <text:s/>o <text:s/>o <text:s text:c="2"/>o</text:span></text:p>
        <text:p text:style-name="P19">X5 <text:s text:c="2"/>gú-un <text:s text:c="2"/>+ <text:s/>+ <text:s/>- <text:s/>+ <text:s/>+ <text:s/>. <text:s/>o <text:s text:c="2"/>o</text:p>
        <text:p text:style-name="P16"><text:span text:style-name="T3">X7 <text:s text:c="2"/>gú-un <text:s text:c="2"/>+ <text:s/>+ <text:s/>- <text:s/>+ <text:s/>+ <text:s/>+ <text:s/>+ <text:s text:c="2"/>+</text:span></text:p>
        <text:p text:style-name="P19">X8 <text:s text:c="2"/>o <text:s text:c="6"/>o <text:s/>o <text:s/>o <text:s/>. <text:s/>. <text:s/>. <text:s/>. <text:s text:c="2"/>.</text:p>
        <text:p text:style-name="P16"><text:span text:style-name="T3">Z <text:s text:c="3"/></text:span><text:span text:style-name="T10">≠</text:span><text:span text:style-name="T3">gú</text:span><text:span text:style-name="T10"></text:span><text:span text:style-name="T3">-un </text:span><text:span text:style-name="T10">≠</text:span><text:span text:style-name="T3">kalam–ma</text:span><text:span text:style-name="T10"></text:span><text:span text:style-name="T3"> . <text:s/>+ <text:s/>+ <text:s/>ne <text:s/>- <text:s/></text:span></text:p>
        <text:p text:style-name="P19"/>
        <text:p text:style-name="P16"><text:span text:style-name="T3">5. <text:s text:c="2"/>a-rá ma-da zu-zu-dè</text:span></text:p>
        <text:p text:style-name="P16"><text:span text:style-name="T3">N1 <text:s text:c="2"/>+ + <text:s/>. <text:s/>+ <text:s/>+ <text:s/>+</text:span><text:span text:style-name="Footnote_20_Symbol"><text:span text:style-name="T3"><text:note text:id="ftn9" text:note-class="footnote"><text:note-citation>9</text:note-citation><text:note-body><text:p text:style-name="Footnote"><text:s/>Proceeded by an erased <text:span text:style-name="T43">zu</text:span>.</text:p></text:note-body></text:note></text:span></text:span><text:span text:style-name="T3"> <text:s text:c="2"/>.</text:span></text:p>
        <text:p text:style-name="P19">N3 <text:s text:c="2"/>o o <text:s/>o <text:s/>o <text:s/>o <text:s/>. <text:s text:c="2"/>+</text:p>
        <text:p text:style-name="P16"><text:span text:style-name="T3">N7 <text:s text:c="2"/>+ + <text:s/>+ <text:s/>+ <text:s/>+ <text:s/>.</text:span><text:span text:style-name="T10">≠</text:span><text:span text:style-name="T1">ù</text:span><text:span text:style-name="T15"></text:span><text:span text:style-name="T3"> o</text:span></text:p>
        <text:p text:style-name="P19">N9 <text:s text:c="2"/>+ + <text:s/>. <text:s/>o <text:s/>o <text:s/>o <text:s text:c="2"/>o</text:p>
        <text:p text:style-name="P19">N10 <text:s/>. + <text:s/>+ <text:s/>+ <text:s/>+ <text:s/>+ <text:s text:c="2"/>o</text:p>
        <text:p text:style-name="P16"><text:span text:style-name="T3">X1 <text:s text:c="2"/>o . <text:s/>. <text:s/>+ <text:s/>+ <text:s/>. </text:span><text:span text:style-name="T10">≠</text:span><text:span text:style-name="T3">ù</text:span><text:span text:style-name="T15"></text:span><text:span text:style-name="T3"> . <text:s/></text:span></text:p>
        <text:p text:style-name="P19">X2 <text:s text:c="2"/>o o <text:s/>o <text:s/>o <text:s/>o <text:s/>o <text:s text:c="2"/>.</text:p>
        <text:p text:style-name="P16"><text:span text:style-name="T3">X3 <text:s text:c="2"/>+ + <text:s/>+ <text:s/>+ <text:s/>. <text:s/>o</text:span><text:span text:style-name="T10">≠</text:span><text:span text:style-name="T1">ù</text:span><text:span text:style-name="T15"></text:span><text:span text:style-name="T1"> </text:span><text:span text:style-name="T3">.</text:span></text:p>
        <text:p text:style-name="P16"><text:span text:style-name="T3">X5 <text:s text:c="2"/>+ + <text:s/>+ <text:s/>+ <text:s/>+ <text:s/>+</text:span><text:span text:style-name="T10">≠</text:span><text:span text:style-name="T1">ù</text:span><text:span text:style-name="T15"></text:span><text:span text:style-name="T3"> o</text:span></text:p>
        <text:p text:style-name="P19">X7 <text:s text:c="2"/>+ + <text:s/>+ <text:s/>+ <text:s/>+ <text:s/>+ <text:s text:c="2"/>+</text:p>
        <text:p text:style-name="P19">X8 <text:s text:c="2"/>o o <text:s/>o <text:s/>o <text:s/>. <text:s/>. <text:s text:c="2"/>+</text:p>
        <text:p text:style-name="P16"><text:span text:style-name="T3">Z <text:s text:c="3"/>á-</text:span><text:span text:style-name="T10">≠</text:span><text:span text:style-name="T3">á</text:span><text:span text:style-name="T136">ğ</text:span><text:span text:style-name="T3">-</text:span><text:span text:style-name="T136">ğ</text:span><text:span text:style-name="T3">á zu</text:span><text:span text:style-name="T10"></text:span><text:span text:style-name="T3">-zu-dè</text:span></text:p>
        <text:p text:style-name="P19"/>
        <text:p text:style-name="P16"><text:soft-page-break/><text:span text:style-name="T3">5a. <text:s/></text:span><text:span text:style-name="T1">X1 <text:s/>[x x]x x ge-</text:span><text:span text:style-name="T10">≠</text:span><text:span text:style-name="T1">ne-dè</text:span><text:span text:style-name="T10"></text:span><text:span text:style-name="Footnote_20_Symbol"><text:span text:style-name="T1"><text:note text:id="ftn10" text:note-class="footnote"><text:note-citation>10</text:note-citation><text:note-body><text:p text:style-name="Footnote"><text:s/>Probably to be read <text:span text:style-name="T43">[suhu</text:span><text:span text:style-name="T144">š</text:span><text:span text:style-name="T43">] ≠ma-da</text:span><text:span text:style-name="T51"></text:span><text:span text:style-name="T43"> ge-≠ne-dè</text:span><text:span text:style-name="T51"></text:span>, borrowed from ŠAr1 7 and 33 (letter 3).</text:p></text:note-body></text:note></text:span></text:span></text:p>
        <text:p text:style-name="P21"/>
        <text:p text:style-name="P16"><text:span text:style-name="T3">6. <text:s text:c="2"/>ugu a-pi-il-la-</text:span><text:span text:style-name="T1">š</text:span><text:span text:style-name="T3">a gal-zu unken-na-ka</text:span></text:p>
        <text:p text:style-name="P19">N1 <text:s text:c="2"/>+ <text:s text:c="2"/>+ + <text:s/>. <text:s/>. <text:s/>+ <text:s/>+ <text:s text:c="2"/>+ <text:s/>+ <text:s text:c="4"/>+ <text:s/>+</text:p>
        <text:p text:style-name="P19">N3 <text:s text:c="2"/>o <text:s text:c="2"/>o o <text:s/>o <text:s/>o <text:s/>o <text:s/>. <text:s text:c="2"/>+ <text:s/>+ <text:s text:c="4"/>+ <text:s/>+</text:p>
        <text:p text:style-name="P19">N7 <text:s text:c="2"/>. <text:s text:c="2"/>+ + <text:s/>+ <text:s/>+ <text:s/>+ <text:s/>+ <text:s text:c="2"/>+ <text:s/>. <text:s text:c="4"/>o <text:s/>o</text:p>
        <text:p text:style-name="P16"><text:span text:style-name="T3">N9 <text:s text:c="2"/>+ <text:s text:c="2"/>+ + <text:s/>.</text:span><text:span text:style-name="T102">?</text:span><text:span text:style-name="T3"> o <text:s/>o <text:s/>o <text:s text:c="2"/>o <text:s/>o <text:s text:c="4"/>o <text:s/>o</text:span></text:p>
        <text:p text:style-name="P16"><text:span text:style-name="T3">N10 <text:s/>. <text:s text:c="2"/>. . <text:s/>. <text:s/>. <text:s/>. <text:s/>o <text:s text:c="2"/>o <text:s/>o <text:s text:c="4"/>o <text:s/>o</text:span></text:p>
        <text:p text:style-name="P16"><text:span text:style-name="T3">X1 <text:s text:c="2"/>o <text:s text:c="2"/>o o <text:s/>o <text:s/>o <text:s/>. <text:s/>+ <text:s text:c="2"/>. <text:s/>. <text:s text:c="4"/>+ <text:s/>šè</text:span></text:p>
        <text:p text:style-name="P16"><text:span text:style-name="T3">X2 <text:s text:c="2"/>o <text:s text:c="2"/>o o <text:s/>o <text:s/>o <text:s/>o <text:s/>. <text:s text:c="2"/>. <text:s/>. <text:s text:c="4"/>+ <text:s/>šè</text:span></text:p>
        <text:p text:style-name="P16"><text:span text:style-name="T3">X3 <text:s text:c="2"/>. <text:s text:c="2"/>+ + <text:s/>- <text:s/>. <text:s/>. <text:s/>. <text:s text:c="2"/>. <text:s/>. <text:s text:c="4"/>. <text:s/></text:span><text:span text:style-name="T10">≠</text:span><text:span text:style-name="T3">šè</text:span><text:span text:style-name="T15"></text:span></text:p>
        <text:p text:style-name="P19">X5 <text:s text:c="2"/>+ <text:s text:c="2"/>+ + <text:s/>- <text:s/>+ <text:s/>+ <text:s/>+ <text:s text:c="2"/>+ <text:s/>+ <text:s text:c="4"/>+ <text:s/>o</text:p>
        <text:p text:style-name="P16"><text:span text:style-name="T3">X7 <text:s text:c="2"/>+ <text:s text:c="2"/>+ + <text:s/>- <text:s/>+ <text:s/>+ <text:s/>+ <text:s text:c="2"/>+ <text:s/>+ <text:s text:c="4"/>+ <text:s/>šè</text:span></text:p>
        <text:p text:style-name="P16"><text:span text:style-name="T3">X8 <text:s text:c="2"/>o <text:s text:c="2"/>o o <text:s/>. <text:s/>+ <text:s/>+ <text:s/>+ <text:s text:c="2"/>+ <text:s/>+ <text:s text:c="4"/>+ <text:s/>šè</text:span></text:p>
        <text:p text:style-name="P19">Z <text:s text:c="3"/>+ <text:s text:c="2"/>+ + <text:s/>- <text:s/>+ <text:s/>+ <text:s/>. <text:s text:c="2"/>. <text:s/>+ <text:s text:c="4"/>+ <text:s/>šè</text:p>
        <text:p text:style-name="P40"/>
        <text:p text:style-name="P16"><text:span text:style-name="T3">7. <text:s text:c="2"/>ad-gi</text:span><text:span text:style-name="T78">4</text:span><text:span text:style-name="T3">-gi</text:span><text:span text:style-name="T78">4</text:span><text:span text:style-name="T3">-da g</text:span><text:span text:style-name="T1">ù</text:span><text:span text:style-name="T3">-téš-a s</text:span><text:span text:style-name="T1">ì</text:span><text:span text:style-name="T3">-ke-dè</text:span></text:p>
        <text:p text:style-name="P19">N1 <text:s text:c="2"/>. <text:s/>+ <text:s text:c="2"/>+ <text:s/>+ <text:s/>+ <text:s text:c="2"/>+ <text:s/>+ <text:s/>+ + <text:s text:c="2"/>+</text:p>
        <text:p text:style-name="P19">N3 <text:s text:c="2"/>o <text:s/>o <text:s text:c="2"/>o <text:s/>o <text:s/>. <text:s text:c="2"/>o <text:s/>o <text:s/>o . <text:s text:c="2"/>+</text:p>
        <text:p text:style-name="P19">N7 <text:s text:c="2"/>+ <text:s/>+ <text:s text:c="2"/>+ <text:s/>+ <text:s/>. <text:s text:c="2"/>. <text:s/>. <text:s/>o o <text:s text:c="2"/>o</text:p>
        <text:p text:style-name="P19">N9 <text:s text:c="2"/>. <text:s/>+ <text:s text:c="2"/>+ <text:s/>. <text:s/>o <text:s text:c="2"/>o <text:s/>o <text:s/>o o <text:s text:c="2"/>o</text:p>
        <text:p text:style-name="P16"><text:span text:style-name="T3">X1 <text:s text:c="2"/>o <text:s/>o <text:s text:c="2"/>o </text:span><text:span text:style-name="T10">≠</text:span><text:span text:style-name="T3">dè</text:span><text:span text:style-name="T15"></text:span><text:span text:style-name="T3"> + <text:s text:c="2"/>. <text:s/>+ <text:s/>. + <text:s text:c="2"/>+</text:span></text:p>
        <text:p text:style-name="P19">X2 <text:s text:c="2"/>o <text:s/>o <text:s text:c="2"/>o <text:s/>o <text:s/>. <text:s text:c="2"/>. <text:s/>. <text:s/>+ . <text:s text:c="2"/>+ </text:p>
        <text:p text:style-name="P16"><text:span text:style-name="T3">X3 <text:s text:c="2"/>. <text:s/>. <text:s text:c="2"/></text:span><text:span text:style-name="T1">+ </text:span><text:span text:style-name="T10">≠</text:span><text:span text:style-name="T3">d</text:span><text:span text:style-name="T1">è</text:span><text:span text:style-name="T15"></text:span><text:span text:style-name="T1"> + <text:s text:c="2"/>+ <text:s/>+ <text:s/>. . <text:s text:c="2"/>.</text:span></text:p>
        <text:p text:style-name="P16"><text:span text:style-name="T1">X5 <text:s text:c="2"/>+ <text:s/>+ <text:s text:c="2"/>+ dè <text:s/>+ <text:s text:c="2"/>+ <text:s/>+ <text:s/>+ </text:span><text:span text:style-name="T10">≠</text:span><text:span text:style-name="T1">ge</text:span><text:span text:style-name="T10"></text:span><text:span text:style-name="T1"> .</text:span></text:p>
        <text:p text:style-name="P16"><text:span text:style-name="T1">X7 <text:s text:c="2"/>+ <text:s/>+ <text:s text:c="2"/>+ dè <text:s/>+ <text:s text:c="2"/>+ <text:s/>+ <text:s/>. ge <text:s/>+</text:span></text:p>
        <text:p text:style-name="P16"><text:span text:style-name="T1">X8 <text:s text:c="2"/>o <text:s/>. <text:s text:c="2"/>+ dè <text:s/>+ga + <text:s/>+ <text:s/>+ </text:span><text:span text:style-name="T10">≠</text:span><text:span text:style-name="T1">ge</text:span><text:span text:style-name="T10"></text:span><text:span text:style-name="T1"> .</text:span></text:p>
        <text:p text:style-name="P16"><text:span text:style-name="T3">Z <text:s text:c="3"/>. <text:s/>+ <text:s text:c="2"/>+ dè <text:s/>+ <text:s text:c="2"/>+ <text:s/>- <text:s/>+ .</text:span><text:span text:style-name="T102">?</text:span><text:span text:style-name="T3"> <text:s/>+</text:span></text:p>
        <text:p text:style-name="P19"/>
        <text:p text:style-name="P16"><text:span text:style-name="T3">8. <text:s text:c="2"/>inim </text:span><text:span text:style-name="T4">u</text:span><text:span text:style-name="T79">4</text:span><text:span text:style-name="T4">-</text:span><text:span text:style-name="T3">da ka-ne-ne-a hé-en-tùm <text:s text:c="5"/>á-še mu-e-da-a-a-á</text:span><text:span text:style-name="T136">ğ</text:span></text:p>
        <text:p text:style-name="P19">N1 <text:s text:c="2"/>+ <text:s text:c="3"/>+ <text:s/>+ <text:s/>+ <text:s/>+ <text:s/>+ <text:s/>+ + <text:s/>em + <text:s text:c="7"/>+ + <text:s/>+ + <text:s/>+ <text:s/>+ + +</text:p>
        <text:p text:style-name="P19">N3 <text:s text:c="2"/>o <text:s text:c="3"/>o <text:s/>. <text:s/>+ <text:s/>+ <text:s/>. <text:s/>. . <text:s/>. <text:s/>. <text:s text:c="7"/>o + <text:s/>+ + <text:s/>- <text:s/>+ + + <text:s/></text:p>
        <text:p text:style-name="P16"><text:span text:style-name="T3">N5 <text:s text:c="2"/>o <text:s text:c="3"/>o <text:s/>o <text:s/>. <text:s/>. <text:s/>. <text:s/>o o <text:s/>o <text:s/>. <text:s text:c="7"/>.</text:span><text:span text:style-name="T10">≠</text:span><text:span text:style-name="T3">šè</text:span><text:span text:style-name="T10"></text:span><text:span text:style-name="T3"> + . <text:s/>o <text:s/>o o o </text:span></text:p>
        <text:p text:style-name="P16"><text:span text:style-name="T3">N7 <text:s text:c="2"/>+ <text:s text:c="3"/>+ <text:s/>. <text:s/>. <text:s/>. <text:s/>. <text:s/>o o <text:s/>o <text:s/>o <text:s text:c="7"/>o o <text:s/>o o <text:s/>o <text:s/>o o o</text:span></text:p>
        <text:p text:style-name="P19">N9 <text:s text:c="2"/>+ <text:s text:c="3"/>+ <text:s/>+ <text:s/>+ <text:s/>+ <text:s/>. <text:s/>. . <text:s/>o <text:s/>o <text:s text:c="5"/>/ + + <text:s/>+ + <text:s/>+ <text:s/>+ + .</text:p>
        <text:p text:style-name="P19">X1 <text:s text:c="2"/>o <text:s text:c="3"/>o <text:s/>o <text:s/>o <text:s/>. <text:s/>+ <text:s/>- + <text:s/>+ <text:s/>+ <text:s text:c="7"/>. + <text:s/>+ + <text:s/>+ <text:s/>- + +</text:p>
        <text:p text:style-name="P16"><text:span text:style-name="T3">X2 <text:s text:c="2"/>o <text:s text:c="3"/>o <text:s/>o <text:s/>o <text:s/>o <text:s/>o <text:s/>o o</text:span><text:span text:style-name="T10">≠</text:span><text:span text:style-name="T3">éb</text:span><text:span text:style-name="T102">?</text:span><text:span text:style-name="T10"></text:span><text:span text:style-name="T3"> . <text:s text:c="7"/>. ša + + <text:s/>+ <text:s/>- - +</text:span></text:p>
        <text:p text:style-name="P16"><text:span text:style-name="T3">X3 <text:s text:c="2"/>. <text:s text:c="3"/>o <text:s/>. <text:s/>. <text:s/>. <text:s/>+ <text:s/>+ + <text:s/>+ <text:s/>. <text:s text:c="5"/>/ o o <text:s/>o . <text:s/>. <text:s/>- . .</text:span></text:p>
        <text:p text:style-name="P16"><text:span text:style-name="T3">X5 <text:s text:c="2"/>+ <text:s text:c="3"/>+ <text:s/>+ <text:s/>+ <text:s/>. <text:s/>+ <text:s/>- +</text:span><text:span text:style-name="T10">≠</text:span><text:span text:style-name="T3">em</text:span><text:span text:style-name="T10"></text:span><text:span text:style-name="T3"> <text:s/>. </text:span><text:span text:style-name="T10">≠</text:span><text:span text:style-name="T3">mu</text:span><text:span text:style-name="T102">?</text:span><text:span text:style-name="T10"></text:span><text:span text:style-name="T3"> / + šè + . <text:s/>+ <text:s/>- + .</text:span></text:p>
        <text:p text:style-name="P19">X7 <text:s text:c="2"/>+ <text:s text:c="3"/>+ <text:s/>+ <text:s/>+ <text:s/>+ <text:s/>+ <text:s/>+ + em <text:s/>+ <text:s text:c="7"/>+ šè + + <text:s/>+ <text:s/>- - +</text:p>
        <text:p text:style-name="P16"><text:span text:style-name="T3">X8 <text:s text:c="2"/>+ <text:s text:c="3"/>+ <text:s/>+ <text:s/>+ <text:s/>+ <text:s/>+ <text:s/>+ + + <text:s text:c="2"/>+ <text:s text:c="7"/>+ + </text:span><text:span text:style-name="T10">≠</text:span><text:span text:style-name="T3">me</text:span><text:span text:style-name="T10"></text:span><text:span text:style-name="T3">-da-an-ak</text:span></text:p>
        <text:p text:style-name="P16"><text:span text:style-name="T3">Z <text:s text:c="3"/>+ <text:s text:c="3"/>+ <text:s/>- <text:s/>+ <text:s/>+ <text:s/>+ <text:s/>- + eb <text:s/>+ <text:s text:c="5"/>/ + šè me-da-ak</text:span></text:p>
        <text:p text:style-name="P19"/>
        <text:p text:style-name="P16"><text:span text:style-name="T3">9. <text:s text:c="2"/>k</text:span><text:span text:style-name="T1">á</text:span><text:span text:style-name="T3"> </text:span><text:span text:style-name="T1">é</text:span><text:span text:style-name="T3">-gal-la-šè gub-a-</text:span><text:span text:style-name="T137">ğ</text:span><text:span text:style-name="T5">u</text:span><text:span text:style-name="T80">10</text:span><text:span text:style-name="T3">-ne</text:span></text:p>
        <text:p text:style-name="P19">N1 <text:s text:c="2"/>+ <text:s/>+ + <text:s text:c="2"/>+ <text:s/>+ <text:s/>+ <text:s text:c="2"/>+ + <text:s text:c="2"/>+</text:p>
        <text:p text:style-name="P19"><text:soft-page-break/>N3 <text:s text:c="2"/>o <text:s/>o . <text:s text:c="2"/>- <text:s/>+ <text:s/>+ <text:s text:c="2"/>+ . <text:s text:c="2"/>.</text:p>
        <text:p text:style-name="P19">N5 <text:s text:c="2"/>o <text:s/>. + <text:s text:c="2"/>+ <text:s/>+ <text:s/>. <text:s text:c="2"/>o o <text:s text:c="2"/>o</text:p>
        <text:p text:style-name="P19">N7 <text:s text:c="2"/>. <text:s/>. . <text:s text:c="2"/>o <text:s/>o <text:s/>o <text:s text:c="2"/>o o <text:s text:c="2"/>o</text:p>
        <text:p text:style-name="P19">N9 <text:s text:c="2"/>+ <text:s/>+ + <text:s text:c="2"/>+ <text:s/>+ <text:s/>+ <text:s text:c="2"/>+ + <text:s text:c="2"/>. </text:p>
        <text:p text:style-name="P19">X1 <text:s text:c="2"/>o <text:s/>o o <text:s text:c="2"/>o <text:s/>. <text:s/>. <text:s text:c="2"/>. + <text:s text:c="2"/>+</text:p>
        <text:p text:style-name="P16"><text:span text:style-name="T3">X2 <text:s text:c="2"/>o <text:s/>o o <text:s text:c="2"/>o <text:s/>o <text:s/>. <text:s text:c="2"/>. . <text:s text:c="2"/>+</text:span></text:p>
        <text:p text:style-name="P16"><text:span text:style-name="T3">X3 <text:s text:c="2"/>o <text:s/>o . <text:s text:c="2"/>. </text:span><text:span text:style-name="T10">≠</text:span><text:span text:style-name="T3">ta</text:span><text:span text:style-name="T10"></text:span><text:span text:style-name="T3"> . <text:s text:c="2"/>o . <text:s text:c="2"/>.</text:span></text:p>
        <text:p text:style-name="P19">X5 <text:s text:c="2"/>+ <text:s/>+ + <text:s text:c="2"/>+ <text:s/>. <text:s/>+ <text:s text:c="2"/>+ + <text:s text:c="2"/>.</text:p>
        <text:p text:style-name="P19">X7 <text:s text:c="2"/>+ <text:s/>+ + <text:s text:c="2"/>+ <text:s/>+ <text:s/>+ <text:s text:c="2"/>+ + <text:s text:c="2"/>+</text:p>
        <text:p text:style-name="P19">X8 <text:s text:c="2"/>+ <text:s/>+ + <text:s text:c="2"/>+ <text:s/>+ <text:s/>. <text:s text:c="2"/>- + <text:s text:c="2"/>+ </text:p>
        <text:p text:style-name="P39"><text:span text:style-name="T3">10. <text:s/></text:span><text:span text:style-name="T1">silim-ma lugal-</text:span><text:span text:style-name="T134">ğ</text:span><text:span text:style-name="T1">á-ke</text:span><text:span text:style-name="T77">4</text:span><text:span text:style-name="T1"> èn li-bí-in-tar</text:span></text:p>
        <text:p text:style-name="P19">N1 <text:s text:c="2"/>. <text:s text:c="4"/>. <text:s/>+ <text:s text:c="4"/>+ <text:s text:c="2"/>+ <text:s/>+ <text:s/>+ <text:s/>+ <text:s/>+ <text:s text:c="2"/>+</text:p>
        <text:p text:style-name="P16"><text:span text:style-name="T3">N3 <text:s text:c="2"/>o <text:s text:c="4"/>o <text:s/>. <text:s text:c="4"/>+ <text:s text:c="2"/>+ <text:s/>. <text:s/>+ <text:s/>+ <text:s/>+ <text:s text:c="2"/>o</text:span></text:p>
        <text:p text:style-name="P19">N5 <text:s text:c="2"/>o <text:s text:c="4"/>. <text:s/>+ <text:s text:c="4"/>+ <text:s text:c="2"/>. <text:s/>o <text:s/>o <text:s/>o <text:s/>o <text:s text:c="2"/>o</text:p>
        <text:p text:style-name="P19">N9 <text:s text:c="2"/>+ <text:s text:c="4"/>+ <text:s/>+ <text:s text:c="4"/>+ <text:s text:c="2"/>+ <text:s/>. <text:s/>+ <text:s/>. <text:s/>o <text:s text:c="2"/>o</text:p>
        <text:p text:style-name="P16"><text:span text:style-name="T3">X1 <text:s text:c="2"/>o <text:s text:c="4"/>o <text:s/>o <text:s text:c="4"/>o <text:s text:c="2"/>o <text:s/>. <text:s/>. <text:s/>- </text:span><text:span text:style-name="T10">≠</text:span><text:span text:style-name="T3">ib</text:span><text:span text:style-name="T10"></text:span><text:span text:style-name="T3"> <text:s/>+</text:span></text:p>
        <text:p text:style-name="P19">X2 <text:s text:c="2"/>o <text:s text:c="4"/>o <text:s/>o <text:s text:c="4"/>o <text:s text:c="2"/>o <text:s/>. <text:s/>. <text:s/>. <text:s/>+ <text:s text:c="2"/>+</text:p>
        <text:p text:style-name="P19">X3 <text:s text:c="2"/>o <text:s text:c="4"/>o <text:s/>. <text:s text:c="4"/>. <text:s text:c="2"/>. <text:s/>. <text:s/>o <text:s/>. <text:s/>. <text:s text:c="2"/>. </text:p>
        <text:p text:style-name="P16"><text:span text:style-name="T3">X5 <text:s text:c="2"/>+ <text:s text:c="4"/>+ <text:s/>+ <text:s text:c="4"/>+ <text:s text:c="2"/>. <text:s/>+ <text:s/>+ <text:s/>+ <text:s/>. <text:s text:c="2"/>+ <text:s text:c="2"/></text:span></text:p>
        <text:p text:style-name="P19">X7 <text:s text:c="2"/>+ <text:s text:c="4"/>+ <text:s/>+ <text:s text:c="4"/>+ <text:s text:c="2"/>+ <text:s/>+ <text:s/>+ <text:s/>+ <text:s/>+ <text:s text:c="2"/>+</text:p>
        <text:p text:style-name="P16"><text:span text:style-name="T3">X8 <text:s text:c="2"/>. <text:s text:c="4"/>. <text:s/>. <text:s text:c="4"/></text:span><text:span text:style-name="T136">ğ</text:span><text:span text:style-name="T3">u</text:span><text:span text:style-name="T78">10</text:span><text:span text:style-name="T3"> - <text:s/>+ <text:s/>. <text:s/>bi íb <text:s/>+</text:span></text:p>
        <text:p text:style-name="P19"/>
        <text:p text:style-name="P19">11. <text:s/>dúr na-ma-ta-an-zi <text:s text:c="3"/>ki-a nu-ub-za</text:p>
        <text:p text:style-name="P19">N1 <text:s text:c="2"/>+ <text:s text:c="2"/>. <text:s/>+ <text:s/>+ <text:s/>+ <text:s/>+ <text:s text:c="4"/>+ <text:s/>+ <text:s/>+ <text:s/>+ <text:s/>.</text:p>
        <text:p text:style-name="P19">N3 <text:s text:c="2"/>o <text:s text:c="2"/>o <text:s/>o <text:s/>. <text:s/>+ <text:s/>. <text:s text:c="4"/>. <text:s/>+ <text:s/>+ <text:s/>+ <text:s/>+</text:p>
        <text:p text:style-name="P16"><text:span text:style-name="T3">N5 <text:s text:c="2"/>o <text:s text:c="2"/>. <text:s/>+ <text:s/>. <text:s/>+ <text:s/>. <text:s text:c="4"/>o <text:s/>o <text:s/>o <text:s/>o <text:s/>o</text:span></text:p>
        <text:p text:style-name="P19">N9 <text:s text:c="2"/>+ <text:s/>nam + <text:s/>+ <text:s/>+ <text:s/>+ <text:s text:c="4"/>+ <text:s/>+ <text:s/>. <text:s/>o <text:s/>o</text:p>
        <text:p text:style-name="P19">X1 <text:s text:c="2"/>o <text:s text:c="2"/>o <text:s/>o <text:s/>. <text:s/>. <text:s/>. <text:s text:c="4"/>. <text:s/>+ <text:s/>+ <text:s/>+ <text:s/>.</text:p>
        <text:p text:style-name="P19">X2 <text:s text:c="2"/>o <text:s text:c="2"/>o <text:s/>o <text:s/>o <text:s/>o <text:s/>o <text:s text:c="4"/>. <text:s/>. <text:s/>. <text:s/>+ <text:s/>+</text:p>
        <text:p text:style-name="P19">X3 <text:s text:c="2"/>o <text:s text:c="2"/>. <text:s/>. <text:s/>+ <text:s/>. <text:s/>. <text:s text:c="4"/>o <text:s/>. <text:s/>. <text:s/>. <text:s/>+</text:p>
        <text:p text:style-name="P19">X5 <text:s text:c="2"/>+ <text:s text:c="2"/>+ <text:s/>+ <text:s/>. <text:s/>+ <text:s/>. <text:s text:c="4"/>+ <text:s/>+ <text:s/>+ <text:s/>+ <text:s/>. <text:s/></text:p>
        <text:p text:style-name="P19">X7 <text:s text:c="2"/>+ <text:s text:c="2"/>+ <text:s/>+ <text:s/>+ <text:s/>+ <text:s/>+ <text:s text:c="4"/>+ <text:s/>+ <text:s/>+ <text:s/>+ <text:s/>+ :</text:p>
        <text:p text:style-name="P16"><text:span text:style-name="T3">X8 <text:s text:c="2"/>. <text:s/>x nu-</text:span><text:span text:style-name="T10">≠</text:span><text:span text:style-name="T3">na</text:span><text:span text:style-name="T102">?</text:span><text:span text:style-name="T10"></text:span><text:span text:style-name="T3">-ma-da-zu . <text:s/>+ <text:s/>. <text:s/>- zu</text:span></text:p>
        <text:p text:style-name="P19"/>
        <text:p text:style-name="P19">12. ba-an-da-mud-en</text:p>
        <text:p text:style-name="P21">N1 <text:s/>#</text:p>
        <text:p text:style-name="P21">N3 <text:s/>#</text:p>
        <text:p text:style-name="P16"><text:span text:style-name="T1">N5 <text:s/>#</text:span></text:p>
        <text:p text:style-name="P16"><text:span text:style-name="T1">N9 <text:s/>ba-</text:span><text:span text:style-name="T15">≠</text:span><text:span text:style-name="T1">an</text:span><text:span text:style-name="T15"></text:span><text:span text:style-name="T1">-túm-mu-dè : </text:span></text:p>
        <text:p text:style-name="P16"><text:span text:style-name="T1">X1 <text:s/>[...]x-</text:span><text:span text:style-name="T10">≠</text:span><text:span text:style-name="T1">mud</text:span><text:span text:style-name="T10"></text:span><text:span text:style-name="T1">-dè-en</text:span></text:p>
        <text:p text:style-name="P16"><text:span text:style-name="T3">X2 <text:s/>[...]</text:span><text:span text:style-name="T3">-</text:span><text:span text:style-name="T10">≠</text:span><text:span text:style-name="T3">da</text:span><text:span text:style-name="T102">?</text:span><text:span text:style-name="T3">-mud</text:span><text:span text:style-name="T102">?</text:span><text:span text:style-name="T3">-dè-en</text:span><text:span text:style-name="T10"></text:span></text:p>
        <text:p text:style-name="P16"><text:soft-page-break/><text:span text:style-name="T3">X3 <text:s/></text:span><text:span text:style-name="T10">≠</text:span><text:span text:style-name="T3">ba-an-túm</text:span><text:span text:style-name="T10"></text:span><text:span text:style-name="T3">-mu-dè :</text:span></text:p>
        <text:p text:style-name="P16"><text:span text:style-name="T3">X5 <text:s/>ba-an-da-</text:span><text:span text:style-name="T10">≠</text:span><text:span text:style-name="T3">mud-en</text:span><text:span text:style-name="T10"></text:span></text:p>
        <text:p text:style-name="P19">X7 <text:s/>ba-an-da-mud-da </text:p>
        <text:p text:style-name="P16"><text:span text:style-name="T3">X8 <text:s/></text:span><text:span text:style-name="T10">≠</text:span><text:span text:style-name="T3">ba-an-da</text:span><text:span text:style-name="T10"></text:span><text:span text:style-name="T3">-mu-dè</text:span></text:p>
        <text:p text:style-name="P39"><text:span text:style-name="T3">13. <text:s/>te-</text:span><text:span text:style-name="T136">ğ</text:span><text:span text:style-name="T3">á-e-da-</text:span><text:span text:style-name="T137">ğ</text:span><text:span text:style-name="T5">u</text:span><text:span text:style-name="T80">10</text:span><text:span text:style-name="T3">-ne</text:span></text:p>
        <text:p text:style-name="P19">N1 <text:s text:c="2"/>+ <text:s/>+ <text:s/>+ . <text:s/>+ <text:s text:c="2"/>. <text:s/></text:p>
        <text:p text:style-name="P19">N3 <text:s text:c="2"/>o <text:s/>o <text:s/>. + <text:s/>. <text:s text:c="2"/>.</text:p>
        <text:p text:style-name="P16"><text:span text:style-name="T3">N5 <text:s text:c="2"/>. <text:s/>+ <text:s/>- + <text:s/>. <text:s text:c="2"/>o</text:span><text:span text:style-name="Footnote_20_Symbol"><text:span text:style-name="T3"><text:note text:id="ftn11" text:note-class="footnote"><text:note-citation>11</text:note-citation><text:note-body><text:p text:style-name="Footnote"><text:s/>Possibly read <text:span text:style-name="T43">≠te-e</text:span><text:span text:style-name="T51"></text:span> at the beginning of the line. There does not seem to be enough room for line 12.</text:p></text:note-body></text:note></text:span></text:span><text:span text:style-name="T3"> </text:span></text:p>
        <text:p text:style-name="P19">N9 <text:s text:c="2"/>+ <text:s/>+ <text:s/>- . <text:s/>o <text:s text:c="2"/>o</text:p>
        <text:p text:style-name="P19">X1 <text:s text:c="2"/>o <text:s/>o <text:s/>o o <text:s/>. <text:s text:c="2"/>+</text:p>
        <text:p text:style-name="P19">X3 <text:s text:c="2"/>. <text:s/>o <text:s/>o o <text:s/>o <text:s text:c="2"/>. </text:p>
        <text:p text:style-name="P19">X5 <text:s text:c="2"/>+ <text:s/>+ <text:s/>- + <text:s/>+ <text:s text:c="2"/>+</text:p>
        <text:p text:style-name="P19">X7 <text:s text:c="2"/>+ <text:s/>+ <text:s/>+ + <text:s/>+ <text:s text:c="2"/>+</text:p>
        <text:p text:style-name="P19">X8 <text:s text:c="2"/>+ <text:s/>ge - . <text:s/>. <text:s text:c="2"/>.</text:p>
        <text:p text:style-name="P19"/>
        <text:p text:style-name="P16"><text:span text:style-name="T3">14. <text:s/>é kaskal-la kuš ga-rí</text:span><text:span text:style-name="T136">ğ</text:span><text:span text:style-name="T3">-ak <text:s text:c="4"/>šukur kù-sig</text:span><text:span text:style-name="T78">17</text:span><text:span text:style-name="T3"> kù-babbar </text:span></text:p>
        <text:p text:style-name="P16"><text:span text:style-name="T3">N1 <text:s text:c="2"/>+ + gíd <text:s/>+ <text:s/>. <text:s text:c="2"/>. <text:s text:c="2"/>+ <text:s/>+ <text:s text:c="2"/></text:span><text:span text:style-name="T102">uruda</text:span><text:span text:style-name="T3">+ <text:s text:c="4"/>+ <text:s text:c="2"/>+ <text:s text:c="2"/>+ <text:s text:c="5"/>+</text:span></text:p>
        <text:p text:style-name="P19">N3 <text:s text:c="2"/>o o <text:s text:c="5"/>. <text:s/>+ <text:s text:c="2"/>. <text:s text:c="2"/>. <text:s/>. <text:s/>/ <text:s text:c="2"/>. <text:s text:c="4"/>+ <text:s text:c="2"/>. <text:s text:c="2"/>+ <text:s text:c="5"/>+</text:p>
        <text:p text:style-name="P19">N5 <text:s text:c="2"/>o o <text:s text:c="5"/>. <text:s/>+ <text:s text:c="2"/>+ <text:s text:c="2"/>. <text:s/>o <text:s text:c="5"/>. <text:s text:c="4"/>. <text:s text:c="2"/>. <text:s text:c="2"/>. <text:s text:c="5"/>+ :</text:p>
        <text:p text:style-name="P16"><text:span text:style-name="T3">N9 <text:s text:c="2"/>+ + <text:s text:c="5"/>+ <text:s/>+ <text:s text:c="2"/>+ <text:s text:c="2"/>+ <text:s/>. <text:s/>/ <text:s/></text:span><text:span text:style-name="T10">≠</text:span><text:span text:style-name="T3">kak</text:span><text:span text:style-name="T10"></text:span><text:span text:style-name="T3"> <text:s text:c="2"/>+ <text:s text:c="2"/>+ <text:s text:c="2"/>+ <text:s text:c="5"/>+ :</text:span></text:p>
        <text:p text:style-name="P16"><text:span text:style-name="T3">X1 <text:s text:c="2"/>o o <text:s text:c="5"/>o <text:s/>. <text:s text:c="2"/>+ <text:s text:c="2"/>+ <text:s/>+ <text:s text:c="5"/>. <text:s text:c="4"/>+ <text:s text:c="2"/>+ <text:s text:c="2"/>+ <text:s text:c="5"/>+</text:span></text:p>
        <text:p text:style-name="P19">X3 <text:s text:c="2"/>o o <text:s text:c="5"/>o <text:s/>o <text:s text:c="2"/>+ <text:s text:c="2"/>. <text:s/>. <text:s text:c="5"/>o <text:s text:c="4"/>o <text:s text:c="2"/>o <text:s text:c="2"/>o <text:s text:c="5"/>. :</text:p>
        <text:p text:style-name="P19">X5 <text:s text:c="2"/>+ + <text:s text:c="5"/>+ <text:s/>+ <text:s text:c="2"/>+ <text:s text:c="2"/>+ <text:s/>+ <text:s/>/ <text:s text:c="2"/>+ <text:s text:c="4"/>+ <text:s text:c="2"/>+ <text:s text:c="2"/>. <text:s text:c="5"/>+ :</text:p>
        <text:p text:style-name="P19">X7 <text:s text:c="2"/>+ + <text:s text:c="5"/>a <text:s/>+ <text:s text:c="2"/>+raš+ <text:s/>+ <text:s text:c="5"/>+ <text:s text:c="4"/>+ <text:s text:c="2"/>+ <text:s text:c="2"/>+ <text:s text:c="5"/>+ :</text:p>
        <text:p text:style-name="P19">X8 <text:s text:c="2"/>+ . <text:s text:c="5"/>e <text:s/>. <text:s text:c="2"/>o <text:s text:c="2"/>. <text:s/>. <text:s text:c="3"/>šu-gur <text:s/>. <text:s text:c="2"/>. <text:s text:c="2"/>+ <text:s text:c="5"/>+ :</text:p>
        <text:p text:style-name="P19">Z <text:s text:c="3"/>- - <text:s text:c="5"/>- <text:s/>- <text:s text:c="2"/>- <text:s text:c="2"/>- <text:s/>- <text:s text:c="5"/>. <text:s text:c="4"/>+ <text:s text:c="2"/>+ <text:s text:c="2"/>- <text:s text:c="5"/>- :</text:p>
        <text:p text:style-name="P19"/>
        <text:p text:style-name="P16"><text:span text:style-name="T3">15. <text:s/></text:span><text:span text:style-name="T102">na4</text:span><text:span text:style-name="T3">gug </text:span><text:span text:style-name="T102">na4</text:span><text:span text:style-name="T3">za-gìn </text:span><text:span text:style-name="T136">ğ</text:span><text:span text:style-name="T3">ar-ra-ta </text:span></text:p>
        <text:p text:style-name="P19">N1 <text:s text:c="2"/>. + <text:s text:c="3"/>++ <text:s/>+ <text:s text:c="2"/>+ <text:s text:c="2"/>+ <text:s text:c="2"/>+ :</text:p>
        <text:p text:style-name="P19">N3 <text:s text:c="2"/>. + <text:s text:c="3"/>+. <text:s/>. <text:s text:c="2"/>+ <text:s text:c="2"/>+ <text:s text:c="2"/>+ </text:p>
        <text:p text:style-name="P19">N5 <text:s text:c="2"/>o o <text:s text:c="3"/>oo <text:s/>o <text:s text:c="2"/>o <text:s text:c="2"/>o <text:s text:c="2"/>o</text:p>
        <text:p text:style-name="P19">N9 <text:s text:c="2"/>- . <text:s text:c="3"/>oo <text:s/>o <text:s text:c="2"/>o <text:s text:c="2"/>o <text:s text:c="2"/>o</text:p>
        <text:p text:style-name="P19">X1 <text:s text:c="2"/>o . <text:s text:c="3"/>++ <text:s/>+ <text:s text:c="2"/>+ <text:s text:c="2"/>+ <text:s text:c="2"/>. : </text:p>
        <text:p text:style-name="P19">X3 <text:s text:c="2"/>o . <text:s text:c="3"/>oo <text:s/>o <text:s text:c="2"/>o <text:s text:c="2"/>+ <text:s text:c="2"/>. </text:p>
        <text:p text:style-name="P19"><text:soft-page-break/>X5 <text:s text:c="2"/>. . <text:s text:c="3"/>.+ <text:s/>+ <text:s text:c="2"/>. <text:s text:c="2"/>o <text:s text:c="2"/>o <text:s text:c="2"/></text:p>
        <text:p text:style-name="P16"><text:span text:style-name="T3">X7 <text:s text:c="2"/>. + <text:s text:c="3"/>++ <text:s/>+ <text:s text:c="2"/>+ <text:s text:c="2"/>+ <text:s text:c="2"/>-</text:span></text:p>
        <text:p text:style-name="P19">X8 <text:s text:c="2"/>. . <text:s text:c="3"/>-- <text:s/>- <text:s text:c="2"/>. <text:s text:c="2"/>. <text:s text:c="2"/>- :</text:p>
        <text:p text:style-name="P16"><text:span text:style-name="T3">Z <text:s text:c="3"/>- + <text:s text:c="3"/>-+ <text:s/>+ <text:s text:c="2"/>+ <text:s text:c="2"/>+ <text:s text:c="2"/>+ íb-ta-</text:span><text:span text:style-name="T10">≠</text:span><text:span text:style-name="T3">gi</text:span><text:span text:style-name="T78">4</text:span><text:span text:style-name="T10"></text:span><text:span text:style-name="T3">-gi</text:span><text:span text:style-name="T78">4</text:span></text:p>
        <text:p text:style-name="P40"/>
        <text:p text:style-name="P16"><text:span text:style-name="T3">16. <text:s/>a-ab-dù-dù-a u</text:span><text:span text:style-name="T1">š</text:span><text:span text:style-name="T2">ù</text:span><text:span text:style-name="T3"> sar-</text:span><text:span text:style-name="T1">à</text:span><text:span text:style-name="T3">m i-íb-tu</text:span><text:span text:style-name="T1">š</text:span></text:p>
        <text:p text:style-name="P19">N1 <text:s text:c="2"/>+ <text:s/>+ <text:s/>+ + <text:s/>+ + <text:s text:c="2"/>. <text:s text:c="2"/>+ <text:s/>- <text:s/>+ <text:s/>.</text:p>
        <text:p text:style-name="P19">N3 <text:s text:c="2"/>o <text:s/>+ <text:s/>+ + <text:s/>+/o <text:s text:c="2"/>. <text:s text:c="2"/>. <text:s/>o <text:s/>o <text:s/>o </text:p>
        <text:p text:style-name="P19">N5 <text:s text:c="2"/>o <text:s/>+ <text:s/>+ + <text:s/>+ . <text:s text:c="2"/>. <text:s text:c="2"/>o <text:s/>o <text:s/>o <text:s/>o</text:p>
        <text:p text:style-name="P16"><text:span text:style-name="T3">N9 <text:s text:c="2"/>+ <text:s/>+ <text:s/>+ + <text:s/>+ + <text:s text:c="2"/>. <text:s text:c="2"/>o <text:s/>o <text:s/>o <text:s/>o</text:span></text:p>
        <text:p text:style-name="P19">N10 <text:s/>. <text:s/>. <text:s/>. . <text:s/>. o <text:s text:c="2"/>o <text:s text:c="2"/>o <text:s/>o <text:s/>o <text:s/>o</text:p>
        <text:p text:style-name="P19">X1 <text:s text:c="2"/>- <text:s/>. <text:s/>+ + <text:s/>+/o <text:s text:c="2"/>o <text:s text:c="2"/>+ <text:s/>+ <text:s/>+ <text:s/>+</text:p>
        <text:p text:style-name="P19">X3 <text:s text:c="2"/>o <text:s/>o <text:s/>o o <text:s/>. o <text:s text:c="2"/>o <text:s text:c="2"/>o <text:s/>. <text:s/>. <text:s/>.</text:p>
        <text:p text:style-name="P19">X5 <text:s text:c="2"/>. <text:s/>+ <text:s/>+ . <text:s/>. . <text:s text:c="2"/>. <text:s text:c="2"/>. <text:s/>+ <text:s/>+ <text:s/>. <text:s text:c="2"/></text:p>
        <text:p text:style-name="P19">X6 <text:s text:c="2"/>o <text:s/>o <text:s/>o o <text:s/>o/o <text:s text:c="2"/>o <text:s text:c="2"/>o <text:s/>o <text:s/>. <text:s/>. :</text:p>
        <text:p text:style-name="P19">X7 <text:s text:c="2"/>+ <text:s/>+ <text:s/>+ + <text:s/>+ + <text:s text:c="2"/>+ <text:s text:c="2"/>a <text:s/>+ <text:s/>+ <text:s/>+ </text:p>
        <text:p text:style-name="P19">X8 <text:s text:c="2"/>- <text:s/>+ <text:s/>+ + <text:s/>. + <text:s text:c="2"/>+ <text:s text:c="2"/>- <text:s/>- <text:s/>+ <text:s/>.</text:p>
        <text:p text:style-name="P19"/>
        <text:p text:style-name="P16"><text:span text:style-name="T3">17. <text:s/>kù-sig</text:span><text:span text:style-name="T78">17 <text:s text:c="7"/></text:span><text:span text:style-name="T3"><text:s text:c="3"/></text:span><text:span text:style-name="T102">na4</text:span><text:span text:style-name="T3">za-gìn-na mí zi-dè-eš im-me</text:span></text:p>
        <text:p text:style-name="P19">N1 <text:s text:c="2"/>. <text:s/>. <text:s text:c="10"/>+ <text:s/>+ <text:s/>+ <text:s text:c="2"/>+ <text:s/>+ <text:s/>+ <text:s/>+ <text:s/>+ <text:s/>+ <text:s/>+</text:p>
        <text:p text:style-name="P19">N3 <text:s text:c="2"/>o <text:s/>. <text:s text:c="10"/>. <text:s/>o <text:s/>o <text:s text:c="2"/>o <text:s/>o <text:s/>. <text:s/>o <text:s/>o <text:s/>o <text:s/>o</text:p>
        <text:p text:style-name="P19">N5 <text:s text:c="2"/>. <text:s/>+ <text:s text:c="10"/>- <text:s/>+ <text:s/>+ <text:s text:c="2"/>- <text:s/>+ <text:s/>. <text:s/>o <text:s/>o <text:s/>o <text:s/>o</text:p>
        <text:p text:style-name="P16"><text:span text:style-name="T3">N9 <text:s text:c="2"/>+ <text:s/>+ <text:s text:c="10"/>- <text:s/>+ <text:s/>+ <text:s text:c="2"/>- <text:s/>. <text:s/>. <text:s/>o <text:s/>o <text:s/>o <text:s/>o</text:span></text:p>
        <text:p text:style-name="P19">N10 <text:s/>. <text:s/>. <text:s text:c="10"/>- <text:s/>+ <text:s/>+ <text:s text:c="2"/>. <text:s/>. <text:s/>o <text:s/>o <text:s/>o <text:s/>o <text:s/>o</text:p>
        <text:p text:style-name="P19">X1 <text:s text:c="2"/>o <text:s/>. <text:s text:c="10"/>+ <text:s/>+ <text:s/>+ <text:s text:c="2"/>+ <text:s/>+ <text:s/>. <text:s/>. <text:s/>+ <text:s/>+ <text:s/>+</text:p>
        <text:p text:style-name="P19">X3 <text:s text:c="2"/>o <text:s/>o <text:s text:c="10"/>o <text:s/>o <text:s/>o <text:s text:c="2"/>o <text:s/>o <text:s/>. <text:s/>+ <text:s/>+ <text:s/>+ <text:s/>+</text:p>
        <text:p text:style-name="P19">X5 <text:s text:c="2"/>. <text:s/>+ <text:s text:c="10"/>. <text:s/>. <text:s/>. <text:s text:c="2"/>- <text:s/>+ <text:s/>. <text:s/>+ <text:s/>+ <text:s/>+ <text:s/>o</text:p>
        <text:p text:style-name="P16"><text:span text:style-name="T3">X6 <text:s text:c="2"/>. <text:s/>.</text:span><text:span text:style-name="T10">≠</text:span><text:span text:style-name="T3">k</text:span><text:span text:style-name="T1">ù</text:span><text:span text:style-name="T3">-babbar</text:span><text:span text:style-name="T10"></text:span><text:span text:style-name="T3"> . <text:s/>. <text:s/>. <text:s text:c="2"/>. <text:s/>. <text:s/>+ <text:s/>+ <text:s/>+ <text:s/>+ <text:s/>+</text:span><text:span text:style-name="Footnote_20_Symbol"><text:span text:style-name="T3"><text:note text:id="ftn12" text:note-class="footnote"><text:note-citation>12</text:note-citation><text:note-body><text:p text:style-name="Footnote"><text:s/>There are remnants of two signs and space for two more at the­ beginning of this line; probably had end of 16.</text:p></text:note-body></text:note></text:span></text:span></text:p>
        <text:p text:style-name="P16"><text:span text:style-name="T3">X7 <text:s text:c="2"/>+ <text:s/>+ <text:s text:c="10"/>+ <text:s/>+ <text:s/>+ <text:s text:c="2"/>+ <text:s/>+ <text:s/>+ <text:s/>+ <text:s/>+ <text:s/>+ <text:s/>+</text:span></text:p>
        <text:p text:style-name="P21">X8 <text:s text:c="2"/>+ <text:s/>+ <text:s text:c="10"/>. <text:s/>. <text:s/>+ <text:s text:c="2"/>. <text:s/>ní . <text:s/>. <text:s/>+ <text:s/>+ <text:s/>+ <text:s/></text:p>
        <text:p text:style-name="P21"/>
        <text:p text:style-name="P16"><text:span text:style-name="T3">18. <text:s/></text:span><text:span text:style-name="T139">ğ</text:span><text:span text:style-name="T102">i</text:span><text:span text:style-name="T100">š</text:span><text:span text:style-name="T3">gu-za barag </text:span><text:span text:style-name="T102">túg</text:span><text:span text:style-name="T3">šutur-e ri-a <text:s/>i-íb-tuš </text:span></text:p>
        <text:p text:style-name="P19">N1 <text:s text:c="2"/>+ + <text:s/>+ <text:s/>+ <text:s text:c="4"/>+ + <text:s text:c="4"/>- + <text:s/>+ <text:s/>+ + <text:s text:c="2"/>+</text:p>
        <text:p text:style-name="P19">N3 <text:s text:c="2"/>o o <text:s/>o <text:s/>. <text:s text:c="4"/>+ . <text:s text:c="4"/>o o <text:s/>o <text:s/>. + <text:s text:c="2"/>o</text:p>
        <text:p text:style-name="P19">N4 <text:s text:c="2"/>traces <text:s text:c="4"/></text:p>
        <text:p text:style-name="P19"><text:soft-page-break/>N5 <text:s text:c="2"/>+ + <text:s/>+ <text:s/>+ <text:s text:c="4"/>+ . <text:s text:c="4"/>- . <text:s/>. <text:s/>o o <text:s text:c="2"/>o </text:p>
        <text:p text:style-name="P19">N9 <text:s text:c="2"/>+ + <text:s/>+ <text:s/>+ <text:s text:c="4"/>+ o <text:s text:c="4"/>o o <text:s/>o <text:s/>o o <text:s text:c="2"/>o</text:p>
        <text:p text:style-name="P19">N10 <text:s/>+ . <text:s/>o <text:s/>. <text:s text:c="4"/>. . <text:s text:c="4"/>o o <text:s/>o <text:s/>o o <text:s text:c="2"/>o</text:p>
        <text:p text:style-name="P16"><text:span text:style-name="T3">X1 <text:s text:c="2"/>o . <text:s/>. <text:s/>. <text:s text:c="4"/>+ + ré <text:s/>+ + <text:s/>. <text:s/>- + <text:s text:c="2"/>+</text:span></text:p>
        <text:p text:style-name="P19">X3 <text:s text:c="2"/>o o <text:s/>o <text:s/>. <text:s text:c="4"/>+ . <text:s text:c="4"/>o o <text:s/>o <text:s/>. + <text:s text:c="2"/>+</text:p>
        <text:p text:style-name="P19">X4 <text:s text:c="2"/>+ + <text:s/>+ <text:s/>+ <text:s text:c="4"/>+ + <text:s text:c="4"/>- + <text:s/>+ <text:s/>+ + <text:s text:c="2"/>.</text:p>
        <text:p text:style-name="P19">X5 <text:s text:c="2"/>. + <text:s/>+ <text:s/>+ <text:s text:c="4"/>+ . <text:s text:c="4"/>. + <text:s/>+ <text:s/>. . <text:s text:c="2"/>.</text:p>
        <text:p text:style-name="P19">X6 <text:s text:c="2"/>. + <text:s/>+ <text:s/>+ <text:s text:c="4"/>+ + <text:s text:c="4"/>+ + <text:s/>+ <text:s/>- + <text:s text:c="2"/>+ </text:p>
        <text:p text:style-name="P19">X7 <text:s text:c="2"/>+ + <text:s/>+ <text:s/>+ <text:s text:c="4"/>+ + <text:s text:c="4"/>+ + <text:s/>+ <text:s/>- + <text:s text:c="2"/>+</text:p>
        <text:p text:style-name="P16"><text:span text:style-name="T3">X8 <text:s text:c="2"/>+ + <text:s/>+ <text:s/>. <text:s text:c="4"/>+ . <text:s text:c="4"/>o</text:span><text:span text:style-name="T10">≠</text:span><text:span text:style-name="T3">rí</text:span><text:span text:style-name="T102">?</text:span><text:span text:style-name="T10"></text:span><text:span text:style-name="T3">o <text:s/>- + <text:s text:c="2"/>+</text:span></text:p>
        <text:p text:style-name="P40"/>
        <text:p text:style-name="P16"><text:span text:style-name="T3">19. <text:s/></text:span><text:span text:style-name="T139">ğ</text:span><text:span text:style-name="T102">i</text:span><text:span text:style-name="T100">š</text:span><text:span text:style-name="T136">ğ</text:span><text:span text:style-name="T3">ìri-gub kù-sig</text:span><text:span text:style-name="T78">17</text:span><text:span text:style-name="T3">-ka </text:span><text:span text:style-name="T136">ğ</text:span><text:span text:style-name="T3">ìri-ni i-íb-</text:span><text:span text:style-name="T136">ğ</text:span><text:span text:style-name="T3">ar</text:span></text:p>
        <text:p text:style-name="P19">N1 <text:s text:c="2"/>. . <text:s text:c="3"/>+ <text:s text:c="2"/>+ <text:s/>. <text:s text:c="4"/>+ <text:s text:c="2"/>+ <text:s/>+ <text:s/>+ + <text:s text:c="2"/>.</text:p>
        <text:p text:style-name="P19">N3 <text:s text:c="2"/>o o <text:s text:c="3"/>. <text:s text:c="2"/>+ <text:s/>. <text:s text:c="4"/>o <text:s text:c="2"/>. <text:s/>+ <text:s/>+ . <text:s text:c="2"/>o</text:p>
        <text:p text:style-name="P19">N4 <text:s text:c="2"/>+ + <text:s text:c="3"/>+ <text:s text:c="2"/>+ <text:s/>. <text:s text:c="4"/>o <text:s text:c="2"/>o <text:s/>o <text:s/>o o <text:s text:c="2"/>o</text:p>
        <text:p text:style-name="P19">N5 <text:s text:c="2"/>. . <text:s text:c="3"/>. <text:s text:c="2"/>o <text:s/>o <text:s text:c="4"/>o <text:s text:c="2"/>o <text:s/>o <text:s/>o o <text:s text:c="2"/>o</text:p>
        <text:p text:style-name="P16"><text:span text:style-name="T3">N9 <text:s text:c="2"/>+ + <text:s text:c="3"/>+ <text:s text:c="2"/>. <text:s/>. <text:s text:c="4"/>o <text:s text:c="2"/>o <text:s/>o <text:s/>o o <text:s text:c="2"/>o</text:span></text:p>
        <text:p text:style-name="P19">N10 <text:s/>+ + <text:s text:c="3"/>+ <text:s text:c="2"/>. <text:s/>o <text:s text:c="4"/>o <text:s text:c="2"/>. <text:s/>. <text:s/>o o <text:s text:c="2"/>o</text:p>
        <text:p text:style-name="P19">X1 <text:s text:c="2"/>o . <text:s text:c="3"/>+ <text:s text:c="2"/>+ <text:s/>+ <text:s text:c="4"/>+ <text:s text:c="2"/>+ <text:s/>+ <text:s/>- + <text:s text:c="2"/>+</text:p>
        <text:p text:style-name="P16"><text:span text:style-name="T3">X3 <text:s text:c="2"/>o o <text:s text:c="3"/>o <text:s text:c="2"/>. <text:s/>. </text:span><text:span text:style-name="T10">≠</text:span><text:span text:style-name="T3">ga</text:span><text:span text:style-name="T10"></text:span><text:span text:style-name="T3"> . <text:s text:c="2"/>o <text:s/>. </text:span><text:span text:style-name="T10">≠</text:span><text:span text:style-name="T3">ì</text:span><text:span text:style-name="T10"></text:span><text:span text:style-name="T3"> . <text:s text:c="2"/>+</text:span></text:p>
        <text:p text:style-name="P19">X4 <text:s text:c="2"/>+ + <text:s text:c="3"/>+ <text:s text:c="2"/>+ <text:s/>+ <text:s text:c="4"/>- <text:s text:c="2"/>+ <text:s/>+ <text:s/>i-ni-gub:</text:p>
        <text:p text:style-name="P16"><text:span text:style-name="T3">X5 <text:s text:c="2"/>. + <text:s text:c="3"/>+ <text:s text:c="2"/>+ <text:s/>+ <text:s text:c="4"/>+ <text:s text:c="2"/>. <text:s/>+ <text:s/>. . <text:s/></text:span><text:span text:style-name="T10">≠</text:span><text:span text:style-name="T3">gub</text:span><text:span text:style-name="T10"></text:span></text:p>
        <text:p text:style-name="P16"><text:span text:style-name="T3">X6 <text:s text:c="2"/>. + <text:s text:c="2"/></text:span><text:span text:style-name="T3"><text:s/>+ <text:s text:c="2"/>+ <text:s/>+ <text:s text:c="4"/>+ <text:s text:c="2"/>+ <text:s/>+ <text:s/>- + <text:s text:c="2"/>+ :</text:span></text:p>
        <text:p text:style-name="P19">X7 <text:s text:c="2"/>+ + <text:s text:c="3"/>+ <text:s text:c="2"/>+ <text:s/>+ ga <text:s/>+ <text:s text:c="2"/>+ <text:s/>+ <text:s/>+ + <text:s text:c="2"/>+ :</text:p>
        <text:p text:style-name="P19">X8 <text:s text:c="2"/>+ . <text:s text:c="3"/>. <text:s text:c="2"/>. <text:s/>. <text:s text:c="4"/>- <text:s text:c="2"/>. <text:s/>+ <text:s/>- - <text:s text:c="2"/>. :</text:p>
        <text:p text:style-name="P19"/>
        <text:p text:style-name="P16"><text:span text:style-name="T3">20. <text:s/></text:span><text:span text:style-name="T136">ğ</text:span><text:span text:style-name="T3">ìri-ni na-ma-ta-an-kúr</text:span></text:p>
        <text:p text:style-name="P19">N1 <text:s text:c="2"/>. <text:s text:c="3"/>+ <text:s text:c="2"/>+ <text:s/>+ <text:s/>+ <text:s/>+ <text:s text:c="2"/>+</text:p>
        <text:p text:style-name="P19">N3 <text:s text:c="2"/>o <text:s text:c="3"/>. <text:s text:c="2"/>+ <text:s/>+ <text:s/>. <text:s/>o <text:s text:c="2"/>o</text:p>
        <text:p text:style-name="P19">N4 <text:s text:c="2"/>+ <text:s text:c="3"/>+ <text:s text:c="2"/>+ <text:s/>. <text:s/>o <text:s/>o <text:s text:c="2"/>o</text:p>
        <text:p text:style-name="P16"><text:span text:style-name="T3">N6 <text:s text:c="2"/>. <text:s text:c="3"/>+ <text:s text:c="2"/>. <text:s/>o <text:s/>o <text:s/>o <text:s text:c="2"/>o</text:span></text:p>
        <text:p text:style-name="P19">N9 <text:s text:c="2"/>. <text:s text:c="3"/>. <text:s text:c="2"/>. <text:s/>. <text:s/>o <text:s/>o <text:s text:c="2"/>o</text:p>
        <text:p text:style-name="P19">N10 <text:s/>+ <text:s text:c="3"/>+ <text:s text:c="2"/>+ <text:s/>. <text:s/>o <text:s/>o <text:s text:c="2"/>o</text:p>
        <text:p text:style-name="P19">Ur1 <text:s/>o <text:s text:c="3"/>o <text:s text:c="2"/>o <text:s/>. <text:s/>. <text:s/>o <text:s text:c="2"/>o</text:p>
        <text:p text:style-name="P19">X1 <text:s text:c="2"/>. <text:s text:c="3"/>. <text:s text:c="2"/>+ <text:s/>+ da <text:s/>+ <text:s text:c="2"/>+</text:p>
        <text:p text:style-name="P19">X3 <text:s text:c="2"/>o <text:s text:c="3"/>o <text:s text:c="2"/>. <text:s/>. <text:s/>+ <text:s/>+ <text:s text:c="2"/>+</text:p>
        <text:p text:style-name="P19">X4 <text:s text:c="2"/>. <text:s text:c="3"/>o <text:s text:c="2"/>o <text:s/>o <text:s/>o <text:s/>o <text:s text:c="2"/>o </text:p>
        <text:p text:style-name="P19">X5 <text:s text:c="2"/>+ <text:s text:c="3"/>+ <text:s text:c="2"/>+ <text:s/>+ <text:s/>+ <text:s/>+ <text:s text:c="2"/>.</text:p>
        <text:p text:style-name="P16"><text:span text:style-name="T3">X6 <text:s text:c="2"/>+ <text:s text:c="3"/>+ <text:s text:c="2"/>nu-mu-un-da-an-kúr</text:span></text:p>
        <text:p text:style-name="P16"><text:span text:style-name="T3">X7 <text:s text:c="2"/>+ <text:s text:c="3"/>+ <text:s text:c="2"/>+ <text:s/>+ <text:s/>+ <text:s/>+ z</text:span><text:span text:style-name="T1">é</text:span><text:span text:style-name="T3">-er</text:span></text:p>
        <text:p text:style-name="P19">X8 <text:s text:c="2"/>+ <text:s text:c="3"/>. <text:s text:c="2"/>. <text:s/>o <text:s/>o <text:s/>o <text:s text:c="2"/>o</text:p>
        <text:p text:style-name="P19"><text:soft-page-break/></text:p>
        <text:p text:style-name="P16"><text:span text:style-name="T74">21. <text:s/></text:span><text:span text:style-name="T74">àga-ús sa</text:span><text:span text:style-name="T138">ğ</text:span><text:span text:style-name="T74">-</text:span><text:span text:style-name="T138">ğ</text:span><text:span text:style-name="T74">á-na i</text:span><text:span text:style-name="T76">á</text:span><text:span text:style-name="T74"> li-mu-um-ta-àm zi-da gùb-bu-na­ íb-ta-an-gub-bu-uš</text:span></text:p>
        <text:p text:style-name="P34">N1 <text:s text:c="2"/>+ <text:s text:c="2"/>+ <text:s/>+ <text:s text:c="2"/>+ <text:s/>+ <text:s/>+ <text:s/>+ <text:s/>+ <text:s/>+ <text:s/>+ <text:s/>+ <text:s/>. <text:s/>+ <text:s/>+ <text:s text:c="2"/>+ <text:s/>+ <text:s/>+ <text:s/>+ <text:s/>­+ <text:s/>+ <text:s text:c="2"/>+ <text:s text:c="2"/>+</text:p>
        <text:p text:style-name="P34">N4 <text:s text:c="2"/>+ <text:s text:c="2"/>+ <text:s/>+ <text:s text:c="2"/>. <text:s/>. <text:s/>o <text:s/>o <text:s/>o <text:s/>o <text:s/>o <text:s/>o <text:s/>. <text:s/>+ <text:s/>. <text:s text:c="2"/>o <text:s/>o <text:s/>o <text:s/>o <text:s/>o <text:s/>o <text:s text:c="2"/>o <text:s text:c="2"/>o</text:p>
        <text:p text:style-name="P16"><text:span text:style-name="T74">N6 <text:s text:c="2"/>o <text:s text:c="2"/>. <text:s/>+ <text:s text:c="2"/>. <text:s/>o <text:s/>o <text:s/>. <text:s/>+ <text:s/>+ <text:s/>. <text:s/>o <text:s/>. <text:s/>+ <text:s/>. <text:s text:c="2"/>+ <text:s/>. <text:s/>. <text:s/>+ <text:s/>+ <text:s/>+ <text:s text:c="2"/>o <text:s text:c="2"/>o</text:span></text:p>
        <text:p text:style-name="P34">N9 <text:s text:c="2"/>. <text:s text:c="2"/>. <text:s/>. <text:s text:c="2"/>o <text:s/>o <text:s/>o <text:s/>o <text:s/>o <text:s/>o <text:s/>o <text:s/>o <text:s/>o <text:s/>o <text:s/>o <text:s text:c="2"/>o <text:s/>o <text:s/>o <text:s/>o <text:s/>o <text:s/>o <text:s text:c="2"/>o <text:s text:c="2"/>o</text:p>
        <text:p text:style-name="P16"><text:span text:style-name="T74">Ur1 <text:s/>o <text:s text:c="2"/>o <text:s/>o <text:s text:c="2"/>. <text:s/>. <text:s/>. <text:s/>. <text:s/>. <text:s/>o <text:s/>o <text:s/>o /o <text:s/>. <text:s/>. <text:s text:c="2"/>+ </text:span><text:span text:style-name="T64">≠</text:span><text:span text:style-name="T74">ba</text:span><text:span text:style-name="T64"></text:span><text:span text:style-name="T74"> + <text:s/>+ <text:s/>. <text:s/>. <text:s text:c="2"/>o <text:s text:c="2"/>o </text:span></text:p>
        <text:p text:style-name="P16"><text:span text:style-name="T74">X1 <text:s text:c="2"/>o <text:s text:c="2"/>. <text:s/>+ <text:s text:c="2"/>+ <text:s/>+ <text:s/>+ <text:s/>+ <text:s/>+ <text:s/>+ <text:s/>+ <text:s/>+ /o <text:s/>o <text:s/>. <text:s text:c="2"/>. <text:s/>+ <text:s/>+ <text:s/>+ <text:s/>­+ <text:s/>+ <text:s text:c="2"/>+ <text:s text:c="2"/>+</text:span></text:p>
        <text:p text:style-name="P34">X3 <text:s text:c="2"/>o <text:s text:c="2"/>o <text:s/>. <text:s text:c="2"/>. <text:s/>+ <text:s/>+ <text:s/>+ <text:s/>- <text:s/>+ <text:s/>+ <text:s/>. /o <text:s/>o <text:s/>o <text:s text:c="2"/>o <text:s/>o <text:s/>o <text:s/>o <text:s/>o <text:s/>o <text:s text:c="2"/>o <text:s text:c="2"/>o </text:p>
        <text:p text:style-name="P34">X4 <text:s text:c="2"/>+ <text:s text:c="2"/>+ <text:s/>+ <text:s text:c="2"/>+ <text:s/>- <text:s/>+ <text:s text:c="2"/>ME.LI <text:s text:c="8"/>+ <text:s/>. <text:s/>. <text:s text:c="2"/>o <text:s/>o <text:s/>o <text:s/>o <text:s/>o <text:s/>o <text:s text:c="2"/>o <text:s text:c="2"/>o</text:p>
        <text:p text:style-name="P34">X5 <text:s text:c="2"/>+ <text:s text:c="2"/>+ <text:s/>+ <text:s text:c="2"/>+ <text:s/>+ <text:s/>o <text:s/>. <text:s/>- <text:s/>+ <text:s/>+ <text:s/>. <text:s/>+ <text:s/>+ <text:s/>+ <text:s text:c="2"/>+ ba <text:s/>. <text:s/>. <text:s/>. <text:s/>o <text:s text:c="2"/>o <text:s text:c="2"/>o <text:s text:c="2"/></text:p>
        <text:p text:style-name="P34">X6 <text:s text:c="2"/>+ <text:s text:c="2"/>+ <text:s/>+ <text:s text:c="2"/>+a ni + <text:s/>+ <text:s/>im - <text:s/>+ <text:s/>+ <text:s/>+ <text:s/>+ á. <text:s text:c="2"/>- <text:s/>. <text:s/>. <text:s/>. <text:s/>- <text:s/>. <text:s text:c="2"/>. <text:s text:c="2"/>.</text:p>
        <text:p text:style-name="P34">X7 <text:s text:c="2"/>+ <text:s text:c="2"/>+ <text:s/>+ <text:s/>an <text:s/>+ <text:s/>+ <text:s/>+ <text:s/>+ <text:s/>+ <text:s/>+ <text:s/>+ <text:s/>+ <text:s/>+ <text:s/>+ <text:s text:c="2"/>+ ba <text:s/>+ <text:s/>+ ­ + <text:s/>+ <text:s text:c="2"/>+ <text:s text:c="2"/>+</text:p>
        <text:p text:style-name="P34">X8 <text:s text:c="2"/>. <text:s text:c="2"/>. <text:s/>. <text:s text:c="2"/>. <text:s/>+ <text:s/>. <text:s/>- <text:s/>- <text:s/>x <text:s/>+ <text:s/>+ <text:s/>. <text:s/>o <text:s/>. <text:s text:c="2"/>. <text:s/>. <text:s/>. <text:s/>o <text:s/>o <text:s/>o <text:s text:c="2"/>o <text:s text:c="2"/>o <text:s/></text:p>
        <text:p text:style-name="P16"><text:span text:style-name="T74">Z <text:s text:c="3"/>o <text:s text:c="2"/>. <text:s/>+ <text:s text:c="2"/>+ <text:s/>- <text:s/>+ <text:s/>+ <text:s/>. <text:s/>. x x x <text:s/>. <text:s/>+ á+ <text:s text:c="2"/>+ <text:s/>x <text:s/>o <text:s/>o <text:s/>o <text:s/>o <text:s text:c="2"/>o <text:s text:c="2"/>o</text:span></text:p>
        <text:p text:style-name="P40"/>
        <text:p text:style-name="P16"><text:span text:style-name="T3">22. <text:s/></text:span><text:span text:style-name="T4">àš</text:span><text:span text:style-name="T3"> gud niga </text:span><text:span text:style-name="T136">ğ</text:span><text:span text:style-name="T4">éš</text:span><text:span text:style-name="T3"> udu <text:s/>niga níg-zú-gub-šè in-gar</text:span></text:p>
        <text:p text:style-name="P19">N1 <text:s text:c="2"/>o <text:s/>o <text:s text:c="2"/>o <text:s text:c="3"/>x <text:s text:c="2"/>. <text:s text:c="4"/>. <text:s text:c="3"/>. <text:s text:c="2"/>+ <text:s/>+ <text:s/>+ <text:s/>+ <text:s/>.</text:p>
        <text:p text:style-name="P19">N4 <text:s text:c="2"/>+ <text:s/>. <text:s text:c="2"/>+ <text:s text:c="3"/>+ <text:s text:c="2"/>o <text:s text:c="4"/>o / <text:s/>+ <text:s text:c="2"/>+ <text:s/>+ <text:s/>+ <text:s/>o <text:s/>o</text:p>
        <text:p text:style-name="P16"><text:span text:style-name="T3">N6 <text:s text:c="2"/>. <text:s/>+ <text:s text:c="2"/>+ <text:s text:c="3"/>ni</text:span><text:span text:style-name="T4">š</text:span><text:span text:style-name="T3"> + <text:s text:c="4"/>+ <text:s text:c="3"/>+ <text:s text:c="2"/>. <text:s/>o <text:s/>. <text:s/>+ <text:s/>+</text:span></text:p>
        <text:p text:style-name="P16"><text:span text:style-name="T3">Ur1 <text:s/>. <text:s/>+ <text:s text:c="2"/>. <text:s text:c="3"/>+ <text:s text:c="2"/>+ <text:s text:c="4"/>+ àm - <text:s text:c="2"/>+ <text:s/>. <text:s/>. <text:s/>. <text:s/>o</text:span></text:p>
        <text:p text:style-name="P19">X1 <text:s text:c="2"/>o <text:s/>o <text:s text:c="2"/>o <text:s text:c="3"/>. <text:s text:c="2"/>. <text:s text:c="4"/>+ <text:s text:c="3"/>- <text:s text:c="2"/>+ <text:s/>+ <text:s/>+ <text:s/>+ <text:s/>.</text:p>
        <text:p text:style-name="P19">X5 <text:s text:c="2"/>+ <text:s/>+ <text:s text:c="2"/>+ <text:s text:c="3"/>+ <text:s text:c="2"/>. <text:s text:c="4"/>o <text:s text:c="3"/>o <text:s text:c="2"/>. <text:s/>+ <text:s/>. <text:s/>o <text:s/>o</text:p>
        <text:p text:style-name="P16"><text:span text:style-name="T3">X6 <text:s text:c="2"/>+ <text:s/>+ <text:s text:c="2"/>- <text:s text:c="3"/>+ <text:s text:c="2"/>+n</text:span><text:span text:style-name="T1">í</text:span><text:span text:style-name="T3">ta + <text:s text:c="3"/>- <text:s text:c="2"/>+ <text:s/>+ <text:s/>. <text:s/>. <text:s/>.</text:span></text:p>
        <text:p text:style-name="P19">X7 <text:s text:c="2"/>+ <text:s/>+ <text:s text:c="2"/>+ <text:s text:c="3"/>+ <text:s text:c="2"/>+ <text:s text:c="4"/>+ <text:s text:c="3"/>- <text:s text:c="2"/>+ <text:s/>+ <text:s/>+ <text:s/>+ <text:s/>+</text:p>
        <text:p text:style-name="P19">X8 <text:s text:c="2"/>o <text:s/>o <text:s text:c="2"/>o <text:s text:c="3"/>o <text:s text:c="2"/>o <text:s text:c="4"/>o <text:s text:c="2"/>x-šè DU x [...]</text:p>
        <text:p text:style-name="P19"/>
        <text:p text:style-name="P16"><text:span text:style-name="T1">23. <text:s/>šu-luh <text:s text:c="3"/>lugal-</text:span><text:span text:style-name="T141">ğ</text:span><text:span text:style-name="T1">á-ke</text:span><text:span text:style-name="T77">4</text:span><text:span text:style-name="T1"> sá bí-in-dug</text:span><text:span text:style-name="T77">4</text:span></text:p>
        <text:p text:style-name="P19">N1 <text:s text:c="2"/>o <text:s/>o <text:s text:c="5"/>o <text:s text:c="4"/>o <text:s/>. <text:s text:c="2"/>. <text:s/>. <text:s/>. <text:s text:c="2"/>.</text:p>
        <text:p text:style-name="P19">N2 <text:s text:c="2"/>. <text:s/>o <text:s text:c="5"/>o <text:s text:c="4"/>o <text:s/>o <text:s text:c="2"/>o <text:s/>o <text:s/>o <text:s text:c="2"/>o</text:p>
        <text:p text:style-name="P19">N4 <text:s text:c="2"/>+ <text:s/>+ <text:s text:c="5"/>+ <text:s text:c="4"/>. <text:s/>o <text:s text:c="2"/>o <text:s/>o <text:s/>o <text:s text:c="2"/>o</text:p>
        <text:p text:style-name="P19">N6 <text:s text:c="2"/>+ <text:s/>+ <text:s text:c="5"/>+ <text:s text:c="4"/>+ <text:s/>. <text:s text:c="2"/>o <text:s/>o <text:s/>. <text:s text:c="2"/>+</text:p>
        <text:p text:style-name="P16"><text:span text:style-name="T3">Ur1 <text:s/>. <text:s/>+ <text:s text:c="5"/>+ <text:s text:c="4"/>+ <text:s/>+ <text:s/>šu</text:span><text:span text:style-name="Footnote_20_Symbol"><text:span text:style-name="T3"><text:note text:id="ftn13" text:note-class="footnote"><text:note-citation>13</text:note-citation><text:note-body><text:p text:style-name="Footnote"><text:s/>It is unclear if this is a true phonetic variant, or a graphic error for <text:span text:style-name="T43">sá</text:span>. <text:s/>This scribe had an idiosyncratic hand, and also sometimes used this shape for <text:span text:style-name="T39">å</text:span><text:span text:style-name="T43">è</text:span>.</text:p></text:note-body></text:note></text:span></text:span><text:span text:style-name="T3"> + <text:s/>+ </text:span><text:span text:style-name="T10">≠</text:span><text:span text:style-name="T3">du</text:span><text:span text:style-name="T10"></text:span><text:span text:style-name="T3"> <text:s/></text:span></text:p>
        <text:p text:style-name="P16"><text:span text:style-name="T3">X1 <text:s text:c="2"/>o <text:s/>. <text:s text:c="5"/>. <text:s text:c="4"/>+ <text:s/>+ <text:s text:c="2"/>. <text:s/>. <text:s/>. <text:s text:c="2"/>.</text:span></text:p>
        <text:p text:style-name="P19">X3 <text:s text:c="2"/>o <text:s/>o <text:s text:c="5"/>o <text:s text:c="4"/>o <text:s/>o <text:s text:c="2"/>o <text:s/>o <text:s/>o <text:s text:c="2"/>x</text:p>
        <text:p text:style-name="P19">X5 <text:s text:c="2"/>+ <text:s/>+ <text:s/>x <text:s text:c="2"/>. <text:s text:c="4"/>o <text:s/>o <text:s text:c="2"/>o <text:s/>o <text:s/>o <text:s text:c="2"/>o </text:p>
        <text:p text:style-name="P16"><text:span text:style-name="T1">X6 <text:s text:c="2"/>+ <text:s/>+ <text:s text:c="5"/>+ <text:s text:c="4"/>+ <text:s/>+ <text:s text:c="2"/>+ <text:s/>. <text:s/>. <text:s text:c="2"/>o</text:span></text:p>
        <text:p text:style-name="P16"><text:span text:style-name="T1">X7 <text:s text:c="2"/>+ <text:s/>+ <text:s text:c="5"/>+ <text:s text:c="4"/>+ <text:s/>+ <text:s text:c="2"/>+ <text:s/>íb - <text:s text:c="2"/>+</text:span></text:p>
        <text:p text:style-name="P16"><text:span text:style-name="T1">X8 <text:s text:c="2"/>. <text:s/>+ ha x + <text:s text:c="4"/>+ <text:s/>+ <text:s text:c="2"/>+ <text:s/>.</text:span><text:span text:style-name="T100">?</text:span><text:span text:style-name="T1"> o <text:s text:c="2"/>o</text:span></text:p>
        <text:p text:style-name="P21"/>
        <text:p text:style-name="P16"><text:span text:style-name="T1">23a Ur1 [k]á é-</text:span><text:span text:style-name="T15">≠</text:span><text:span text:style-name="T1">gal-la</text:span><text:span text:style-name="T15"></text:span><text:span text:style-name="T1">-ta </text:span><text:span text:style-name="T10">≠</text:span><text:span text:style-name="T1">ì</text:span><text:span text:style-name="T10"></text:span><text:span text:style-name="T1">-gub-bu-n[e] (see line 9)</text:span></text:p>
        <text:p text:style-name="P21"/>
        <text:p text:style-name="P16"><text:span text:style-name="T3">24. <text:s/>k</text:span><text:span text:style-name="T3">á-na èn nu-tar-ra-bi lú na-ma-ši-in-ku</text:span><text:span text:style-name="T78">4</text:span><text:span text:style-name="T3">-re-en</text:span></text:p>
        <text:p text:style-name="P19">N1 <text:s text:c="2"/>. <text:s/>o <text:s/>o <text:s/>o <text:s/>o <text:s text:c="2"/>. <text:s/>+ <text:s/>+ <text:s/>+ <text:s/>+ <text:s/>+ <text:s/>+ <text:s/>+ <text:s text:c="2"/>+ <text:s/>+</text:p>
        <text:p text:style-name="P19">N2 <text:s text:c="2"/>+ <text:s/>. <text:s/>o <text:s/>o <text:s/>o <text:s text:c="2"/>o <text:s/>o <text:s/>o <text:s/>o <text:s/>o <text:s/>o <text:s/>o <text:s/>o <text:s text:c="2"/>o <text:s/>o</text:p>
        <text:p text:style-name="P19"><text:soft-page-break/>N4 <text:s text:c="2"/>+ <text:s/>+ <text:s/>+ <text:s/>+ <text:s/>o <text:s text:c="2"/>o <text:s/>o <text:s/>o <text:s/>o <text:s/>o <text:s/>o <text:s/>o <text:s/>o <text:s text:c="2"/>o <text:s/>o</text:p>
        <text:p text:style-name="P16"><text:span text:style-name="T3">N6 <text:s text:c="2"/>+ <text:s/>. <text:s/>+ <text:s/>. <text:s/>+ <text:s text:c="2"/>. <text:s/>. <text:s/>o <text:s/></text:span><text:span text:style-name="T10">≠</text:span><text:span text:style-name="T3">na-ma-da-ku</text:span><text:span text:style-name="T78">4</text:span><text:span text:style-name="T3">-re</text:span><text:span text:style-name="T10"></text:span><text:span text:style-name="T3"> </text:span></text:p>
        <text:p text:style-name="P16"><text:span text:style-name="T3">Ur1 <text:s/>[ká] </text:span><text:span text:style-name="T10">≠</text:span><text:span text:style-name="T3">en nu-mu-un-tar-ra-ba</text:span><text:span text:style-name="Footnote_20_Symbol"><text:span text:style-name="T3"><text:note text:id="ftn14" text:note-class="footnote"><text:note-citation>14</text:note-citation><text:note-body><text:p text:style-name="Footnote"><text:s/>There is a small vertical line in the middle of the sign that almost makes it look like <text:span text:style-name="T43">zu</text:span> but collation suggests that it is not a real wedge. <text:s/>There does not seem to be room at the beginning of the line for more than one sign.</text:p></text:note-body></text:note></text:span></text:span><text:span text:style-name="T10"></text:span><text:span text:style-name="T3"> [lú] </text:span><text:span text:style-name="T10">≠</text:span><text:span text:style-name="T3">nu-mu-un-ši-in-ku</text:span><text:span text:style-name="T78">4</text:span><text:span text:style-name="T3">-ku</text:span><text:span text:style-name="T78">4</text:span><text:span text:style-name="T10"></text:span></text:p>
        <text:p text:style-name="P19">X1 <text:s text:c="2"/>o <text:s/>. <text:s/>+ <text:s/>+ <text:s/>. <text:s text:c="2"/>. <text:s/>+ <text:s/>. <text:s/>. <text:s/>. <text:s/>. <text:s/>- <text:s/>. <text:s text:c="2"/>. <text:s/>.</text:p>
        <text:p text:style-name="P16"><text:span text:style-name="T3">X3 <text:s text:c="2"/>o <text:s/>o <text:s/>o <text:s/>o <text:s/>o <text:s text:c="2"/>o <text:s/>o <text:s/>o </text:span><text:span text:style-name="T10">≠</text:span><text:span text:style-name="T3">nu</text:span><text:span text:style-name="T10"></text:span><text:span text:style-name="T3">-mu-ši-ku</text:span><text:span text:style-name="T78">4</text:span><text:span text:style-name="T3">-re</text:span></text:p>
        <text:p text:style-name="P19">X5 <text:s text:c="2"/>+ <text:s/>+ <text:s/>. <text:s/>+ <text:s/>. <text:s text:c="2"/>o <text:s/>o <text:s/>o <text:s/>o <text:s/>o <text:s/>o <text:s/>o <text:s/>o <text:s text:c="2"/>o <text:s/>o</text:p>
        <text:p text:style-name="P16"><text:span text:style-name="T3">X6 <text:s text:c="2"/>. <text:s/>o <text:s/>o <text:s/>. <text:s/>. <text:s text:c="2"/>. <text:s/>ba . <text:s/>o <text:s/>o <text:s/>o <text:s/>o <text:s/>. <text:s text:c="2"/>. <text:s/>o</text:span></text:p>
        <text:p text:style-name="P19">X7 <text:s text:c="2"/>+ <text:s/>+ <text:s/>+ <text:s/>+ <text:s/>+ <text:s text:c="2"/>+ <text:s/>+ <text:s/>+ <text:s/>+ <text:s/>+ <text:s/>+ <text:s/>+ <text:s/>+ <text:s text:c="2"/>+ <text:s/>-</text:p>
        <text:p text:style-name="P19">X8 <text:s text:c="2"/>+ <text:s/>x <text:s/>- + <text:s/>+ <text:s text:c="2"/>+ <text:s/>+ <text:s/>+ <text:s/>nu-mu - <text:s/>. <text:s/>o <text:s text:c="2"/>o <text:s/>o </text:p>
        <text:p text:style-name="P40"/>
        <text:p text:style-name="P16"><text:span text:style-name="T3">25. <text:s/>ku</text:span><text:span text:style-name="T78">4</text:span><text:span text:style-name="T3">-ku</text:span><text:span text:style-name="T78">4</text:span><text:span text:style-name="T3">-da-</text:span><text:span text:style-name="T137">ğ</text:span><text:span text:style-name="T5">u</text:span><text:span text:style-name="T80">10</text:span><text:span text:style-name="T3">-ne</text:span></text:p>
        <text:p text:style-name="P19">N1 <text:s text:c="2"/>o <text:s text:c="2"/>o <text:s/>. <text:s/>+ <text:s text:c="3"/>+</text:p>
        <text:p text:style-name="P19">N2 <text:s text:c="2"/>. <text:s text:c="2"/>o <text:s/>o <text:s/>o <text:s text:c="3"/>o</text:p>
        <text:p text:style-name="P19">N4 <text:s text:c="2"/>+ <text:s text:c="2"/>+ <text:s/>+ <text:s/>. <text:s text:c="3"/>o</text:p>
        <text:p text:style-name="P19">N6 <text:s text:c="2"/>+ <text:s text:c="2"/>+ <text:s/>+ <text:s/>. <text:s text:c="3"/>.</text:p>
        <text:p text:style-name="P19">Uk1 <text:s/>x <text:s text:c="2"/>o <text:s/>o <text:s/>o <text:s text:c="3"/>o</text:p>
        <text:p text:style-name="P19">Ur1 <text:s/>. <text:s text:c="2"/>. <text:s/>. <text:s/>+ <text:s text:c="3"/>.</text:p>
        <text:p text:style-name="P19">X1 <text:s text:c="2"/>. <text:s text:c="2"/>+ <text:s/>+ <text:s/>+ <text:s text:c="3"/>+</text:p>
        <text:p text:style-name="P19">X3 <text:s text:c="2"/>o <text:s text:c="2"/>o <text:s/>o <text:s/>o <text:s text:c="3"/>.</text:p>
        <text:p text:style-name="P19">X5 <text:s text:c="2"/>. <text:s text:c="2"/>. <text:s/>o <text:s/>o <text:s text:c="3"/>o <text:s/></text:p>
        <text:p text:style-name="P19">X7 <text:s text:c="2"/>+ <text:s text:c="2"/>+ <text:s/>+ <text:s/>. <text:s text:c="3"/>+</text:p>
        <text:p text:style-name="P19">X8 <text:s text:c="2"/>+ <text:s text:c="2"/>+ <text:s/>+ <text:s/>+ <text:s text:c="3"/>o</text:p>
        <text:p text:style-name="P19"/>
        <text:p text:style-name="P16"><text:span text:style-name="T74">26. <text:s/></text:span><text:span text:style-name="T140">ğ</text:span><text:span text:style-name="T119">i</text:span><text:span text:style-name="T99">š</text:span><text:span text:style-name="T74">gu-za gàr-ba kù-sig</text:span><text:span text:style-name="T98">17</text:span><text:span text:style-name="T74"> huš-a </text:span><text:span text:style-name="T138">ğ</text:span><text:span text:style-name="T74">ar-ra lú ma-an-de</text:span><text:span text:style-name="T98">6</text:span><text:span text:style-name="T74"> tuš-a ­ma-an-dug</text:span><text:span text:style-name="T98">4</text:span></text:p>
        <text:p text:style-name="P16"><text:span text:style-name="T74">N1 <text:s text:c="2"/>o o <text:s/>. <text:s/>. <text:s text:c="2"/>. <text:s/>+ <text:s/>+ <text:s text:c="3"/>+ <text:s/>- <text:s/>+ <text:s text:c="2"/>+ <text:s/>+ <text:s/>+ <text:s/></text:span><text:span text:style-name="T74">+ <text:s/>+ <text:s text:c="2"/>+ <text:s text:c="2"/>+ + <text:s/>­+ <text:s text:c="3"/>+</text:span></text:p>
        <text:p text:style-name="P34">N2 <text:s text:c="2"/>+ . <text:s/>o <text:s/>o <text:s text:c="2"/>o <text:s/>o <text:s/>o <text:s text:c="3"/>o <text:s/>o <text:s/>o <text:s text:c="2"/>o <text:s/>. <text:s/>o <text:s/>o <text:s/>o <text:s text:c="2"/>o <text:s text:c="2"/>o o <text:s/>o <text:s text:c="3"/>o</text:p>
        <text:p text:style-name="P34">N4 <text:s text:c="2"/>. . <text:s/>. <text:s/>. <text:s text:c="2"/>. <text:s/>. <text:s/>o <text:s text:c="3"/>o <text:s/>o <text:s/>o <text:s text:c="2"/>o <text:s/>o <text:s/>o <text:s/>o <text:s/>o <text:s text:c="2"/>o <text:s text:c="2"/>o o <text:s/>o <text:s text:c="3"/>o</text:p>
        <text:p text:style-name="P34">N6 <text:s text:c="2"/>+ . <text:s/>+ <text:s/>+ <text:s text:c="2"/>+ <text:s/>+ <text:s/>. <text:s text:c="3"/>+ <text:s/>+ <text:s/>+ <text:s text:c="2"/>+ <text:s/>+ <text:s/>+ <text:s/>+ <text:s/>+ <text:s text:c="2"/>+ <text:s text:c="2"/>+ + <text:s/>+ ­ <text:s text:c="2"/>+</text:p>
        <text:p text:style-name="P34">Uk1 <text:s/>. o <text:s/>o <text:s/>o <text:s text:c="2"/>o <text:s/>o <text:s/>o <text:s text:c="3"/>o <text:s/>o <text:s/>o <text:s text:c="2"/>o/ . <text:s/>o <text:s/>o <text:s/>o <text:s text:c="2"/>o <text:s text:c="2"/>o o <text:s/>o <text:s text:c="3"/>o </text:p>
        <text:p text:style-name="P16"><text:span text:style-name="T74">­Ur1 <text:s/>. + <text:s/>. <text:s/>+ <text:s text:c="2"/>+ <text:s/>+ <text:s/>+</text:span><text:span text:style-name="Footnote_20_Symbol"><text:span text:style-name="T74"><text:note text:id="ftn15" text:note-class="footnote"><text:note-citation>15</text:note-citation><text:note-body><text:p text:style-name="Footnote"><text:s/>Written <text:span text:style-name="T43">zi</text:span>.</text:p></text:note-body></text:note></text:span></text:span><text:span text:style-name="T74"> <text:s text:c="3"/>- <text:s/>- <text:s/>+ <text:s text:c="2"/>./ . <text:s/>. <text:s/>o <text:s/>. <text:s text:c="2"/>+ <text:s text:c="2"/>+ bí i[n] o </text:span></text:p>
        <text:p text:style-name="P34">X1 <text:s text:c="2"/>o . <text:s/>+ <text:s/>+ <text:s text:c="2"/>+ <text:s/>+ <text:s/>. <text:s text:c="3"/>. <text:s/>+ <text:s/>. <text:s text:c="2"/>./ o <text:s/>. <text:s/>+ <text:s/>. <text:s text:c="2"/>. <text:s text:c="2"/>. + <text:s/>­+ <text:s text:c="3"/>.</text:p>
        <text:p text:style-name="P16"><text:span text:style-name="T74">X3 <text:s text:c="2"/>o o <text:s/>o <text:s/>o <text:s text:c="2"/>o <text:s/>o <text:s/>o <text:s text:c="3"/>. <text:s/>. <text:s/>+ <text:s text:c="2"/>+ <text:s/></text:span>š<text:span text:style-name="T74">utur-e ri-a + <text:s text:c="2"/>+ + <text:s/>­+ <text:s text:c="3"/>+ <text:s/></text:span></text:p>
        <text:p text:style-name="P34">X6 <text:s text:c="2"/>o o <text:s/>o <text:s/>o <text:s text:c="2"/>o <text:s/>o <text:s/>o <text:s text:c="3"/>o <text:s/>o <text:s/>o <text:s text:c="2"/>o <text:s/>o <text:s/>o <text:s/>. <text:s/>+ <text:s text:c="2"/>o <text:s text:c="2"/>o o <text:s/>o <text:s text:c="2"/>­ o <text:s/></text:p>
        <text:p text:style-name="P34">X7 <text:s text:c="2"/>+ + <text:s/>+ <text:s/>+ <text:s text:c="2"/>+ <text:s/>+ <text:s/>+ <text:s text:c="3"/>+ <text:s/>+ <text:s/>+ <text:s text:c="2"/>. <text:s/>. <text:s/>. <text:s/>. <text:s/>+ <text:s text:c="2"/>+ <text:s text:c="2"/>+ + <text:s/>+ <text:s text:c="3"/>+</text:p>
        <text:p text:style-name="P34">X8 <text:s text:c="2"/>+ + <text:s/>. <text:s/>+ <text:s text:c="2"/>+ <text:s/>+ <text:s/>+ <text:s text:c="3"/>. <text:s/>. <text:s/>. <text:s text:c="2"/>. <text:s/>+ <text:s/>. <text:s/>o <text:s/>o <text:s text:c="2"/>o <text:s text:c="2"/>o o <text:s/>o <text:s text:c="3"/>o</text:p>
        <text:p text:style-name="P19"/>
        <text:p text:style-name="P16"><text:span text:style-name="T3">27. <text:s/>á-á</text:span><text:span text:style-name="T136">ğ</text:span><text:span text:style-name="T3">-</text:span><text:span text:style-name="T136">ğ</text:span><text:span text:style-name="T3">á lugal-</text:span><text:span text:style-name="T136">ğ</text:span><text:span text:style-name="T3">á-ke</text:span><text:span text:style-name="T78">4</text:span><text:span text:style-name="T3"> ì-gub-bé-en nu-tuš-ù-dè-en bí-dug</text:span><text:span text:style-name="T78">4</text:span></text:p>
        <text:p text:style-name="P19">N1 <text:s text:c="2"/>o . <text:s/>. <text:s/>. <text:s text:c="4"/>+ <text:s/>+ <text:s text:c="2"/>+ <text:s/>+ <text:s/>+ <text:s/>+ <text:s/>+ <text:s/>+ <text:s/>+ <text:s/>+ <text:s/>+ <text:s/>+ <text:s text:c="3"/>+</text:p>
        <text:p text:style-name="P19">N2 <text:s text:c="2"/>. . <text:s/>o <text:s/>o <text:s text:c="4"/>o <text:s/>o <text:s text:c="2"/>o <text:s/>o <text:s/>o <text:s/>o <text:s/>o <text:s/>o <text:s/>o <text:s/>o <text:s/>o <text:s/>o <text:s text:c="3"/>o</text:p>
        <text:p text:style-name="P19">N6 <text:s text:c="2"/>. + <text:s/>+ <text:s/>+ <text:s text:c="4"/>+ <text:s/>+ <text:s text:c="2"/>+ <text:s/>. <text:s/>. <text:s/>+ <text:s/>+ <text:s/>+ <text:s/>+ <text:s/>+ <text:s/>+ <text:s/>+ <text:s text:c="3"/>+</text:p>
        <text:p text:style-name="P19">Uk1 <text:s/>. o <text:s/>o <text:s/>o <text:s text:c="4"/>o <text:s/>o <text:s text:c="2"/>o <text:s/>o <text:s/>o <text:s/>o <text:s/>o <text:s/>o <text:s/>o <text:s/>o <text:s/>o <text:s/>o <text:s text:c="3"/>o</text:p>
        <text:p text:style-name="P16"><text:soft-page-break/><text:span text:style-name="T3">Ur1 <text:s/>. . <text:s/>o <text:s/>o <text:s text:c="4"/>. <text:s/>. <text:s text:c="2"/>. <text:s/>. <text:s/>. <text:s/>o <text:s/>. <text:s/>. <text:s/></text:span><text:span text:style-name="T10">≠</text:span><text:span text:style-name="T3">a</text:span><text:span text:style-name="T10"></text:span><text:span text:style-name="T3"> - <text:s/>- <text:s/>+i[n]o</text:span></text:p>
        <text:p text:style-name="P19">X1 <text:s text:c="2"/>o o <text:s/>o <text:s/>o <text:s text:c="4"/>o <text:s/>. <text:s text:c="2"/>+ <text:s/>+ <text:s/>+ <text:s/>. /o <text:s/>o <text:s/>o <text:s/>o <text:s/>. <text:s/>+ <text:s text:c="3"/>.</text:p>
        <text:p text:style-name="P19">X3 <text:s text:c="2"/>o o <text:s/>o <text:s/>o <text:s text:c="4"/>o <text:s/>. <text:s text:c="2"/>. <text:s/>. <text:s/>+ <text:s/>+ <text:s/>o <text:s/>o <text:s/>o <text:s/>+ <text:s/>+ <text:s/>+ <text:s text:c="3"/>+</text:p>
        <text:p text:style-name="P19">X6 <text:s text:c="2"/>o o <text:s/>o <text:s/>o <text:s text:c="4"/>o <text:s/>o <text:s text:c="2"/>o <text:s/>o <text:s/>o <text:s/>o <text:s/>o <text:s/>o <text:s/>o <text:s/>o <text:s/>o <text:s/>o <text:s text:c="3"/>.</text:p>
        <text:p text:style-name="P19">X7 <text:s text:c="2"/>+ + <text:s/>. <text:s/>. <text:s text:c="4"/>. <text:s/>+ <text:s text:c="2"/>+ <text:s/>+ <text:s/>+ <text:s/>. <text:s/>. <text:s/>. <text:s/>o <text:s/>. <text:s/>+ <text:s/>+ <text:s text:c="3"/>+</text:p>
        <text:p text:style-name="P16"><text:span text:style-name="T3">X8 <text:s text:c="2"/>+ + <text:s/>+ <text:s/>+ <text:s text:c="4"/>+ <text:s/>+ <text:s text:c="2"/>. <text:s/>. <text:s/>- <text:s/>- <text:s/>. <text:s/>. <text:s/>- <text:s/>- <text:s/>- <text:s/>.</text:span><text:span text:style-name="T10">≠</text:span><text:span text:style-name="T3">in?</text:span><text:span text:style-name="T10"></text:span><text:span text:style-name="T3">o</text:span></text:p>
        <text:p text:style-name="P40"/>
        <text:p text:style-name="P16"><text:span text:style-name="T3">28. <text:s/>min gud niga ni</text:span><text:span text:style-name="T4">š</text:span><text:span text:style-name="T3"> udu niga </text:span><text:span text:style-name="T102">gi</text:span><text:span text:style-name="T100">š</text:span><text:span text:style-name="T3">banšur-</text:span><text:span text:style-name="T136">ğ</text:span><text:span text:style-name="T3">u</text:span><text:span text:style-name="T78">10</text:span><text:span text:style-name="T3"> lú ma-an-</text:span><text:span text:style-name="T136">ğ</text:span><text:span text:style-name="T3">ar</text:span></text:p>
        <text:p text:style-name="P16"><text:span text:style-name="T3">N1 <text:s text:c="2"/></text:span><text:span text:style-name="T10">≠</text:span><text:span text:style-name="T3">di</text:span><text:span text:style-name="T4">š</text:span><text:span text:style-name="T10"></text:span><text:span text:style-name="T3"> + <text:s text:c="2"/>. <text:s text:c="3"/>. <text:s/>+ <text:s text:c="2"/>+ <text:s text:c="3"/>+ + <text:s text:c="5"/>+ <text:s text:c="2"/>+ <text:s/>+ <text:s/>+ <text:s/>sá</text:span></text:p>
        <text:p text:style-name="P19">N6 <text:s text:c="2"/>+ <text:s text:c="3"/>+ <text:s text:c="2"/>+ <text:s text:c="3"/>+ <text:s/>+ <text:s text:c="2"/>. <text:s text:c="3"/>. + <text:s text:c="5"/>+ <text:s text:c="2"/>. <text:s/>+ <text:s/>+ <text:s text:c="2"/>.</text:p>
        <text:p text:style-name="P16"><text:span text:style-name="T3">Uk1 <text:s/>di</text:span><text:span text:style-name="T4">š</text:span><text:span text:style-name="T3"> <text:s/>. <text:s text:c="2"/>o <text:s text:c="3"/>o <text:s/>o <text:s text:c="2"/>o <text:s text:c="3"/>+ . <text:s text:c="5"/>o <text:s text:c="2"/>o <text:s/>o <text:s/>o <text:s text:c="2"/>o</text:span></text:p>
        <text:p text:style-name="P16"><text:span text:style-name="T3">Ur1 <text:s/>di</text:span><text:span text:style-name="T4">š</text:span><text:span text:style-name="T3"> <text:s/>+ <text:s text:c="2"/>+ <text:s text:c="2"/></text:span><text:span text:style-name="T4">àš</text:span><text:span text:style-name="T3"> <text:s/>+ <text:s text:c="2"/>+ <text:s text:c="3"/>+ . <text:s text:c="5"/>o <text:s text:c="2"/>o <text:s/>o <text:s/>o <text:s text:c="2"/>.</text:span></text:p>
        <text:p text:style-name="P19">X1 <text:s text:c="2"/>o <text:s text:c="3"/>o <text:s text:c="2"/>o <text:s text:c="3"/>o <text:s/>o <text:s text:c="2"/>o <text:s text:c="3"/>o . <text:s text:c="5"/>. <text:s text:c="2"/>. <text:s/>+ <text:s/>. x x</text:p>
        <text:p text:style-name="P19">X3 <text:s text:c="2"/>o <text:s text:c="3"/>o <text:s text:c="2"/>o <text:s text:c="3"/>o <text:s/>o <text:s text:c="2"/>o <text:s text:c="3"/>o . <text:s text:c="5"/>+ <text:s text:c="2"/>. <text:s/>. <text:s/>+ <text:s/>sá</text:p>
        <text:p text:style-name="P19">X6 <text:s text:c="2"/>o <text:s text:c="3"/>o <text:s text:c="2"/>o <text:s text:c="3"/>o <text:s/>o <text:s text:c="2"/>o <text:s text:c="3"/>o o <text:s text:c="5"/>o <text:s text:c="2"/>o <text:s/>o <text:s/>o <text:s text:c="2"/>x</text:p>
        <text:p text:style-name="P16"><text:span text:style-name="T3">X7 <text:s text:c="2"/>+ <text:s text:c="3"/>+ <text:s text:c="2"/>+ <text:s text:c="3"/>+ <text:s/>+ <text:s text:c="2"/>+ <text:s text:c="3"/>+ + <text:s text:c="5"/></text:span><text:span text:style-name="T136">ğ</text:span><text:span text:style-name="T3">á <text:s/>. <text:s/>o </text:span><text:span text:style-name="T10">≠</text:span><text:span text:style-name="T3">un sá</text:span><text:span text:style-name="T102">?</text:span><text:span text:style-name="T15"></text:span></text:p>
        <text:p text:style-name="P16"><text:span text:style-name="T3">X8 <text:s text:c="2"/>+ <text:s text:c="3"/>+ <text:s text:c="2"/>+ <text:s text:c="3"/>+ <text:s/>. <text:s text:c="2"/>+ <text:s text:c="3"/>+ + <text:s text:c="5"/>+ <text:s text:c="2"/>+ <text:s/>+ <text:s/>. <text:s text:c="2"/>.</text:span></text:p>
        <text:p text:style-name="P19"/>
        <text:p text:style-name="P16"><text:span text:style-name="T3">29. <text:s/>nu-kár-kár-dè àga-ús lugal-gá-ke</text:span><text:span text:style-name="T78">4</text:span><text:span text:style-name="T3"> </text:span><text:span text:style-name="T102">gi</text:span><text:span text:style-name="T100">š</text:span><text:span text:style-name="T3">banšur-</text:span><text:span text:style-name="T137">ğ</text:span><text:span text:style-name="T5">u</text:span><text:span text:style-name="T80">10 </text:span><text:span text:style-name="T3">íb-bal-a-aš</text:span></text:p>
        <text:p text:style-name="P16"><text:span text:style-name="T1">N1 <text:s text:c="2"/>. <text:s/>. <text:s text:c="2"/>. <text:s text:c="2"/></text:span><text:span text:style-name="T3">da + <text:s text:c="2"/>+ <text:s/>+ <text:s text:c="4"/>+ <text:s/>+ <text:s text:c="2"/>+ + <text:s text:c="4"/>+ <text:s text:c="2"/>in + <text:s text:c="2"/>+ <text:s/>+</text:span></text:p>
        <text:p text:style-name="P16"><text:span text:style-name="T3">N6 <text:s text:c="2"/>+ <text:s/>+ <text:s text:c="2"/>ak <text:s/>+ <text:s/>. <text:s text:c="2"/>. <text:s/>. <text:s text:c="4"/>. <text:s/>. <text:s text:c="2"/>+ . <text:s text:c="4"/>. <text:s text:c="2"/>o <text:s/>o <text:s text:c="2"/>o <text:s/>o</text:span></text:p>
        <text:p text:style-name="P19">Uk1 <text:s/>+ <text:s/>+ <text:s text:c="2"/>+ <text:s text:c="2"/>x <text:s/>o <text:s text:c="2"/>o <text:s/>o <text:s text:c="4"/>o <text:s/>o <text:s text:c="2"/>+ . <text:s text:c="4"/>o <text:s text:c="2"/>o <text:s/>o <text:s text:c="2"/>o <text:s/>o</text:p>
        <text:p text:style-name="P16"><text:span text:style-name="T3">Ur1 <text:s/>+ <text:s/>+ <text:s text:c="2"/>+ <text:s text:c="2"/>+ <text:s/>+ <text:s text:c="2"/>+ <text:s/>. <text:s text:c="4"/>o <text:s/>. <text:s text:c="2"/>+ + <text:s text:c="4"/>+ <text:s text:c="2"/>+ <text:s/>. <text:s text:c="2"/>o </text:span><text:span text:style-name="T10">≠</text:span><text:span text:style-name="T3">eš</text:span><text:span text:style-name="T10"></text:span></text:p>
        <text:p text:style-name="P16"><text:span text:style-name="T3">X1 <text:s text:c="2"/>o <text:s/>o <text:s text:c="2"/>o <text:s text:c="2"/>o <text:s/>o <text:s text:c="2"/>o <text:s/>o <text:s text:c="4"/>. <text:s/>o <text:s text:c="2"/>o o <text:s text:c="4"/>o <text:s text:c="2"/>o <text:s/>. <text:s/></text:span><text:span text:style-name="T10">≠</text:span><text:span text:style-name="T3">e</text:span><text:span text:style-name="T10"></text:span><text:span text:style-name="T3"> <text:s/>o </text:span></text:p>
        <text:p text:style-name="P16"><text:span text:style-name="T3">X3 <text:s text:c="2"/>o <text:s/>o <text:s text:c="2"/>o <text:s text:c="2"/>o <text:s/>o <text:s text:c="2"/>. <text:s/>+ <text:s text:c="4"/>+ <text:s/>+ <text:s text:c="2"/>+ . <text:s text:c="4"/>+ <text:s text:c="2"/>- <text:s/>+ <text:s text:c="2"/>o <text:s/>o </text:span></text:p>
        <text:p text:style-name="P19">X6 <text:s text:c="2"/>o <text:s/>o <text:s text:c="2"/>o <text:s text:c="2"/>o <text:s/>o <text:s text:c="2"/>o <text:s/>o <text:s text:c="4"/>o <text:s/>o <text:s text:c="2"/>o o <text:s text:c="4"/>o <text:s text:c="2"/>o <text:s/>o <text:s text:c="2"/>o <text:s/>x</text:p>
        <text:p text:style-name="P16"><text:span text:style-name="T3">X7 <text:s text:c="2"/>+ <text:s/></text:span><text:span text:style-name="T136">ğ</text:span><text:span text:style-name="T3">á <text:s/>. <text:s text:c="2"/>+ <text:s/>+ <text:s text:c="2"/>+ <text:s/>+ <text:s text:c="4"/>+ <text:s/>. <text:s text:c="2"/>. + <text:s text:c="4"/>- <text:s/></text:span><text:span text:style-name="T10">≠</text:span><text:span text:style-name="T3">in</text:span><text:span text:style-name="T10"></text:span><text:span text:style-name="T3"> o <text:s text:c="2"/>o <text:s/>o</text:span></text:p>
        <text:p text:style-name="P19">X8 <text:s text:c="2"/>+ <text:s/>. <text:s text:c="2"/>+ x + <text:s/>+ <text:s text:c="2"/>+ <text:s/>+ <text:s text:c="4"/>+ <text:s/>- <text:s text:c="2"/>+ + <text:s text:c="4"/>. <text:s text:c="2"/>x <text:s/>o <text:s text:c="2"/>o <text:s/>o</text:p>
        <text:p text:style-name="P19"/>
        <text:p text:style-name="P16"><text:span text:style-name="T3">30. <text:s/>ní ba-da-te su ba-da-zi</text:span></text:p>
        <text:p text:style-name="P16"><text:span text:style-name="T3">N1 <text:s text:c="2"/>. <text:s/>o <text:s/>+ <text:s/>+ <text:s/>+ <text:s/>+ <text:s/>+ <text:s/>+</text:span></text:p>
        <text:p text:style-name="P19">N6 <text:s text:c="2"/>+ <text:s/>+ <text:s/>. <text:s/>o <text:s/>o <text:s/>o <text:s/>o <text:s/>o </text:p>
        <text:p text:style-name="P19">Uk1 <text:s/>. <text:s/>. <text:s/>o <text:s/>o <text:s/>o <text:s/>o <text:s/>o <text:s/>o</text:p>
        <text:p text:style-name="P19">Ur1 <text:s/>#</text:p>
        <text:p text:style-name="P19">X1 <text:s text:c="2"/>o <text:s/>o <text:s/>o <text:s/>o <text:s/>o <text:s/>o <text:s/>. <text:s/>.</text:p>
        <text:p text:style-name="P16"><text:span text:style-name="T3">X3 <text:s text:c="2"/>o </text:span><text:span text:style-name="T3"><text:s/>o <text:s/>o <text:s/>. <text:s/>. <text:s/>+ <text:s/>. <text:s/>+</text:span></text:p>
        <text:p text:style-name="P16"><text:span text:style-name="T3">X7 <text:s text:c="2"/>. <text:s/>. <text:s/>+ <text:s/>+ <text:s/>. <text:s/>. <text:s/>+ <text:s/>.</text:span></text:p>
        <text:p text:style-name="P16"><text:soft-page-break/><text:span text:style-name="T3">X8 <text:s text:c="2"/>. <text:s/>.an+ <text:s/>+ <text:s/>+ <text:s/>+ <text:s/>+ <text:s/>+</text:span></text:p>
        <text:p text:style-name="P20"/>
        <text:p text:style-name="P16"><text:span text:style-name="T4">31. <text:s/>iti ezen-</text:span><text:span text:style-name="T103">d</text:span><text:span text:style-name="T4">nin-a-zu </text:span><text:span text:style-name="T3">u</text:span><text:span text:style-name="T78">4</text:span><text:span text:style-name="T4"> iá-</text:span><text:span text:style-name="T2">à</text:span><text:span text:style-name="T4">m zal-la-àm</text:span></text:p>
        <text:p text:style-name="P20">N1 <text:s text:c="2"/>+ <text:s text:c="3"/>. <text:s text:c="2"/>. . <text:s/>+ + <text:s/>+ <text:s/>+ <text:s/>+ <text:s/>+ <text:s text:c="2"/>+ <text:s/>+</text:p>
        <text:p text:style-name="P20">N6 <text:s text:c="2"/>. <text:s text:c="3"/>o <text:s text:c="2"/>o o <text:s/>o o <text:s/>o <text:s/>o <text:s/>o <text:s/>o <text:s text:c="2"/>o <text:s/>o</text:p>
        <text:p text:style-name="P16"><text:span text:style-name="T4">Ur1 <text:s/>+ <text:s text:c="3"/>+ <text:s text:c="2"/>+ + <text:s/>+ + <text:s/>+ udili’ia-kam ba-[ab</text:span><text:span text:style-name="T103">?</text:span><text:span text:style-name="T4">]-</text:span><text:span text:style-name="T11">≠</text:span><text:span text:style-name="T4">te</text:span><text:span text:style-name="T10"></text:span></text:p>
        <text:p text:style-name="P20">Uk1 <text:s/>+ <text:s text:c="3"/>. <text:s text:c="2"/>o o <text:s/>o o <text:s/>o <text:s/>o <text:s/>o <text:s/>o <text:s text:c="2"/>o <text:s/>o</text:p>
        <text:p text:style-name="P20">X3 <text:s text:c="2"/>o <text:s text:c="3"/>o <text:s text:c="2"/>o . <text:s/>+ + <text:s/>+ <text:s/>+ <text:s/>+ <text:s/>+ <text:s text:c="2"/>+ <text:s/>a</text:p>
        <text:p text:style-name="P20">X7 <text:s text:c="2"/>o <text:s text:c="3"/>o <text:s text:c="2"/>. + <text:s/>+ + <text:s/>. <text:s/>o <text:s/>o <text:s/>o <text:s text:c="2"/>o <text:s/>o</text:p>
        <text:p text:style-name="P20">X8 <text:s text:c="2"/>. <text:s text:c="3"/>. <text:s text:c="2"/>ni-na <text:s/>+ <text:s/>+ <text:s/>+ kam + <text:s text:c="2"/>- <text:s/>.</text:p>
        <text:p text:style-name="P41"/>
        <text:p text:style-name="P16"><text:span text:style-name="T4">32. <text:s/>lugal</text:span><text:span text:style-name="T3">-</text:span><text:span text:style-name="T137">ğ</text:span><text:span text:style-name="T5">u</text:span><text:span text:style-name="T80">10</text:span><text:span text:style-name="T4"> á­še mu-e-da-a-a-á</text:span><text:span text:style-name="T136">ğ</text:span></text:p>
        <text:p text:style-name="P20">N1 <text:s text:c="2"/>. <text:s text:c="4"/>+ <text:s text:c="2"/>. + <text:s/>+ <text:s/>+ <text:s/>+ + <text:s/>+ + </text:p>
        <text:p text:style-name="P16"><text:span text:style-name="T4">N2 <text:s text:c="2"/>. <text:s text:c="4"/>o <text:s text:c="2"/>o o <text:s/>o <text:s/>o <text:s/>o o <text:s/>o o</text:span></text:p>
        <text:p text:style-name="P20">N6 <text:s text:c="2"/>+ <text:s text:c="4"/>+ <text:s text:c="2"/>+ . <text:s/>o <text:s/>o <text:s/>o o <text:s/>o o</text:p>
        <text:p text:style-name="P20">N7 <text:s text:c="2"/>o <text:s text:c="4"/>o <text:s text:c="2"/>o o <text:s/>. <text:s/>+ <text:s/>+ + <text:s/>+ +</text:p>
        <text:p text:style-name="P16"><text:span text:style-name="T4">Uk1 <text:s/>.</text:span><text:span text:style-name="T103">?</text:span><text:span text:style-name="T4"> <text:s text:c="3"/>o <text:s text:c="2"/>o o <text:s/>o <text:s/>o <text:s/>o o <text:s/>o o</text:span></text:p>
        <text:p text:style-name="P16"><text:span text:style-name="T4">Ur1 <text:s/>+ <text:s text:c="4"/>+ <text:s text:c="2"/>+ šè +</text:span><text:span text:style-name="Footnote_20_Symbol"><text:span text:style-name="T4"><text:note text:id="ftn16" text:note-class="footnote"><text:note-citation>16</text:note-citation><text:note-body><text:p text:style-name="Footnote"><text:s/>The scribe wrote a sign, possibly <text:span text:style-name="T43">ha</text:span>, erased it, and then wrote an incomplete <text:span text:style-name="T43">mu</text:span>.</text:p></text:note-body></text:note></text:span></text:span><text:span text:style-name="T4"> - + o <text:s/>o o</text:span></text:p>
        <text:p text:style-name="P20">X3 <text:s text:c="2"/>. <text:s text:c="4"/>o <text:s text:c="2"/>. šè + <text:s/>+ <text:s/>+ + <text:s/>- +</text:p>
        <text:p text:style-name="P20">X7 <text:s text:c="2"/>o <text:s text:c="4"/>o <text:s text:c="2"/>+ o <text:s/>o <text:s/>o <text:s/>o o <text:s/>o o</text:p>
        <text:p text:style-name="P16"><text:span text:style-name="T4">X8 <text:s text:c="2"/>+ <text:s text:c="4"/>. <text:s text:c="2"/>+ + <text:s/>me-da-an-</text:span><text:span text:style-name="T11">≠</text:span><text:span text:style-name="T4">á</text:span><text:span text:style-name="T136">ğ</text:span><text:span text:style-name="T10"></text:span></text:p>
        <text:p text:style-name="P20"/>
        <text:p text:style-name="P16"><text:span text:style-name="T4">33. <text:s/>iti u</text:span><text:span text:style-name="T79">5</text:span><text:span text:style-name="T4">-bí</text:span><text:span text:style-name="T103">mu</text:span><text:span text:style-name="T101">š</text:span><text:span text:style-name="T103">en</text:span><text:span text:style-name="T4">-gu</text:span><text:span text:style-name="T79">7</text:span><text:span text:style-name="T4"> <text:s text:c="2"/></text:span><text:span text:style-name="T3">u</text:span><text:span text:style-name="T78">4</text:span><text:span text:style-name="T4"> di</text:span><text:span text:style-name="T1">š</text:span><text:span text:style-name="T4">-àm <text:s/>zal-la-àm </text:span></text:p>
        <text:p text:style-name="P20">N1 <text:s text:c="2"/>. <text:s text:c="2"/>+ <text:s text:c="2"/>+- <text:s text:c="2"/>KA <text:s text:c="2"/>+ <text:s/>+ <text:s text:c="2"/>+ <text:s text:c="2"/>+ <text:s text:c="2"/>+ <text:s/>+</text:p>
        <text:p text:style-name="P20">N2 <text:s text:c="2"/>+ <text:s text:c="2"/>. <text:s text:c="2"/>oo <text:s text:c="2"/>o <text:s text:c="3"/>o <text:s/>o <text:s text:c="2"/>o <text:s text:c="2"/>o <text:s text:c="2"/>o <text:s/>o</text:p>
        <text:p text:style-name="P16"><text:span text:style-name="T4">N6 <text:s text:c="2"/>+ <text:s text:c="2"/></text:span><text:span text:style-name="T11">≠</text:span><text:span text:style-name="T4">u</text:span><text:span text:style-name="T79">4</text:span><text:span text:style-name="T4">-bí-KA</text:span><text:span text:style-name="T103">mu</text:span><text:span text:style-name="T101">š</text:span><text:span text:style-name="T103">en</text:span><text:span text:style-name="T10"></text:span><text:span text:style-name="T4"> <text:s/>o <text:s/>o <text:s text:c="2"/>o <text:s text:c="2"/>o <text:s text:c="2"/>o <text:s/>o</text:span></text:p>
        <text:p text:style-name="P20">N7 <text:s text:c="2"/>o <text:s text:c="2"/>o <text:s text:c="2"/>oo <text:s text:c="2"/>o <text:s text:c="3"/>o <text:s/>o <text:s text:c="2"/>. <text:s text:c="2"/>+ <text:s text:c="2"/>+ <text:s/>+</text:p>
        <text:p text:style-name="P16"><text:span text:style-name="T4">Ur1 <text:s/>+ <text:s text:c="2"/>u</text:span><text:span text:style-name="T79">5</text:span><text:span text:style-name="T3">-g</text:span><text:span text:style-name="T4">u</text:span><text:span text:style-name="T79">7</text:span><text:span text:style-name="T102">mu</text:span><text:span text:style-name="T100">š</text:span><text:span text:style-name="T102">en</text:span><text:span text:style-name="T4"> u</text:span><text:span text:style-name="T79">4</text:span><text:span text:style-name="T4"> di</text:span><text:span text:style-name="T1">š</text:span><text:span text:style-name="T4">-kam ba-[(da)-zal/te]</text:span></text:p>
        <text:p text:style-name="P20">X3 <text:s text:c="2"/>. <text:s text:c="2"/>. <text:s text:c="2"/>oo <text:s text:c="2"/>. <text:s text:c="3"/>+ <text:s/>+ <text:s text:c="2"/>+ <text:s text:c="2"/>+ <text:s text:c="2"/>+ <text:s/>+</text:p>
        <text:p text:style-name="P20">X5 <text:s text:c="2"/>. <text:s text:c="2"/>o <text:s text:c="2"/>oo <text:s text:c="2"/>o <text:s text:c="3"/>o <text:s/>o <text:s text:c="2"/>o <text:s text:c="2"/>o <text:s text:c="2"/>o <text:s/>o</text:p>
        <text:p text:style-name="P20">X7 <text:s text:c="2"/>o <text:s text:c="2"/>o <text:s text:c="2"/>.. <text:s text:c="2"/>. <text:s text:c="3"/>. <text:s/>+k[am] <text:s/>. <text:s text:c="2"/>. <text:s/>. </text:p>
        <text:p text:style-name="P16"><text:span text:style-name="T4">X8 <text:s text:c="2"/>+ <text:s text:c="2"/>u</text:span><text:span text:style-name="T79">4</text:span><text:span text:style-name="T4"> <text:s/>.. <text:s text:c="2"/>- <text:s text:c="3"/>. <text:s/>. kam <text:s text:c="3"/>+ <text:s/>- <text:s/>+ <text:s text:c="5"/></text:span></text:p>
        <text:p text:style-name="P20"/>
        <text:p text:style-name="P16"><text:span text:style-name="T4">34. <text:s/>lú kaš</text:span><text:span text:style-name="T79">4</text:span><text:span text:style-name="T4">-e mu-e-ši-gi</text:span><text:span text:style-name="T79">4</text:span><text:span text:style-name="T4"> </text:span></text:p>
        <text:p text:style-name="P20">N1 <text:s text:c="2"/>. <text:s/>. <text:s text:c="3"/>. + <text:s/>- + <text:s/>+ in</text:p>
        <text:p text:style-name="P20">N2 <text:s text:c="2"/>+ <text:s/>. <text:s text:c="3"/>o o <text:s/>o o <text:s/>o</text:p>
        <text:p text:style-name="P20">N6 <text:s text:c="2"/>+ <text:s/>+ <text:s text:c="2"/>šè + <text:s/>. o <text:s/>o</text:p>
        <text:p text:style-name="P20">N7 <text:s text:c="2"/>o <text:s/>o <text:s text:c="3"/>o o <text:s/>o .in+</text:p>
        <text:p text:style-name="P16"><text:span text:style-name="T4">Ur1 <text:s/></text:span><text:span text:style-name="T11">≠</text:span><text:span text:style-name="T4">lugal</text:span><text:span text:style-name="T3">-</text:span><text:span text:style-name="T137">ğ</text:span><text:span text:style-name="T5">u</text:span><text:span text:style-name="T80">10</text:span><text:span text:style-name="T10"></text:span><text:span text:style-name="T4"> lú </text:span><text:span text:style-name="T11">≠</text:span><text:span text:style-name="T4">kaš</text:span><text:span text:style-name="T79">4</text:span><text:span text:style-name="T10"></text:span><text:span text:style-name="T4">-[e]/ </text:span><text:span text:style-name="T11">≠</text:span><text:span text:style-name="T4">lú hu</text:span><text:span text:style-name="T103">?</text:span><text:span text:style-name="T4">-mu-un</text:span><text:span text:style-name="T10"></text:span><text:span text:style-name="T4">-ši-</text:span><text:span text:style-name="T11">≠</text:span><text:span text:style-name="T4">in-gi</text:span><text:span text:style-name="T79">4</text:span><text:span text:style-name="T4">-gi</text:span><text:span text:style-name="T79">4</text:span><text:span text:style-name="T10"></text:span></text:p>
        <text:p text:style-name="P20">X3 <text:s text:c="2"/>+ <text:s/>+ <text:s text:c="3"/>o . <text:s/>+ + <text:s/>.</text:p>
        <text:p text:style-name="P20"><text:soft-page-break/>X5 <text:s text:c="2"/>+ <text:s/>+ <text:s text:c="3"/>. o <text:s/>o o <text:s/>o</text:p>
        <text:p text:style-name="P20">X7 <text:s text:c="2"/>o <text:s/>o <text:s text:c="3"/>o . <text:s/>- + <text:s/>o</text:p>
        <text:p text:style-name="P16"><text:span text:style-name="T4">X8 <text:s text:c="2"/>+ <text:s/>+ <text:s text:c="3"/>+ me-ši-in-</text:span><text:span text:style-name="T11">≠</text:span><text:span text:style-name="T4">gi</text:span><text:span text:style-name="T79">4</text:span><text:span text:style-name="T10"></text:span></text:p>
        <text:p text:style-name="P20"/>
        <text:p text:style-name="P16"><text:span text:style-name="T4">35. <text:s/></text:span><text:span text:style-name="T3">u</text:span><text:span text:style-name="T78">4</text:span><text:span text:style-name="T79"> </text:span><text:span text:style-name="T4">sa</text:span><text:span text:style-name="T79">9</text:span><text:span text:style-name="T4">-àm šen-e <text:s/>ba-te</text:span></text:p>
        <text:p text:style-name="P16"><text:span text:style-name="T4">N1 <text:s text:c="2"/>. <text:s/>+ <text:s/>. <text:s/>. <text:s text:c="2"/>+ <text:s/>+ <text:s/>+</text:span><text:span text:style-name="Footnote_20_Symbol"><text:span text:style-name="T4"><text:note text:id="ftn17" text:note-class="footnote"><text:note-citation>17</text:note-citation><text:note-body><text:p text:style-name="Footnote"><text:s text:c="2"/>Preceded by an erased <text:span text:style-name="T43">te</text:span>.</text:p></text:note-body></text:note></text:span></text:span></text:p>
        <text:p text:style-name="P20">N2 <text:s text:c="2"/>+ <text:s/>+ <text:s/>. <text:s/>o <text:s text:c="2"/>o <text:s/>o <text:s/>o </text:p>
        <text:p text:style-name="P16"><text:span text:style-name="T4">N6 <text:s text:c="2"/>+ <text:s/>+ <text:s/>+ <text:s/>+ <text:s text:c="2"/>. <text:s/>o <text:s/>o</text:span></text:p>
        <text:p text:style-name="P20">N7 <text:s text:c="2"/>o <text:s/>o <text:s/>o <text:s/>o <text:s text:c="2"/>o <text:s/>o <text:s/>+</text:p>
        <text:p text:style-name="P16"><text:span text:style-name="T4">Ur1 <text:s/></text:span><text:span text:style-name="T10">≠</text:span><text:span text:style-name="T3">u</text:span><text:span text:style-name="T78">4</text:span><text:span text:style-name="T10"></text:span><text:span text:style-name="T3"> nu-mu-</text:span><text:span text:style-name="T10">≠</text:span><text:span text:style-name="T3">un-da</text:span><text:span text:style-name="T10"></text:span><text:span text:style-name="T3">-sa</text:span><text:span text:style-name="T78">9</text:span><text:span text:style-name="T3">-a </text:span><text:span text:style-name="T10">≠</text:span><text:span text:style-name="T3">šen-e</text:span><text:span text:style-name="T10"></text:span><text:span text:style-name="T3"> ba-te</text:span></text:p>
        <text:p text:style-name="P20">X3 <text:s text:c="2"/>. <text:s/>+ <text:s/>+ <text:s/>. <text:s text:c="2"/>. <text:s/>+ <text:s/>+</text:p>
        <text:p text:style-name="P20">X5 <text:s text:c="2"/>+ <text:s/>+ <text:s/>a <text:s/>. <text:s text:c="2"/>o <text:s/>o <text:s/>o</text:p>
        <text:p text:style-name="P20">X7 <text:s text:c="2"/>o <text:s/>o <text:s/>o <text:s/>o <text:s text:c="2"/>o <text:s/>. <text:s/>+ :</text:p>
        <text:p text:style-name="P20">X8 <text:s text:c="2"/>+ <text:s/>+ <text:s/>- <text:s/>+ <text:s text:c="2"/>+ <text:s/>+ <text:s/>+ :</text:p>
        <text:p text:style-name="P41"/>
        <text:p text:style-name="P16"><text:span text:style-name="T4">36. <text:s/>lugal-</text:span><text:span text:style-name="T136">ğ</text:span><text:span text:style-name="T4">u</text:span><text:span text:style-name="T79">10</text:span><text:span text:style-name="T4"> hé-en-zu</text:span></text:p>
        <text:p text:style-name="P20">N1 <text:s text:c="2"/>. <text:s text:c="4"/>o <text:s text:c="2"/>. . <text:s text:c="2"/>.</text:p>
        <text:p text:style-name="P16"><text:span text:style-name="T4">N6 <text:s text:c="2"/>. <text:s text:c="4"/>+ <text:s text:c="2"/>+ . <text:s text:c="2"/>.</text:span></text:p>
        <text:p text:style-name="P20">N7 <text:s text:c="2"/>o <text:s text:c="4"/>o <text:s text:c="2"/>o . <text:s text:c="2"/>+</text:p>
        <text:p text:style-name="P20">Ur1 <text:s/>. <text:s text:c="4"/>+ <text:s text:c="2"/>+ + <text:s text:c="2"/>+</text:p>
        <text:p text:style-name="P20">X3 <text:s text:c="2"/>. <text:s text:c="4"/>. <text:s text:c="2"/>. . <text:s text:c="2"/>+</text:p>
        <text:p text:style-name="P16"><text:span text:style-name="T4">X5 <text:s text:c="2"/>+ <text:s text:c="4"/>+ <text:s text:c="2"/>o o <text:s text:c="2"/>.</text:span><text:span text:style-name="T103">?</text:span></text:p>
        <text:p text:style-name="P16"><text:span text:style-name="T2">X7 <text:s text:c="2"/>+ <text:s text:c="4"/>. <text:s text:c="2"/>o o <text:s text:c="2"/>o</text:span></text:p>
        <text:p text:style-name="P22">X8 <text:s text:c="2"/>+ <text:s text:c="4"/>+ <text:s text:c="2"/>+ + <text:s text:c="2"/>+</text:p>
        <text:p text:style-name="P31"/>
        <text:p text:style-name="P29">Three manuscripts have different line orders:</text:p>
        <text:p text:style-name="P31"/>
        <text:p text:style-name="P32">N1:</text:p>
        <text:p text:style-name="P16"><text:span text:style-name="T34">iti ≠ezen-</text:span><text:span text:style-name="T109">d</text:span><text:span text:style-name="T34">nin-a-zu u</text:span><text:span text:style-name="T86">4</text:span><text:span text:style-name="T34"> i</text:span><text:span text:style-name="T35">á</text:span><text:span text:style-name="T34">-àm zal-la-àm</text:span></text:p>
        <text:p text:style-name="P16"><text:span text:style-name="T34">≠</text:span><text:span text:style-name="T34">lú kaå</text:span><text:span text:style-name="T86">4</text:span><text:span text:style-name="T34">-e mu-åi-gi</text:span><text:span text:style-name="T86">4</text:span><text:span text:style-name="T34">-in</text:span></text:p>
        <text:p text:style-name="P16"><text:span text:style-name="T34">≠</text:span><text:span text:style-name="T34">iti </text:span><text:span text:style-name="T35">u</text:span><text:span text:style-name="T87">5</text:span><text:span text:style-name="T34">-bí-g</text:span><text:span text:style-name="T35">u</text:span><text:span text:style-name="T87">7</text:span><text:span text:style-name="T35">(K</text:span><text:span text:style-name="T34">A)</text:span><text:span text:style-name="T35">u</text:span><text:span text:style-name="T87">4</text:span><text:span text:style-name="T34"> diå-àm zal-la-àm</text:span></text:p>
        <text:p text:style-name="P16"><text:span text:style-name="T34">≠</text:span><text:span text:style-name="T34">lugal-</text:span><text:span text:style-name="T12">Ñ</text:span><text:span text:style-name="T36">u</text:span><text:span text:style-name="T88">10</text:span><text:span text:style-name="T34"> ≠á</text:span><text:span text:style-name="T28"></text:span><text:span text:style-name="T34">-åe mu-e-da-a-a-á</text:span><text:span text:style-name="T10">Ñ</text:span></text:p>
        <text:p text:style-name="P16"><text:span text:style-name="T34">≠</text:span><text:span text:style-name="T35">u</text:span><text:span text:style-name="T87">4</text:span><text:span text:style-name="T34"> sa</text:span><text:span text:style-name="T86">9</text:span><text:span text:style-name="T34">-≠àm ≠åen-e ba-te</text:span></text:p>
        <text:p text:style-name="P16"><text:span text:style-name="T34">≠</text:span><text:span text:style-name="T34">lugal-[</text:span><text:span text:style-name="T11">Ñ</text:span><text:span text:style-name="T35">u</text:span><text:span text:style-name="T87">10</text:span><text:span text:style-name="T34">] ≠hé-en-zu </text:span></text:p>
        <text:p text:style-name="P33"/>
        <text:p text:style-name="P16"><text:span text:style-name="T15">“I am sending you this messenger the evening of the fifth day of the </text:span><text:span text:style-name="T21">Ninazu Festival</text:span><text:span text:style-name="T15">. </text:span><text:span text:style-name="T105">32</text:span><text:span text:style-name="T15">My king, you gave me orders the evening of the first day of the Swan-Eating Month. Now it is midday, and war is brewing. Now my king is informed (about all of this)!” </text:span></text:p>
        <text:p text:style-name="P37"/>
        <text:p text:style-name="P32">Ur1:</text:p>
        <text:p text:style-name="P16"><text:span text:style-name="T34">iti ezen-</text:span><text:span text:style-name="T109">d</text:span><text:span text:style-name="T34">nin-a-zu u</text:span><text:span text:style-name="T86">4</text:span><text:span text:style-name="T34"> udiliºia-kam ba-[ab</text:span><text:span text:style-name="T109">?</text:span><text:span text:style-name="T34">]-≠te</text:span></text:p>
        <text:p text:style-name="P16"><text:soft-page-break/><text:span text:style-name="T34">lugal-</text:span><text:span text:style-name="T12">Ñ</text:span><text:span text:style-name="T36">u</text:span><text:span text:style-name="T88">10</text:span><text:span text:style-name="T34"> á-åè</text:span><text:span text:style-name="T109">!</text:span><text:span text:style-name="Footnote_20_Symbol"><text:span text:style-name="T28"><text:note text:id="ftn18" text:note-class="footnote"><text:note-citation>18</text:note-citation><text:note-body><text:p text:style-name="Footnote"><text:span text:style-name="T6"><text:s/>The scribe had some problems at this point. The sign is really </text:span><text:span text:style-name="T43">åu</text:span><text:span text:style-name="T6">, followed by an erasure; the following </text:span><text:span text:style-name="T43">mu</text:span><text:span text:style-name="T6"> is also badly written.</text:span></text:p></text:note-body></text:note></text:span></text:span><text:span text:style-name="T34"> mu-da-[a-(a)-ág] </text:span></text:p>
        <text:p text:style-name="P16"><text:span text:style-name="T34">iti </text:span><text:span text:style-name="T35">u</text:span><text:span text:style-name="T87">5</text:span><text:span text:style-name="T34">-g</text:span><text:span text:style-name="T35">u</text:span><text:span text:style-name="T87">7</text:span><text:span text:style-name="T109">mu</text:span><text:span text:style-name="T107">å</text:span><text:span text:style-name="T109">en</text:span><text:span text:style-name="T34"> u</text:span><text:span text:style-name="T86">4</text:span><text:span text:style-name="T34"> di</text:span><text:span text:style-name="T28">å</text:span><text:span text:style-name="T34">-kam ba-[(da)-zal/te]</text:span></text:p>
        <text:p text:style-name="P16"><text:span text:style-name="T34">≠</text:span><text:span text:style-name="T34">lugal-</text:span><text:span text:style-name="T12">Ñ</text:span><text:span text:style-name="T36">u</text:span><text:span text:style-name="T88">10</text:span><text:span text:style-name="T34"> lú ≠kaå</text:span><text:span text:style-name="T86">4</text:span><text:span text:style-name="T34">-[e]</text:span></text:p>
        <text:p text:style-name="P16"><text:span text:style-name="T34">≠</text:span><text:span text:style-name="T34">lú </text:span><text:span text:style-name="T35">hu</text:span><text:span text:style-name="T110">?-</text:span><text:span text:style-name="T34">mu-un-åi-≠in-gi</text:span><text:span text:style-name="T86">4</text:span><text:span text:style-name="T34">-gi</text:span><text:span text:style-name="T86">4</text:span><text:span text:style-name="T34"></text:span></text:p>
        <text:p text:style-name="P16"><text:span text:style-name="T34">≠</text:span><text:span text:style-name="T35">u</text:span><text:span text:style-name="T87">4</text:span><text:span text:style-name="T34"> nu-mu-≠un-da-sa</text:span><text:span text:style-name="T86">9</text:span><text:span text:style-name="T34">-a ≠åen-e ba-te </text:span></text:p>
        <text:p text:style-name="P16"><text:span text:style-name="T34">≠</text:span><text:span text:style-name="T28">lugal</text:span><text:span text:style-name="T34"></text:span><text:span text:style-name="T28">-</text:span><text:span text:style-name="T11">Ñ</text:span><text:span text:style-name="T35">u</text:span><text:span text:style-name="T87">10</text:span><text:span text:style-name="T28"> hé-en-zu</text:span></text:p>
        <text:p text:style-name="P30"/>
        <text:p text:style-name="P16"><text:span text:style-name="T21">“My king gave me orders when the fifteenth day of the Ninazu Festival Month approached. On the first day of the </text:span><text:span text:style-name="T15">Swan-Eating Month</text:span><text:span text:style-name="T21"> my king sent </text:span><text:span text:style-name="T27">him</text:span><text:span text:style-name="T21"> [</text:span><text:span text:style-name="T26">(these)</text:span><text:span text:style-name="T21"> </text:span><text:span text:style-name="T27">messengers</text:span><text:span text:style-name="T21">]. </text:span><text:span text:style-name="T27">It is not yet the middle of the day</text:span><text:span text:style-name="T21"> and war is brewing. Now my king is informed (about all of this)!”</text:span></text:p>
        <text:p text:style-name="P4"/>
        <text:p text:style-name="P7">X7:</text:p>
        <text:p text:style-name="P1"><text:span text:style-name="T47">[iti u</text:span><text:span text:style-name="T91">5</text:span><text:span text:style-name="T47">]-≠bí</text:span><text:span text:style-name="T116">muåen</text:span><text:span text:style-name="T47">-gu</text:span><text:span text:style-name="T91">7</text:span><text:span text:style-name="T47"> u</text:span><text:span text:style-name="T95">4</text:span><text:span text:style-name="T46"></text:span><text:span text:style-name="T47"> diå-≠kam zal-la-àm</text:span><text:span text:style-name="T39"></text:span></text:p>
        <text:p text:style-name="P1"><text:span text:style-name="T47">[lugal</text:span><text:span text:style-name="T64">-</text:span><text:span text:style-name="T69">Ñ</text:span><text:span text:style-name="T49">u</text:span><text:span text:style-name="T93">10</text:span><text:span text:style-name="T47">] á-[åe mu-e-da-a-(a)-á</text:span><text:span text:style-name="T67">Ñ</text:span><text:span text:style-name="T47">]</text:span></text:p>
        <text:p text:style-name="P1"><text:span text:style-name="T47">[iti ezen]-</text:span><text:span text:style-name="T113">≠</text:span><text:span text:style-name="T116">d</text:span><text:span text:style-name="T112"></text:span><text:span text:style-name="T47">nin-a-zu ≠u</text:span><text:span text:style-name="T95">4</text:span><text:span text:style-name="T46"></text:span><text:span text:style-name="T47"> [x-kam-ma-àm]</text:span></text:p>
        <text:p text:style-name="P16"><text:span text:style-name="T35">[lú kaå</text:span><text:span text:style-name="T87">4</text:span><text:span text:style-name="T35">-e] ≠mu</text:span><text:span text:style-name="T34"></text:span><text:span text:style-name="T35">-åi-[in</text:span><text:span text:style-name="T110">?</text:span><text:span text:style-name="T35">-gi</text:span><text:span text:style-name="T87">4</text:span><text:span text:style-name="T35">-in]</text:span></text:p>
        <text:p text:style-name="P1"><text:span text:style-name="T47">[u</text:span><text:span text:style-name="T95">4</text:span><text:span text:style-name="T91"> </text:span><text:span text:style-name="T47">sa</text:span><text:span text:style-name="T91">9</text:span><text:span text:style-name="T47">-àm åen-e] ≠ba</text:span><text:span text:style-name="T46"></text:span><text:span text:style-name="T47"> -te lugal-≠</text:span><text:span text:style-name="T68">Ñ</text:span><text:span text:style-name="T48">u</text:span><text:span text:style-name="T92">10</text:span><text:span text:style-name="T46"></text:span><text:span text:style-name="T47"> hé-en-zu]</text:span></text:p>
        <text:p text:style-name="P27"/>
        <text:p text:style-name="P16"><text:span text:style-name="T15">“My king, you gave me orders the evening of the first day of the Swan-Eating Month. I am sending you this messenger the evening of the x-th day of the </text:span><text:span text:style-name="T21">Ninazu Festival</text:span><text:span text:style-name="T15">. Now it is midday, and war is brewing. Now my king is informed (about all of this)!” </text:span></text:p>
        <text:p text:style-name="P7"/>
        <text:p text:style-name="P4">Colophon A (X8)</text:p>
        <text:p text:style-name="P7"/>
        <text:p text:style-name="P7"><text:soft-page-break/></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pitch="variable" style:font-charset="x-symbol"/>
    <style:font-face style:name="Tahoma2" svg:font-family="Tahoma"/>
    <style:font-face style:name="assyrian dictionary" svg:font-family="'assyrian dictionary', Geneva" style:font-family-generic="roman"/>
    <style:font-face style:name="AssyrianDictionary" svg:font-family="AssyrianDictionary" style:font-pitch="variable"/>
    <style:font-face style:name="Courier CE" svg:font-family="'Courier CE'" style:font-pitch="variable"/>
    <style:font-face style:name="Courier New" svg:font-family="'Courier New'" style:font-pitch="variable"/>
    <style:font-face style:name="Georgia" svg:font-family="Georgia"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Text_20_body" style:default-outline-level="3" style:class="text">
      <style:paragraph-properties fo:margin-top="0.0693in" fo:margin-bottom="0.0693in"/>
      <style:text-properties fo:font-size="13.5pt" fo:font-weight="bold" style:font-size-asian="13.5pt" style:font-weight-asian="bold" style:font-size-complex="13.5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style:text-properties style:font-size-complex="12pt"/>
    </style:style>
    <style:style style:name="Heading_20_8" style:display-name="Heading 8" style:family="paragraph" style:parent-style-name="Standard" style:next-style-name="Standard" style:default-outline-level="8" style:class="text">
      <style:paragraph-properties fo:margin-top="0.1665in" fo:margin-bottom="0.0417in"/>
      <style:text-properties fo:font-style="italic"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text-properties style:font-name="Arial" fo:font-size="11pt" style:font-size-asian="11pt" style:font-name-complex="Arial" style:font-size-complex="11pt"/>
    </style:style>
    <style:style style:name="Plain_20_Text" style:display-name="Plain Text" style:family="paragraph" style:parent-style-name="Standard">
      <style:text-properties style:font-name="Courier New" fo:font-size="10pt" style:font-size-asian="10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Normal_20__28_Web_29_" style:display-name="Normal (Web)" style:family="paragraph" style:parent-style-name="Standard">
      <style:paragraph-properties fo:margin-top="0.0693in" fo:margin-bottom="0.0693in"/>
      <style:text-properties style:font-size-complex="12pt"/>
    </style:style>
    <style:style style:name="Footnote" style:family="paragraph" style:parent-style-name="Standard" style:class="extra">
      <style:text-properties fo:font-size="10pt" style:font-size-asian="10pt"/>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Closing" style:family="paragraph" style:parent-style-name="Standard">
      <style:paragraph-properties fo:margin-left="3in" fo:margin-right="0in" fo:text-indent="0in" style:auto-text-indent="false"/>
    </style:style>
    <style:style style:name="Comment_20_Text" style:display-name="Comment Text" style:family="paragraph" style:parent-style-name="Standard">
      <style:text-properties fo:font-size="10pt" style:font-size-asian="10pt"/>
    </style:style>
    <style:style style:name="Date" style:family="paragraph" style:parent-style-name="Standard" style:next-style-name="Standard"/>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mail_20_Signature" style:display-name="E-mail Signature" style:family="paragraph" style:parent-style-name="Standard"/>
    <style:style style:name="Endnote" style:family="paragraph" style:parent-style-name="Standard" style:class="extra">
      <style:text-properties fo:font-size="10pt" style:font-size-asian="10pt"/>
    </style:style>
    <style:style style:name="Addressee" style:family="paragraph" style:parent-style-name="Standard" style:class="extra">
      <style:paragraph-properties fo:margin-left="2in" fo:margin-right="0in" fo:text-indent="0in" style:auto-text-indent="false"/>
      <style:text-properties style:font-name="Arial" style:font-name-complex="Arial" style:font-size-complex="12pt"/>
    </style:style>
    <style:style style:name="Sender" style:family="paragraph" style:parent-style-name="Standard" style:class="extra">
      <style:text-properties style:font-name="Arial" fo:font-size="10pt" style:font-size-asian="10pt" style:font-name-complex="Arial"/>
    </style:style>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style>
    <style:style style:name="Index_20_1" style:display-name="Index 1" style:family="paragraph" style:parent-style-name="Standard" style:next-style-name="Standard" style:class="index">
      <style:paragraph-properties fo:margin-left="0.1665in" fo:margin-right="0in" fo:text-indent="-0.1665in" style:auto-text-indent="false"/>
    </style:style>
    <style:style style:name="Index_20_2" style:display-name="Index 2" style:family="paragraph" style:parent-style-name="Standard" style:next-style-name="Standard" style:class="index">
      <style:paragraph-properties fo:margin-left="0.3335in" fo:margin-right="0in" fo:text-indent="-0.1665in" style:auto-text-indent="false"/>
    </style:style>
    <style:style style:name="Index_20_3" style:display-name="Index 3" style:family="paragraph" style:parent-style-name="Standard" style:next-style-name="Standard" style:class="index">
      <style:paragraph-properties fo:margin-left="0.5in" fo:margin-right="0in" fo:text-indent="-0.1665in" style:auto-text-indent="false"/>
    </style:style>
    <style:style style:name="Index_20_4" style:display-name="Index 4" style:family="paragraph" style:parent-style-name="Standard" style:next-style-name="Standard">
      <style:paragraph-properties fo:margin-left="0.6665in" fo:margin-right="0in" fo:text-indent="-0.1665in" style:auto-text-indent="false"/>
    </style:style>
    <style:style style:name="Index_20_5" style:display-name="Index 5" style:family="paragraph" style:parent-style-name="Standard" style:next-style-name="Standard">
      <style:paragraph-properties fo:margin-left="0.8335in" fo:margin-right="0in" fo:text-indent="-0.1665in" style:auto-text-indent="false"/>
    </style:style>
    <style:style style:name="Index_20_6" style:display-name="Index 6" style:family="paragraph" style:parent-style-name="Standard" style:next-style-name="Standard">
      <style:paragraph-properties fo:margin-left="1in" fo:margin-right="0in" fo:text-indent="-0.1665in" style:auto-text-indent="false"/>
    </style:style>
    <style:style style:name="Index_20_7" style:display-name="Index 7" style:family="paragraph" style:parent-style-name="Standard" style:next-style-name="Standard">
      <style:paragraph-properties fo:margin-left="1.1665in" fo:margin-right="0in" fo:text-indent="-0.1665in" style:auto-text-indent="false"/>
    </style:style>
    <style:style style:name="Index_20_8" style:display-name="Index 8" style:family="paragraph" style:parent-style-name="Standard" style:next-style-name="Standard">
      <style:paragraph-properties fo:margin-left="1.3335in" fo:margin-right="0in" fo:text-indent="-0.1665in" style:auto-text-indent="false"/>
    </style:style>
    <style:style style:name="Index_20_9" style:display-name="Index 9" style:family="paragraph" style:parent-style-name="Standard" style:next-style-name="Standard">
      <style:paragraph-properties fo:margin-left="1.5in" fo:margin-right="0in" fo:text-indent="-0.1665in" style:auto-text-indent="false"/>
    </style:style>
    <style:style style:name="Index_20_Heading" style:display-name="Index Heading" style:family="paragraph" style:parent-style-name="Standard" style:next-style-name="Index_20_1" style:class="index">
      <style:text-properties style:font-name="Arial" fo:font-weight="bold" style:font-weight-asian="bold" style:font-name-complex="Arial" style:font-weight-complex="bold"/>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List_20_5" style:display-name="List 5" style:family="paragraph" style:parent-style-name="Standard" style:class="list">
      <style:paragraph-properties fo:margin-left="1.25in" fo:margin-right="0in" fo:text-indent="-0.25in" style:auto-text-indent="false"/>
    </style:style>
    <style:style style:name="List_20_Bullet" style:display-name="List Bullet" style:family="paragraph" style:parent-style-name="Standard" style:list-style-name="WW8Num10"/>
    <style:style style:name="List_20_Bullet_20_2" style:display-name="List Bullet 2" style:family="paragraph" style:parent-style-name="Standard" style:list-style-name="WW8Num8"/>
    <style:style style:name="List_20_Bullet_20_3" style:display-name="List Bullet 3" style:family="paragraph" style:parent-style-name="Standard" style:list-style-name="WW8Num7"/>
    <style:style style:name="List_20_Bullet_20_4" style:display-name="List Bullet 4" style:family="paragraph" style:parent-style-name="Standard" style:list-style-name="WW8Num6"/>
    <style:style style:name="List_20_Bullet_20_5" style:display-name="List Bullet 5" style:family="paragraph" style:parent-style-name="Standard" style:list-style-name="WW8Num5"/>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Continue_20_4" style:display-name="List Continue 4" style:family="paragraph" style:parent-style-name="Standard">
      <style:paragraph-properties fo:margin-left="1in" fo:margin-right="0in" fo:margin-top="0in" fo:margin-bottom="0.0835in" fo:text-indent="0in" style:auto-text-indent="false"/>
    </style:style>
    <style:style style:name="List_20_Continue_20_5" style:display-name="List Continue 5" style:family="paragraph" style:parent-style-name="Standard">
      <style:paragraph-properties fo:margin-left="1.25in" fo:margin-right="0in" fo:margin-top="0in" fo:margin-bottom="0.0835in" fo:text-indent="0in" style:auto-text-indent="false"/>
    </style:style>
    <style:style style:name="List_20_Number" style:display-name="List Number" style:family="paragraph" style:parent-style-name="Standard" style:list-style-name="WW8Num9"/>
    <style:style style:name="List_20_Number_20_2" style:display-name="List Number 2" style:family="paragraph" style:parent-style-name="Standard" style:list-style-name="WW8Num4"/>
    <style:style style:name="List_20_Number_20_3" style:display-name="List Number 3" style:family="paragraph" style:parent-style-name="Standard" style:list-style-name="WW8Num3"/>
    <style:style style:name="List_20_Number_20_4" style:display-name="List Number 4" style:family="paragraph" style:parent-style-name="Standard" style:list-style-name="WW8Num2"/>
    <style:style style:name="List_20_Number_20_5" style:display-name="List Number 5" style:family="paragraph" style:parent-style-name="Standard" style:list-style-name="WW8Num1"/>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Courier New" style:font-size-complex="10pt" style:language-complex="ar" style:country-complex="SA"/>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font-size-complex="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3in" fo:margin-right="0in" fo:text-indent="0in" style:auto-text-indent="false"/>
    </style:style>
    <style:style style:name="Subtitle" style:family="paragraph" style:parent-style-name="Standard" style:next-style-name="Text_20_body" style:class="chapter">
      <style:paragraph-properties fo:margin-top="0in" fo:margin-bottom="0.0417in" fo:text-align="center" style:justify-single-word="false"/>
      <style:text-properties style:font-name="Arial" style:font-name-complex="Arial" style:font-size-complex="12pt"/>
    </style:style>
    <style:style style:name="Table_20_of_20_Authorities" style:display-name="Table of Authorities" style:family="paragraph" style:parent-style-name="Standard" style:next-style-name="Standard">
      <style:paragraph-properties fo:margin-left="0.1665in" fo:margin-right="0in" fo:text-indent="-0.1665in" style:auto-text-indent="false"/>
    </style:style>
    <style:style style:name="Table_20_of_20_Figures" style:display-name="Table of Figures" style:family="paragraph" style:parent-style-name="Standard" style:next-style-name="Standard">
      <style:paragraph-properties fo:margin-left="0.3335in" fo:margin-right="0in" fo:text-indent="-0.3335in" style:auto-text-indent="false"/>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TOA_20_Heading" style:display-name="TOA Heading" style:family="paragraph" style:parent-style-name="Standard" style:next-style-name="Standard">
      <style:paragraph-properties fo:margin-top="0.0835in" fo:margin-bottom="0in"/>
      <style:text-properties style:font-name="Arial" fo:font-weight="bold" style:font-weight-asian="bold" style:font-name-complex="Arial" style:font-size-complex="12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WW-Default" style:family="paragraph">
      <style:paragraph-properties fo:orphans="0" fo:widows="0" style:text-autospace="none"/>
      <style:text-properties fo:color="#000000" style:font-name="Times New Roman" fo:font-size="12pt" fo:language="en" fo:country="US" style:font-name-asian="Arial" style:font-size-asian="12pt" style:font-name-complex="Times New Roman" style:font-size-complex="12pt" style:language-complex="ar" style:country-complex="SA"/>
    </style:style>
    <style:style style:name="CM1" style:family="paragraph" style:parent-style-name="WW-Default" style:next-style-name="WW-Default">
      <style:paragraph-properties fo:margin-top="0in" fo:margin-bottom="0.1252in"/>
      <style:text-properties fo:color="#000000"/>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Frame_20_contents" style:display-name="Frame contents" style:family="paragraph" style:parent-style-name="Text_20_body" style:class="extra"/>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4z0" style:family="text">
      <style:text-properties fo:font-weight="bold" style:font-weight-asian="bold"/>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akk" style:family="text" style:parent-style-name="Default_20_Paragraph_20_Font"/>
    <style:style style:name="proper" style:family="text" style:parent-style-name="Default_20_Paragraph_20_Font"/>
    <style:style style:name="transux" style:family="text" style:parent-style-name="Default_20_Paragraph_20_Font"/>
    <style:style style:name="Footnote_20_Symbol" style:display-name="Footnote Symbol" style:family="text" style:parent-style-name="Default_20_Paragraph_20_Font">
      <style:text-properties style:text-position="super 58%"/>
    </style:style>
    <style:style style:name="note" style:family="text" style:parent-style-name="Default_20_Paragraph_20_Font"/>
    <style:style style:name="Comment_20_Reference" style:display-name="Comment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text-properties fo:font-weight="bold" style:font-weight-asian="bold" style:font-weight-complex="bold"/>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text:start-value="7">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1" text:start-value="16">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text:start-value="7">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text:start-value="8">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in" fo:margin-right="0.25in" fo:text-indent="0in" style:auto-text-indent="false"/>
    </style:style>
    <style:page-layout style:name="Mpm1">
      <style:page-layout-properties fo:page-width="8.5in" fo:page-height="11in" style:num-format="1" style:print-orientation="portrait" fo:margin-top="0.5in" fo:margin-bottom="1in" fo:margin-left="0.9161in" fo:margin-right="0.916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bottom="0.461in" style:dynamic-spacing="true"/>
      </style:header-style>
      <style:footer-style/>
    </style:page-layout>
    <style:page-layout style:name="Mpm2">
      <style:page-layout-properties fo:page-width="8.5in" fo:page-height="11in" style:num-format="1" style:print-orientation="portrait" fo:margin-top="1in" fo:margin-bottom="1in" fo:margin-left="0.9161in" fo:margin-right="0.916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header>
        <text:p text:style-name="MP1"/>
      </style:head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Arad-mu to Òulgi 1 (3</dc:title>
    <meta:initial-creator>Piotr Michalowski</meta:initial-creator>
    <meta:creation-date>2009-08-06T18:34:00</meta:creation-date>
    <dc:creator>Piotr Michalowski</dc:creator>
    <dc:date>2009-11-26T10:33:00</dc:date>
    <meta:print-date>2009-09-10T10:25:00</meta:print-date>
    <meta:editing-cycles>108</meta:editing-cycles>
    <meta:editing-duration>PT08H01M00S</meta:editing-duration>
    <meta:document-statistic meta:table-count="0" meta:image-count="0" meta:object-count="0" meta:page-count="42" meta:paragraph-count="630" meta:word-count="10362" meta:character-count="48380"/>
    <meta:generator>OpenOffice.org/3.1$Unix OpenOffice.org_project/310m19$Build-9420</meta:generator>
  </office:meta>
</office:document-meta>
</file>